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2" style:family="paragraph" style:parent-style-name="Standard">
      <style:paragraph-properties fo:margin-top="0in" fo:margin-bottom="0in" style:contextual-spacing="false" fo:text-align="justify" style:justify-single-word="false"/>
      <style:text-properties style:font-name="Georgia" officeooo:rsid="009960f7" officeooo:paragraph-rsid="009960f7"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a9bde3" officeooo:paragraph-rsid="00a9bde3" style:font-name-asian="Georgia" style:font-name-complex="Georgia1"/>
    </style:style>
    <style:style style:name="P34" style:family="paragraph" style:parent-style-name="Standard">
      <style:paragraph-properties fo:margin-top="0in" fo:margin-bottom="0in" style:contextual-spacing="false" fo:text-align="justify" style:justify-single-word="false"/>
      <style:text-properties style:font-name="Georgia" officeooo:rsid="00a9bde3" officeooo:paragraph-rsid="00ab4e53" style:font-name-asian="Georgia" style:font-name-complex="Georgia1"/>
    </style:style>
    <style:style style:name="P35"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P36" style:family="paragraph" style:parent-style-name="Standard">
      <style:paragraph-properties fo:margin-top="0in" fo:margin-bottom="0in" style:contextual-spacing="false" fo:text-align="justify" style:justify-single-word="false"/>
      <style:text-properties style:font-name="Georgia" officeooo:rsid="00bab88f" officeooo:paragraph-rsid="00bab88f" style:font-name-asian="Georgia" style:font-name-complex="Georgia1"/>
    </style:style>
    <style:style style:name="P37" style:family="paragraph" style:parent-style-name="Standard">
      <style:paragraph-properties fo:margin-top="0in" fo:margin-bottom="0in" style:contextual-spacing="false" fo:text-align="justify" style:justify-single-word="false"/>
      <style:text-properties style:font-name="Georgia" officeooo:rsid="00cde824" officeooo:paragraph-rsid="00cde824" style:font-name-asian="Georgia" style:font-name-complex="Georgia1"/>
    </style:style>
    <style:style style:name="P38" style:family="paragraph" style:parent-style-name="Standard">
      <style:paragraph-properties fo:margin-top="0in" fo:margin-bottom="0in" style:contextual-spacing="false" fo:text-align="justify" style:justify-single-word="false"/>
      <style:text-properties style:font-name="Georgia" officeooo:rsid="00cde824" officeooo:paragraph-rsid="00da309c" style:font-name-asian="Georgia" style:font-name-complex="Georgia1"/>
    </style:style>
    <style:style style:name="P39" style:family="paragraph" style:parent-style-name="Standard">
      <style:paragraph-properties fo:margin-top="0in" fo:margin-bottom="0in" style:contextual-spacing="false" fo:text-align="justify" style:justify-single-word="false"/>
      <style:text-properties style:font-name="Georgia" officeooo:rsid="00dbf4eb" officeooo:paragraph-rsid="00dbf4eb" style:font-name-asian="Georgia" style:font-name-complex="Georgia1"/>
    </style:style>
    <style:style style:name="P40" style:family="paragraph" style:parent-style-name="Standard">
      <style:paragraph-properties fo:margin-top="0in" fo:margin-bottom="0in" style:contextual-spacing="false" fo:text-align="justify" style:justify-single-word="false"/>
      <style:text-properties style:font-name="Georgia" officeooo:rsid="00efb129" officeooo:paragraph-rsid="00efb129" style:font-name-asian="Georgia" style:font-name-complex="Georgia1"/>
    </style:style>
    <style:style style:name="P41" style:family="paragraph" style:parent-style-name="Standard">
      <style:paragraph-properties fo:margin-top="0in" fo:margin-bottom="0in" style:contextual-spacing="false" fo:text-align="justify" style:justify-single-word="false"/>
      <style:text-properties style:font-name="Georgia" officeooo:rsid="00fb44c0" officeooo:paragraph-rsid="00fb44c0" style:font-name-asian="Georgia" style:font-name-complex="Georgia1"/>
    </style:style>
    <style:style style:name="P42" style:family="paragraph" style:parent-style-name="Standard">
      <style:paragraph-properties fo:margin-top="0in" fo:margin-bottom="0in" style:contextual-spacing="false" fo:text-align="justify" style:justify-single-word="false"/>
      <style:text-properties style:font-name="Georgia" officeooo:rsid="01074855" officeooo:paragraph-rsid="01074855" style:font-name-asian="Georgia" style:font-name-complex="Georgia1"/>
    </style:style>
    <style:style style:name="P43" style:family="paragraph" style:parent-style-name="Standard">
      <style:paragraph-properties fo:margin-top="0in" fo:margin-bottom="0in" style:contextual-spacing="false" fo:text-align="justify" style:justify-single-word="false"/>
      <style:text-properties style:font-name="Georgia" officeooo:rsid="0118e884" officeooo:paragraph-rsid="01074855" style:font-name-asian="Georgia" style:font-name-complex="Georgia1"/>
    </style:style>
    <style:style style:name="P44" style:family="paragraph" style:parent-style-name="Standard">
      <style:paragraph-properties fo:margin-top="0in" fo:margin-bottom="0in" style:contextual-spacing="false" fo:text-align="justify" style:justify-single-word="false"/>
      <style:text-properties style:font-name="Georgia" officeooo:rsid="0118e884" officeooo:paragraph-rsid="0118e884" style:font-name-asian="Georgia" style:font-name-complex="Georgia1"/>
    </style:style>
    <style:style style:name="P45" style:family="paragraph" style:parent-style-name="Standard">
      <style:paragraph-properties fo:margin-top="0in" fo:margin-bottom="0in" style:contextual-spacing="false" fo:text-align="justify" style:justify-single-word="false"/>
      <style:text-properties style:font-name="Georgia" officeooo:rsid="012aa5eb" officeooo:paragraph-rsid="012aa5eb" style:font-name-asian="Georgia" style:font-name-complex="Georgia1"/>
    </style:style>
    <style:style style:name="P46" style:family="paragraph" style:parent-style-name="Standard">
      <style:paragraph-properties fo:margin-top="0in" fo:margin-bottom="0in" style:contextual-spacing="false" fo:text-align="justify" style:justify-single-word="false"/>
      <style:text-properties style:font-name="Georgia" officeooo:rsid="013ac682" officeooo:paragraph-rsid="013ac682" style:font-name-asian="Georgia" style:font-name-complex="Georgia1"/>
    </style:style>
    <style:style style:name="P47" style:family="paragraph" style:parent-style-name="Standard">
      <style:paragraph-properties fo:margin-top="0in" fo:margin-bottom="0in" style:contextual-spacing="false" fo:text-align="justify" style:justify-single-word="false"/>
      <style:text-properties style:font-name="Georgia" officeooo:rsid="0149d656" officeooo:paragraph-rsid="0149d656" style:font-name-asian="Georgia" style:font-name-complex="Georgia1"/>
    </style:style>
    <style:style style:name="P48" style:family="paragraph" style:parent-style-name="Standard">
      <style:paragraph-properties fo:margin-top="0in" fo:margin-bottom="0in" style:contextual-spacing="false" fo:text-align="justify" style:justify-single-word="false"/>
      <style:text-properties style:font-name="Georgia" officeooo:rsid="014bcd9e" officeooo:paragraph-rsid="014bcd9e" style:font-name-asian="Georgia" style:font-name-complex="Georgia1"/>
    </style:style>
    <style:style style:name="P49" style:family="paragraph" style:parent-style-name="Standard">
      <style:paragraph-properties fo:margin-top="0in" fo:margin-bottom="0in" style:contextual-spacing="false" fo:text-align="justify" style:justify-single-word="false"/>
      <style:text-properties style:font-name="Georgia" officeooo:rsid="015405bf" officeooo:paragraph-rsid="015405bf" style:font-name-asian="Georgia" style:font-name-complex="Georgia1"/>
    </style:style>
    <style:style style:name="P50" style:family="paragraph" style:parent-style-name="Standard">
      <style:paragraph-properties fo:margin-top="0in" fo:margin-bottom="0in" style:contextual-spacing="false" fo:text-align="justify" style:justify-single-word="false"/>
      <style:text-properties style:font-name="Georgia" officeooo:rsid="0160ad2e" officeooo:paragraph-rsid="0160ad2e" style:font-name-asian="Georgia" style:font-name-complex="Georgia1"/>
    </style:style>
    <style:style style:name="P51" style:family="paragraph" style:parent-style-name="Standard">
      <style:paragraph-properties fo:margin-top="0in" fo:margin-bottom="0in" style:contextual-spacing="false" fo:text-align="justify" style:justify-single-word="false"/>
      <style:text-properties style:font-name="Georgia" officeooo:rsid="016e4c25" officeooo:paragraph-rsid="016e4c25" style:font-name-asian="Georgia" style:font-name-complex="Georgia1"/>
    </style:style>
    <style:style style:name="P52" style:family="paragraph" style:parent-style-name="Standard">
      <style:paragraph-properties fo:margin-top="0in" fo:margin-bottom="0in" style:contextual-spacing="false" fo:text-align="justify" style:justify-single-word="false"/>
      <style:text-properties style:font-name="Georgia" officeooo:rsid="017b3ffe" officeooo:paragraph-rsid="017b3ffe" style:font-name-asian="Georgia" style:font-name-complex="Georgia1"/>
    </style:style>
    <style:style style:name="P53" style:family="paragraph" style:parent-style-name="Standard">
      <style:paragraph-properties fo:margin-top="0in" fo:margin-bottom="0in" style:contextual-spacing="false" fo:text-align="justify" style:justify-single-word="false"/>
      <style:text-properties style:font-name="Georgia" officeooo:rsid="01856327" officeooo:paragraph-rsid="01856327" style:font-name-asian="Georgia" style:font-name-complex="Georgia1"/>
    </style:style>
    <style:style style:name="P54" style:family="paragraph" style:parent-style-name="Standard">
      <style:paragraph-properties fo:margin-top="0in" fo:margin-bottom="0in" style:contextual-spacing="false" fo:text-align="justify" style:justify-single-word="false"/>
      <style:text-properties style:font-name="Georgia" officeooo:rsid="01962b80" officeooo:paragraph-rsid="01962b80" style:font-name-asian="Georgia" style:font-name-complex="Georgia1"/>
    </style:style>
    <style:style style:name="P55" style:family="paragraph" style:parent-style-name="Standard">
      <style:paragraph-properties fo:margin-top="0in" fo:margin-bottom="0in" style:contextual-spacing="false" fo:text-align="justify" style:justify-single-word="false"/>
      <style:text-properties style:font-name="Georgia" officeooo:rsid="01962b80" officeooo:paragraph-rsid="019b1c48" style:font-name-asian="Georgia" style:font-name-complex="Georgia1"/>
    </style:style>
    <style:style style:name="P56" style:family="paragraph" style:parent-style-name="Standard">
      <style:paragraph-properties fo:margin-top="0in" fo:margin-bottom="0in" style:contextual-spacing="false" fo:text-align="justify" style:justify-single-word="false"/>
      <style:text-properties style:font-name="Georgia" officeooo:rsid="01962b80" officeooo:paragraph-rsid="019d9581" style:font-name-asian="Georgia" style:font-name-complex="Georgia1"/>
    </style:style>
    <style:style style:name="P57" style:family="paragraph" style:parent-style-name="Standard">
      <style:paragraph-properties fo:margin-top="0in" fo:margin-bottom="0in" style:contextual-spacing="false" fo:text-align="justify" style:justify-single-word="false"/>
      <style:text-properties style:font-name="Georgia" officeooo:rsid="01962b80" officeooo:paragraph-rsid="01ac0a22" style:font-name-asian="Georgia" style:font-name-complex="Georgia1"/>
    </style:style>
    <style:style style:name="P58" style:family="paragraph" style:parent-style-name="Standard">
      <style:paragraph-properties fo:margin-top="0in" fo:margin-bottom="0in" style:contextual-spacing="false" fo:text-align="justify" style:justify-single-word="false"/>
      <style:text-properties style:font-name="Georgia" officeooo:rsid="01ac0a22" officeooo:paragraph-rsid="01ac0a22" style:font-name-asian="Georgia" style:font-name-complex="Georgia1"/>
    </style:style>
    <style:style style:name="P59" style:family="paragraph" style:parent-style-name="Standard">
      <style:paragraph-properties fo:margin-top="0in" fo:margin-bottom="0in" style:contextual-spacing="false" fo:text-align="justify" style:justify-single-word="false"/>
      <style:text-properties style:font-name="Georgia" officeooo:rsid="01c8d9f1" officeooo:paragraph-rsid="01c8d9f1" style:font-name-asian="Georgia" style:font-name-complex="Georgia1"/>
    </style:style>
    <style:style style:name="P60" style:family="paragraph" style:parent-style-name="Standard">
      <style:paragraph-properties fo:margin-top="0in" fo:margin-bottom="0in" style:contextual-spacing="false" fo:text-align="justify" style:justify-single-word="false"/>
      <style:text-properties style:font-name="Georgia" officeooo:rsid="01c8d9f1" officeooo:paragraph-rsid="01d8a83a" style:font-name-asian="Georgia" style:font-name-complex="Georgia1"/>
    </style:style>
    <style:style style:name="P61" style:family="paragraph" style:parent-style-name="Standard">
      <style:paragraph-properties fo:margin-top="0in" fo:margin-bottom="0in" style:contextual-spacing="false" fo:text-align="justify" style:justify-single-word="false"/>
      <style:text-properties style:font-name="Georgia" officeooo:rsid="01d8a83a" officeooo:paragraph-rsid="01d8a83a" style:font-name-asian="Georgia" style:font-name-complex="Georgia1"/>
    </style:style>
    <style:style style:name="P62" style:family="paragraph" style:parent-style-name="Standard">
      <style:paragraph-properties fo:margin-top="0in" fo:margin-bottom="0in" style:contextual-spacing="false" fo:text-align="justify" style:justify-single-word="false"/>
      <style:text-properties style:font-name="Georgia" officeooo:rsid="01f9682e" officeooo:paragraph-rsid="01f9682e" style:font-name-asian="Georgia" style:font-name-complex="Georgia1"/>
    </style:style>
    <style:style style:name="P63" style:family="paragraph" style:parent-style-name="Standard">
      <style:paragraph-properties fo:margin-top="0in" fo:margin-bottom="0in" style:contextual-spacing="false" fo:text-align="justify" style:justify-single-word="false"/>
      <style:text-properties style:font-name="Georgia" officeooo:rsid="01fa4e69" officeooo:paragraph-rsid="01fa4e69" style:font-name-asian="Georgia" style:font-name-complex="Georgia1"/>
    </style:style>
    <style:style style:name="P64"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style:style style:name="T112" style:family="text">
      <style:text-properties officeooo:rsid="00910c3d"/>
    </style:style>
    <style:style style:name="T113" style:family="text">
      <style:text-properties officeooo:rsid="0091332e"/>
    </style:style>
    <style:style style:name="T114" style:family="text">
      <style:text-properties officeooo:rsid="0092dd93"/>
    </style:style>
    <style:style style:name="T115" style:family="text">
      <style:text-properties officeooo:rsid="009312dd"/>
    </style:style>
    <style:style style:name="T116" style:family="text">
      <style:text-properties officeooo:rsid="0093f177"/>
    </style:style>
    <style:style style:name="T117" style:family="text">
      <style:text-properties officeooo:rsid="0095cfb4"/>
    </style:style>
    <style:style style:name="T118" style:family="text">
      <style:text-properties officeooo:rsid="0097c376"/>
    </style:style>
    <style:style style:name="T119" style:family="text">
      <style:text-properties officeooo:rsid="0098042d"/>
    </style:style>
    <style:style style:name="T120" style:family="text">
      <style:text-properties officeooo:rsid="009960f7"/>
    </style:style>
    <style:style style:name="T121" style:family="text">
      <style:text-properties officeooo:rsid="009b47c9"/>
    </style:style>
    <style:style style:name="T122" style:family="text">
      <style:text-properties officeooo:rsid="009cb865"/>
    </style:style>
    <style:style style:name="T123" style:family="text">
      <style:text-properties officeooo:rsid="009e7a13"/>
    </style:style>
    <style:style style:name="T124" style:family="text">
      <style:text-properties officeooo:rsid="009eb3e6"/>
    </style:style>
    <style:style style:name="T125" style:family="text">
      <style:text-properties officeooo:rsid="00a062fc"/>
    </style:style>
    <style:style style:name="T126" style:family="text">
      <style:text-properties officeooo:rsid="00a1569b"/>
    </style:style>
    <style:style style:name="T127" style:family="text">
      <style:text-properties officeooo:rsid="00a3068b"/>
    </style:style>
    <style:style style:name="T128" style:family="text">
      <style:text-properties officeooo:rsid="00a33aa2"/>
    </style:style>
    <style:style style:name="T129" style:family="text">
      <style:text-properties officeooo:rsid="00a5368a"/>
    </style:style>
    <style:style style:name="T130" style:family="text">
      <style:text-properties officeooo:rsid="00a64633"/>
    </style:style>
    <style:style style:name="T131" style:family="text">
      <style:text-properties officeooo:rsid="00a647a7"/>
    </style:style>
    <style:style style:name="T132" style:family="text">
      <style:text-properties officeooo:rsid="00a834f2"/>
    </style:style>
    <style:style style:name="T133" style:family="text">
      <style:text-properties officeooo:rsid="00a99344"/>
    </style:style>
    <style:style style:name="T134" style:family="text">
      <style:text-properties officeooo:rsid="00a9bde3"/>
    </style:style>
    <style:style style:name="T135" style:family="text">
      <style:text-properties officeooo:rsid="00a9eb72"/>
    </style:style>
    <style:style style:name="T136" style:family="text">
      <style:text-properties officeooo:rsid="00aa11b7"/>
    </style:style>
    <style:style style:name="T137" style:family="text">
      <style:text-properties officeooo:rsid="00ab4e53"/>
    </style:style>
    <style:style style:name="T138" style:family="text">
      <style:text-properties officeooo:rsid="00ab9668"/>
    </style:style>
    <style:style style:name="T139" style:family="text">
      <style:text-properties officeooo:rsid="00ac9f73"/>
    </style:style>
    <style:style style:name="T140" style:family="text">
      <style:text-properties officeooo:rsid="00ad22c3"/>
    </style:style>
    <style:style style:name="T141" style:family="text">
      <style:text-properties officeooo:rsid="00aec7ed"/>
    </style:style>
    <style:style style:name="T142" style:family="text">
      <style:text-properties officeooo:rsid="00b05782"/>
    </style:style>
    <style:style style:name="T143" style:family="text">
      <style:text-properties officeooo:rsid="00b0f9f9"/>
    </style:style>
    <style:style style:name="T144" style:family="text">
      <style:text-properties officeooo:rsid="00b1267a"/>
    </style:style>
    <style:style style:name="T145" style:family="text">
      <style:text-properties officeooo:rsid="00b1d59c"/>
    </style:style>
    <style:style style:name="T146" style:family="text">
      <style:text-properties officeooo:rsid="00b34a74"/>
    </style:style>
    <style:style style:name="T147" style:family="text">
      <style:text-properties officeooo:rsid="00b40cc6"/>
    </style:style>
    <style:style style:name="T148" style:family="text">
      <style:text-properties officeooo:rsid="00b51baf"/>
    </style:style>
    <style:style style:name="T149" style:family="text">
      <style:text-properties officeooo:rsid="00b707c8"/>
    </style:style>
    <style:style style:name="T150" style:family="text">
      <style:text-properties officeooo:rsid="00b86f16"/>
    </style:style>
    <style:style style:name="T151" style:family="text">
      <style:text-properties officeooo:rsid="00b96f6c"/>
    </style:style>
    <style:style style:name="T152" style:family="text">
      <style:text-properties officeooo:rsid="00bab88f"/>
    </style:style>
    <style:style style:name="T153" style:family="text">
      <style:text-properties officeooo:rsid="00bc9aa8"/>
    </style:style>
    <style:style style:name="T154" style:family="text">
      <style:text-properties officeooo:rsid="00bd780b"/>
    </style:style>
    <style:style style:name="T155" style:family="text">
      <style:text-properties officeooo:rsid="00be0677"/>
    </style:style>
    <style:style style:name="T156" style:family="text">
      <style:text-properties officeooo:rsid="00bed4aa"/>
    </style:style>
    <style:style style:name="T157" style:family="text">
      <style:text-properties officeooo:rsid="00c09f86"/>
    </style:style>
    <style:style style:name="T158" style:family="text">
      <style:text-properties officeooo:rsid="00c1d516"/>
    </style:style>
    <style:style style:name="T159" style:family="text">
      <style:text-properties officeooo:rsid="00c26504"/>
    </style:style>
    <style:style style:name="T160" style:family="text">
      <style:text-properties officeooo:rsid="00c3b798"/>
    </style:style>
    <style:style style:name="T161" style:family="text">
      <style:text-properties officeooo:rsid="00c54150"/>
    </style:style>
    <style:style style:name="T162" style:family="text">
      <style:text-properties officeooo:rsid="00c597b4"/>
    </style:style>
    <style:style style:name="T163" style:family="text">
      <style:text-properties officeooo:rsid="00c5d051"/>
    </style:style>
    <style:style style:name="T164" style:family="text">
      <style:text-properties officeooo:rsid="00c777ef"/>
    </style:style>
    <style:style style:name="T165" style:family="text">
      <style:text-properties officeooo:rsid="00c8eebb"/>
    </style:style>
    <style:style style:name="T166" style:family="text">
      <style:text-properties officeooo:rsid="00c987c3"/>
    </style:style>
    <style:style style:name="T167" style:family="text">
      <style:text-properties officeooo:rsid="00c9da9d"/>
    </style:style>
    <style:style style:name="T168" style:family="text">
      <style:text-properties officeooo:rsid="00cbacee"/>
    </style:style>
    <style:style style:name="T169" style:family="text">
      <style:text-properties officeooo:rsid="00cd9729"/>
    </style:style>
    <style:style style:name="T170" style:family="text">
      <style:text-properties officeooo:rsid="00cde824"/>
    </style:style>
    <style:style style:name="T171" style:family="text">
      <style:text-properties officeooo:rsid="00cef89a"/>
    </style:style>
    <style:style style:name="T172" style:family="text">
      <style:text-properties officeooo:rsid="00d0c55b"/>
    </style:style>
    <style:style style:name="T173" style:family="text">
      <style:text-properties officeooo:rsid="00d114c2"/>
    </style:style>
    <style:style style:name="T174" style:family="text">
      <style:text-properties officeooo:rsid="00d4affd"/>
    </style:style>
    <style:style style:name="T175" style:family="text">
      <style:text-properties officeooo:rsid="00d5e053"/>
    </style:style>
    <style:style style:name="T176" style:family="text">
      <style:text-properties officeooo:rsid="00d6933f"/>
    </style:style>
    <style:style style:name="T177" style:family="text">
      <style:text-properties officeooo:rsid="00d6cc75"/>
    </style:style>
    <style:style style:name="T178" style:family="text">
      <style:text-properties officeooo:rsid="00d83351"/>
    </style:style>
    <style:style style:name="T179" style:family="text">
      <style:text-properties officeooo:rsid="00d9c090"/>
    </style:style>
    <style:style style:name="T180" style:family="text">
      <style:text-properties officeooo:rsid="00da309c"/>
    </style:style>
    <style:style style:name="T181" style:family="text">
      <style:text-properties officeooo:rsid="00db0986"/>
    </style:style>
    <style:style style:name="T182" style:family="text">
      <style:text-properties officeooo:rsid="00dbf4eb"/>
    </style:style>
    <style:style style:name="T183" style:family="text">
      <style:text-properties officeooo:rsid="00ddea1d"/>
    </style:style>
    <style:style style:name="T184" style:family="text">
      <style:text-properties officeooo:rsid="00df70b5"/>
    </style:style>
    <style:style style:name="T185" style:family="text">
      <style:text-properties officeooo:rsid="00e08151"/>
    </style:style>
    <style:style style:name="T186" style:family="text">
      <style:text-properties officeooo:rsid="00e0e931"/>
    </style:style>
    <style:style style:name="T187" style:family="text">
      <style:text-properties officeooo:rsid="00e3da0a"/>
    </style:style>
    <style:style style:name="T188" style:family="text">
      <style:text-properties officeooo:rsid="00e5b4f9"/>
    </style:style>
    <style:style style:name="T189" style:family="text">
      <style:text-properties officeooo:rsid="00e7a575"/>
    </style:style>
    <style:style style:name="T190" style:family="text">
      <style:text-properties officeooo:rsid="00e7edff"/>
    </style:style>
    <style:style style:name="T191" style:family="text">
      <style:text-properties officeooo:rsid="00e9c72d"/>
    </style:style>
    <style:style style:name="T192" style:family="text">
      <style:text-properties officeooo:rsid="00ea3d6a"/>
    </style:style>
    <style:style style:name="T193" style:family="text">
      <style:text-properties officeooo:rsid="00ea7642"/>
    </style:style>
    <style:style style:name="T194" style:family="text">
      <style:text-properties officeooo:rsid="00ec5d8d"/>
    </style:style>
    <style:style style:name="T195" style:family="text">
      <style:text-properties officeooo:rsid="00ee4b21"/>
    </style:style>
    <style:style style:name="T196" style:family="text">
      <style:text-properties officeooo:rsid="00efb129"/>
    </style:style>
    <style:style style:name="T197" style:family="text">
      <style:text-properties officeooo:rsid="00efbbf2"/>
    </style:style>
    <style:style style:name="T198" style:family="text">
      <style:text-properties officeooo:rsid="00f06df0"/>
    </style:style>
    <style:style style:name="T199" style:family="text">
      <style:text-properties officeooo:rsid="00f17ab9"/>
    </style:style>
    <style:style style:name="T200" style:family="text">
      <style:text-properties officeooo:rsid="00f307e7"/>
    </style:style>
    <style:style style:name="T201" style:family="text">
      <style:text-properties officeooo:rsid="00f48f59"/>
    </style:style>
    <style:style style:name="T202" style:family="text">
      <style:text-properties officeooo:rsid="00f64b63"/>
    </style:style>
    <style:style style:name="T203" style:family="text">
      <style:text-properties officeooo:rsid="00f7208c"/>
    </style:style>
    <style:style style:name="T204" style:family="text">
      <style:text-properties officeooo:rsid="00f7e451"/>
    </style:style>
    <style:style style:name="T205" style:family="text">
      <style:text-properties officeooo:rsid="00f8cbd6"/>
    </style:style>
    <style:style style:name="T206" style:family="text">
      <style:text-properties officeooo:rsid="00fa1c6e"/>
    </style:style>
    <style:style style:name="T207" style:family="text">
      <style:text-properties officeooo:rsid="00fa3cd5"/>
    </style:style>
    <style:style style:name="T208" style:family="text">
      <style:text-properties officeooo:rsid="00fa3d76"/>
    </style:style>
    <style:style style:name="T209" style:family="text">
      <style:text-properties officeooo:rsid="00fb44c0"/>
    </style:style>
    <style:style style:name="T210" style:family="text">
      <style:text-properties officeooo:rsid="00fba7cb"/>
    </style:style>
    <style:style style:name="T211" style:family="text">
      <style:text-properties officeooo:rsid="00fca6d4"/>
    </style:style>
    <style:style style:name="T212" style:family="text">
      <style:text-properties officeooo:rsid="00fcdfe2"/>
    </style:style>
    <style:style style:name="T213" style:family="text">
      <style:text-properties officeooo:rsid="00fea4e7"/>
    </style:style>
    <style:style style:name="T214" style:family="text">
      <style:text-properties officeooo:rsid="01005bfc"/>
    </style:style>
    <style:style style:name="T215" style:family="text">
      <style:text-properties officeooo:rsid="0100ebba"/>
    </style:style>
    <style:style style:name="T216" style:family="text">
      <style:text-properties officeooo:rsid="0101e957"/>
    </style:style>
    <style:style style:name="T217" style:family="text">
      <style:text-properties officeooo:rsid="01033224"/>
    </style:style>
    <style:style style:name="T218" style:family="text">
      <style:text-properties officeooo:rsid="010357ed"/>
    </style:style>
    <style:style style:name="T219" style:family="text">
      <style:text-properties officeooo:rsid="0104be72"/>
    </style:style>
    <style:style style:name="T220" style:family="text">
      <style:text-properties officeooo:rsid="0105a6bc"/>
    </style:style>
    <style:style style:name="T221" style:family="text">
      <style:text-properties officeooo:rsid="0106e90d"/>
    </style:style>
    <style:style style:name="T222" style:family="text">
      <style:text-properties officeooo:rsid="01074855"/>
    </style:style>
    <style:style style:name="T223" style:family="text">
      <style:text-properties officeooo:rsid="010860b2"/>
    </style:style>
    <style:style style:name="T224" style:family="text">
      <style:text-properties officeooo:rsid="01086771"/>
    </style:style>
    <style:style style:name="T225" style:family="text">
      <style:text-properties officeooo:rsid="0109d9c7"/>
    </style:style>
    <style:style style:name="T226" style:family="text">
      <style:text-properties officeooo:rsid="010b9946"/>
    </style:style>
    <style:style style:name="T227" style:family="text">
      <style:text-properties officeooo:rsid="010c4354"/>
    </style:style>
    <style:style style:name="T228" style:family="text">
      <style:text-properties officeooo:rsid="010dd2f2"/>
    </style:style>
    <style:style style:name="T229" style:family="text">
      <style:text-properties officeooo:rsid="010de5ee"/>
    </style:style>
    <style:style style:name="T230" style:family="text">
      <style:text-properties officeooo:rsid="010f7c9e"/>
    </style:style>
    <style:style style:name="T231" style:family="text">
      <style:text-properties officeooo:rsid="010f96a6"/>
    </style:style>
    <style:style style:name="T232" style:family="text">
      <style:text-properties officeooo:rsid="01103fef"/>
    </style:style>
    <style:style style:name="T233" style:family="text">
      <style:text-properties officeooo:rsid="0110875f"/>
    </style:style>
    <style:style style:name="T234" style:family="text">
      <style:text-properties officeooo:rsid="0113a22d"/>
    </style:style>
    <style:style style:name="T235" style:family="text">
      <style:text-properties officeooo:rsid="0113ea82"/>
    </style:style>
    <style:style style:name="T236" style:family="text">
      <style:text-properties officeooo:rsid="0114a9cf"/>
    </style:style>
    <style:style style:name="T237" style:family="text">
      <style:text-properties officeooo:rsid="0115250f"/>
    </style:style>
    <style:style style:name="T238" style:family="text">
      <style:text-properties officeooo:rsid="011640c7"/>
    </style:style>
    <style:style style:name="T239" style:family="text">
      <style:text-properties officeooo:rsid="01182fce"/>
    </style:style>
    <style:style style:name="T240" style:family="text">
      <style:text-properties officeooo:rsid="011a9a1b"/>
    </style:style>
    <style:style style:name="T241" style:family="text">
      <style:text-properties officeooo:rsid="011c1990"/>
    </style:style>
    <style:style style:name="T242" style:family="text">
      <style:text-properties officeooo:rsid="011c5772"/>
    </style:style>
    <style:style style:name="T243" style:family="text">
      <style:text-properties officeooo:rsid="011e5592"/>
    </style:style>
    <style:style style:name="T244" style:family="text">
      <style:text-properties officeooo:rsid="01200faf"/>
    </style:style>
    <style:style style:name="T245" style:family="text">
      <style:text-properties officeooo:rsid="0120d116"/>
    </style:style>
    <style:style style:name="T246" style:family="text">
      <style:text-properties officeooo:rsid="01228d61"/>
    </style:style>
    <style:style style:name="T247" style:family="text">
      <style:text-properties officeooo:rsid="0122fd54"/>
    </style:style>
    <style:style style:name="T248" style:family="text">
      <style:text-properties officeooo:rsid="0123961c"/>
    </style:style>
    <style:style style:name="T249" style:family="text">
      <style:text-properties officeooo:rsid="0125542d"/>
    </style:style>
    <style:style style:name="T250" style:family="text">
      <style:text-properties officeooo:rsid="012561cb"/>
    </style:style>
    <style:style style:name="T251" style:family="text">
      <style:text-properties officeooo:rsid="0125c92e"/>
    </style:style>
    <style:style style:name="T252" style:family="text">
      <style:text-properties officeooo:rsid="0126f13e"/>
    </style:style>
    <style:style style:name="T253" style:family="text">
      <style:text-properties officeooo:rsid="0127efa9"/>
    </style:style>
    <style:style style:name="T254" style:family="text">
      <style:text-properties officeooo:rsid="012895ca"/>
    </style:style>
    <style:style style:name="T255" style:family="text">
      <style:text-properties officeooo:rsid="012a16ac"/>
    </style:style>
    <style:style style:name="T256" style:family="text">
      <style:text-properties officeooo:rsid="012aa5eb"/>
    </style:style>
    <style:style style:name="T257" style:family="text">
      <style:text-properties officeooo:rsid="012beccb"/>
    </style:style>
    <style:style style:name="T258" style:family="text">
      <style:text-properties officeooo:rsid="012d1e92"/>
    </style:style>
    <style:style style:name="T259" style:family="text">
      <style:text-properties officeooo:rsid="012d42d3"/>
    </style:style>
    <style:style style:name="T260" style:family="text">
      <style:text-properties officeooo:rsid="012fa14a"/>
    </style:style>
    <style:style style:name="T261" style:family="text">
      <style:text-properties officeooo:rsid="01304ae2"/>
    </style:style>
    <style:style style:name="T262" style:family="text">
      <style:text-properties officeooo:rsid="0131a903"/>
    </style:style>
    <style:style style:name="T263" style:family="text">
      <style:text-properties officeooo:rsid="01334408"/>
    </style:style>
    <style:style style:name="T264" style:family="text">
      <style:text-properties officeooo:rsid="0134011d"/>
    </style:style>
    <style:style style:name="T265" style:family="text">
      <style:text-properties officeooo:rsid="0134b5a1"/>
    </style:style>
    <style:style style:name="T266" style:family="text">
      <style:text-properties officeooo:rsid="01355ac9"/>
    </style:style>
    <style:style style:name="T267" style:family="text">
      <style:text-properties officeooo:rsid="0135c1f5"/>
    </style:style>
    <style:style style:name="T268" style:family="text">
      <style:text-properties officeooo:rsid="0136538a"/>
    </style:style>
    <style:style style:name="T269" style:family="text">
      <style:text-properties officeooo:rsid="01371240"/>
    </style:style>
    <style:style style:name="T270" style:family="text">
      <style:text-properties officeooo:rsid="0138cc61"/>
    </style:style>
    <style:style style:name="T271" style:family="text">
      <style:text-properties officeooo:rsid="013953e3"/>
    </style:style>
    <style:style style:name="T272" style:family="text">
      <style:text-properties officeooo:rsid="013ac682"/>
    </style:style>
    <style:style style:name="T273" style:family="text">
      <style:text-properties officeooo:rsid="013c1276"/>
    </style:style>
    <style:style style:name="T274" style:family="text">
      <style:text-properties officeooo:rsid="013c978a"/>
    </style:style>
    <style:style style:name="T275" style:family="text">
      <style:text-properties officeooo:rsid="013dbc3f"/>
    </style:style>
    <style:style style:name="T276" style:family="text">
      <style:text-properties officeooo:rsid="013ee3ee"/>
    </style:style>
    <style:style style:name="T277" style:family="text">
      <style:text-properties officeooo:rsid="01402176"/>
    </style:style>
    <style:style style:name="T278" style:family="text">
      <style:text-properties officeooo:rsid="01405298"/>
    </style:style>
    <style:style style:name="T279" style:family="text">
      <style:text-properties officeooo:rsid="014185b1"/>
    </style:style>
    <style:style style:name="T280" style:family="text">
      <style:text-properties officeooo:rsid="0142fcca"/>
    </style:style>
    <style:style style:name="T281" style:family="text">
      <style:text-properties officeooo:rsid="0144ddcd"/>
    </style:style>
    <style:style style:name="T282" style:family="text">
      <style:text-properties officeooo:rsid="01469b55"/>
    </style:style>
    <style:style style:name="T283" style:family="text">
      <style:text-properties officeooo:rsid="0147dbe8"/>
    </style:style>
    <style:style style:name="T284" style:family="text">
      <style:text-properties officeooo:rsid="0149d656"/>
    </style:style>
    <style:style style:name="T285" style:family="text">
      <style:text-properties officeooo:rsid="014b22e9"/>
    </style:style>
    <style:style style:name="T286" style:family="text">
      <style:text-properties officeooo:rsid="014bcd9e"/>
    </style:style>
    <style:style style:name="T287" style:family="text">
      <style:text-properties officeooo:rsid="014c852e"/>
    </style:style>
    <style:style style:name="T288" style:family="text">
      <style:text-properties officeooo:rsid="014df5dc"/>
    </style:style>
    <style:style style:name="T289" style:family="text">
      <style:text-properties officeooo:rsid="014f9f64"/>
    </style:style>
    <style:style style:name="T290" style:family="text">
      <style:text-properties officeooo:rsid="01502a1d"/>
    </style:style>
    <style:style style:name="T291" style:family="text">
      <style:text-properties officeooo:rsid="01520c98"/>
    </style:style>
    <style:style style:name="T292" style:family="text">
      <style:text-properties officeooo:rsid="0152b2f4"/>
    </style:style>
    <style:style style:name="T293" style:family="text">
      <style:text-properties officeooo:rsid="01532afc"/>
    </style:style>
    <style:style style:name="T294" style:family="text">
      <style:text-properties officeooo:rsid="015405bf"/>
    </style:style>
    <style:style style:name="T295" style:family="text">
      <style:text-properties officeooo:rsid="0154094e"/>
    </style:style>
    <style:style style:name="T296" style:family="text">
      <style:text-properties officeooo:rsid="0154fefc"/>
    </style:style>
    <style:style style:name="T297" style:family="text">
      <style:text-properties officeooo:rsid="0155b0bc"/>
    </style:style>
    <style:style style:name="T298" style:family="text">
      <style:text-properties officeooo:rsid="0155d482"/>
    </style:style>
    <style:style style:name="T299" style:family="text">
      <style:text-properties officeooo:rsid="01563150"/>
    </style:style>
    <style:style style:name="T300" style:family="text">
      <style:text-properties officeooo:rsid="01582d18"/>
    </style:style>
    <style:style style:name="T301" style:family="text">
      <style:text-properties officeooo:rsid="0159b3c2"/>
    </style:style>
    <style:style style:name="T302" style:family="text">
      <style:text-properties officeooo:rsid="015b3d41"/>
    </style:style>
    <style:style style:name="T303" style:family="text">
      <style:text-properties officeooo:rsid="015cdbf7"/>
    </style:style>
    <style:style style:name="T304" style:family="text">
      <style:text-properties officeooo:rsid="015e5063"/>
    </style:style>
    <style:style style:name="T305" style:family="text">
      <style:text-properties officeooo:rsid="015fb456"/>
    </style:style>
    <style:style style:name="T306" style:family="text">
      <style:text-properties officeooo:rsid="0160ad2e"/>
    </style:style>
    <style:style style:name="T307" style:family="text">
      <style:text-properties officeooo:rsid="0160c191"/>
    </style:style>
    <style:style style:name="T308" style:family="text">
      <style:text-properties officeooo:rsid="0161ae04"/>
    </style:style>
    <style:style style:name="T309" style:family="text">
      <style:text-properties officeooo:rsid="0162c14f"/>
    </style:style>
    <style:style style:name="T310" style:family="text">
      <style:text-properties officeooo:rsid="0163b9a1"/>
    </style:style>
    <style:style style:name="T311" style:family="text">
      <style:text-properties officeooo:rsid="016400e4"/>
    </style:style>
    <style:style style:name="T312" style:family="text">
      <style:text-properties officeooo:rsid="0165136a"/>
    </style:style>
    <style:style style:name="T313" style:family="text">
      <style:text-properties officeooo:rsid="01655abd"/>
    </style:style>
    <style:style style:name="T314" style:family="text">
      <style:text-properties officeooo:rsid="0165ce7d"/>
    </style:style>
    <style:style style:name="T315" style:family="text">
      <style:text-properties officeooo:rsid="016779ea"/>
    </style:style>
    <style:style style:name="T316" style:family="text">
      <style:text-properties officeooo:rsid="01682def"/>
    </style:style>
    <style:style style:name="T317" style:family="text">
      <style:text-properties officeooo:rsid="0169c291"/>
    </style:style>
    <style:style style:name="T318" style:family="text">
      <style:text-properties officeooo:rsid="016ad3cf"/>
    </style:style>
    <style:style style:name="T319" style:family="text">
      <style:text-properties officeooo:rsid="016b3b03"/>
    </style:style>
    <style:style style:name="T320" style:family="text">
      <style:text-properties officeooo:rsid="016c0ad6"/>
    </style:style>
    <style:style style:name="T321" style:family="text">
      <style:text-properties officeooo:rsid="016d17cf"/>
    </style:style>
    <style:style style:name="T322" style:family="text">
      <style:text-properties officeooo:rsid="016e4c25"/>
    </style:style>
    <style:style style:name="T323" style:family="text">
      <style:text-properties officeooo:rsid="016f702b"/>
    </style:style>
    <style:style style:name="T324" style:family="text">
      <style:text-properties officeooo:rsid="0170c821"/>
    </style:style>
    <style:style style:name="T325" style:family="text">
      <style:text-properties officeooo:rsid="0170eede"/>
    </style:style>
    <style:style style:name="T326" style:family="text">
      <style:text-properties officeooo:rsid="0173231b"/>
    </style:style>
    <style:style style:name="T327" style:family="text">
      <style:text-properties officeooo:rsid="01744626"/>
    </style:style>
    <style:style style:name="T328" style:family="text">
      <style:text-properties officeooo:rsid="01746542"/>
    </style:style>
    <style:style style:name="T329" style:family="text">
      <style:text-properties officeooo:rsid="0175fd28"/>
    </style:style>
    <style:style style:name="T330" style:family="text">
      <style:text-properties officeooo:rsid="01771588"/>
    </style:style>
    <style:style style:name="T331" style:family="text">
      <style:text-properties officeooo:rsid="017912e8"/>
    </style:style>
    <style:style style:name="T332" style:family="text">
      <style:text-properties officeooo:rsid="0179d4e6"/>
    </style:style>
    <style:style style:name="T333" style:family="text">
      <style:text-properties officeooo:rsid="017b3ffe"/>
    </style:style>
    <style:style style:name="T334" style:family="text">
      <style:text-properties officeooo:rsid="017c0910"/>
    </style:style>
    <style:style style:name="T335" style:family="text">
      <style:text-properties officeooo:rsid="017d9c37"/>
    </style:style>
    <style:style style:name="T336" style:family="text">
      <style:text-properties officeooo:rsid="017dc63e"/>
    </style:style>
    <style:style style:name="T337" style:family="text">
      <style:text-properties officeooo:rsid="017fb328"/>
    </style:style>
    <style:style style:name="T338" style:family="text">
      <style:text-properties officeooo:rsid="018136ba"/>
    </style:style>
    <style:style style:name="T339" style:family="text">
      <style:text-properties officeooo:rsid="0182f714"/>
    </style:style>
    <style:style style:name="T340" style:family="text">
      <style:text-properties officeooo:rsid="0184178b"/>
    </style:style>
    <style:style style:name="T341" style:family="text">
      <style:text-properties officeooo:rsid="01856327"/>
    </style:style>
    <style:style style:name="T342" style:family="text">
      <style:text-properties officeooo:rsid="01856756"/>
    </style:style>
    <style:style style:name="T343" style:family="text">
      <style:text-properties officeooo:rsid="01859bde"/>
    </style:style>
    <style:style style:name="T344" style:family="text">
      <style:text-properties officeooo:rsid="0187818f"/>
    </style:style>
    <style:style style:name="T345" style:family="text">
      <style:text-properties officeooo:rsid="01892a93"/>
    </style:style>
    <style:style style:name="T346" style:family="text">
      <style:text-properties officeooo:rsid="018975aa"/>
    </style:style>
    <style:style style:name="T347" style:family="text">
      <style:text-properties officeooo:rsid="018a2cde"/>
    </style:style>
    <style:style style:name="T348" style:family="text">
      <style:text-properties officeooo:rsid="018bf6f6"/>
    </style:style>
    <style:style style:name="T349" style:family="text">
      <style:text-properties officeooo:rsid="018c8296"/>
    </style:style>
    <style:style style:name="T350" style:family="text">
      <style:text-properties officeooo:rsid="018e7f67"/>
    </style:style>
    <style:style style:name="T351" style:family="text">
      <style:text-properties officeooo:rsid="018fbac8"/>
    </style:style>
    <style:style style:name="T352" style:family="text">
      <style:text-properties officeooo:rsid="0191452e"/>
    </style:style>
    <style:style style:name="T353" style:family="text">
      <style:text-properties officeooo:rsid="019163d8"/>
    </style:style>
    <style:style style:name="T354" style:family="text">
      <style:text-properties officeooo:rsid="0193adfa"/>
    </style:style>
    <style:style style:name="T355" style:family="text">
      <style:text-properties officeooo:rsid="01949c9b"/>
    </style:style>
    <style:style style:name="T356" style:family="text">
      <style:text-properties officeooo:rsid="0197b50c"/>
    </style:style>
    <style:style style:name="T357" style:family="text">
      <style:text-properties officeooo:rsid="019811ce"/>
    </style:style>
    <style:style style:name="T358" style:family="text">
      <style:text-properties officeooo:rsid="01993f9c"/>
    </style:style>
    <style:style style:name="T359" style:family="text">
      <style:text-properties officeooo:rsid="01994658"/>
    </style:style>
    <style:style style:name="T360" style:family="text">
      <style:text-properties officeooo:rsid="0199b942"/>
    </style:style>
    <style:style style:name="T361" style:family="text">
      <style:text-properties officeooo:rsid="019b1c48"/>
    </style:style>
    <style:style style:name="T362" style:family="text">
      <style:text-properties officeooo:rsid="019b41df"/>
    </style:style>
    <style:style style:name="T363" style:family="text">
      <style:text-properties officeooo:rsid="019c8040"/>
    </style:style>
    <style:style style:name="T364" style:family="text">
      <style:text-properties officeooo:rsid="019d700a"/>
    </style:style>
    <style:style style:name="T365" style:family="text">
      <style:text-properties officeooo:rsid="019d9581"/>
    </style:style>
    <style:style style:name="T366" style:family="text">
      <style:text-properties officeooo:rsid="019fb54b"/>
    </style:style>
    <style:style style:name="T367" style:family="text">
      <style:text-properties officeooo:rsid="01a0bf24"/>
    </style:style>
    <style:style style:name="T368" style:family="text">
      <style:text-properties officeooo:rsid="01a0f94d"/>
    </style:style>
    <style:style style:name="T369" style:family="text">
      <style:text-properties officeooo:rsid="01a15d03"/>
    </style:style>
    <style:style style:name="T370" style:family="text">
      <style:text-properties officeooo:rsid="01a173ba"/>
    </style:style>
    <style:style style:name="T371" style:family="text">
      <style:text-properties officeooo:rsid="01a302f2"/>
    </style:style>
    <style:style style:name="T372" style:family="text">
      <style:text-properties officeooo:rsid="01a4b996"/>
    </style:style>
    <style:style style:name="T373" style:family="text">
      <style:text-properties officeooo:rsid="01a5fa98"/>
    </style:style>
    <style:style style:name="T374" style:family="text">
      <style:text-properties officeooo:rsid="01a6fde9"/>
    </style:style>
    <style:style style:name="T375" style:family="text">
      <style:text-properties officeooo:rsid="01a74885"/>
    </style:style>
    <style:style style:name="T376" style:family="text">
      <style:text-properties officeooo:rsid="01a86de5"/>
    </style:style>
    <style:style style:name="T377" style:family="text">
      <style:text-properties officeooo:rsid="01aa4a48"/>
    </style:style>
    <style:style style:name="T378" style:family="text">
      <style:text-properties officeooo:rsid="01aaae10"/>
    </style:style>
    <style:style style:name="T379" style:family="text">
      <style:text-properties officeooo:rsid="01ab87ad"/>
    </style:style>
    <style:style style:name="T380" style:family="text">
      <style:text-properties officeooo:rsid="01ac0a22"/>
    </style:style>
    <style:style style:name="T381" style:family="text">
      <style:text-properties officeooo:rsid="01adc14b"/>
    </style:style>
    <style:style style:name="T382" style:family="text">
      <style:text-properties officeooo:rsid="01ae3757"/>
    </style:style>
    <style:style style:name="T383" style:family="text">
      <style:text-properties officeooo:rsid="01af3320"/>
    </style:style>
    <style:style style:name="T384" style:family="text">
      <style:text-properties officeooo:rsid="01b13fb7"/>
    </style:style>
    <style:style style:name="T385" style:family="text">
      <style:text-properties officeooo:rsid="01b154bf"/>
    </style:style>
    <style:style style:name="T386" style:family="text">
      <style:text-properties officeooo:rsid="01b2b6e6"/>
    </style:style>
    <style:style style:name="T387" style:family="text">
      <style:text-properties officeooo:rsid="01b42c8e"/>
    </style:style>
    <style:style style:name="T388" style:family="text">
      <style:text-properties officeooo:rsid="01b6387c"/>
    </style:style>
    <style:style style:name="T389" style:family="text">
      <style:text-properties officeooo:rsid="01b6efd2"/>
    </style:style>
    <style:style style:name="T390" style:family="text">
      <style:text-properties officeooo:rsid="01b767e5"/>
    </style:style>
    <style:style style:name="T391" style:family="text">
      <style:text-properties officeooo:rsid="01b8c53b"/>
    </style:style>
    <style:style style:name="T392" style:family="text">
      <style:text-properties officeooo:rsid="01ba0c76"/>
    </style:style>
    <style:style style:name="T393" style:family="text">
      <style:text-properties officeooo:rsid="01bbd390"/>
    </style:style>
    <style:style style:name="T394" style:family="text">
      <style:text-properties officeooo:rsid="01bd2a0e"/>
    </style:style>
    <style:style style:name="T395" style:family="text">
      <style:text-properties officeooo:rsid="01bdef26"/>
    </style:style>
    <style:style style:name="T396" style:family="text">
      <style:text-properties officeooo:rsid="01c01eb4"/>
    </style:style>
    <style:style style:name="T397" style:family="text">
      <style:text-properties officeooo:rsid="01c04153"/>
    </style:style>
    <style:style style:name="T398" style:family="text">
      <style:text-properties officeooo:rsid="01c1e27e"/>
    </style:style>
    <style:style style:name="T399" style:family="text">
      <style:text-properties officeooo:rsid="01c35106"/>
    </style:style>
    <style:style style:name="T400" style:family="text">
      <style:text-properties officeooo:rsid="01c42610"/>
    </style:style>
    <style:style style:name="T401" style:family="text">
      <style:text-properties officeooo:rsid="01c4ff50"/>
    </style:style>
    <style:style style:name="T402" style:family="text">
      <style:text-properties officeooo:rsid="01c58b52"/>
    </style:style>
    <style:style style:name="T403" style:family="text">
      <style:text-properties officeooo:rsid="01c74b59"/>
    </style:style>
    <style:style style:name="T404" style:family="text">
      <style:text-properties officeooo:rsid="01c7805f"/>
    </style:style>
    <style:style style:name="T405" style:family="text">
      <style:text-properties officeooo:rsid="01c7f316"/>
    </style:style>
    <style:style style:name="T406" style:family="text">
      <style:text-properties officeooo:rsid="01c8d9f1"/>
    </style:style>
    <style:style style:name="T407" style:family="text">
      <style:text-properties officeooo:rsid="01c8e19e"/>
    </style:style>
    <style:style style:name="T408" style:family="text">
      <style:text-properties officeooo:rsid="01ca25b5"/>
    </style:style>
    <style:style style:name="T409" style:family="text">
      <style:text-properties officeooo:rsid="01cc1b6c"/>
    </style:style>
    <style:style style:name="T410" style:family="text">
      <style:text-properties officeooo:rsid="01cddaf0"/>
    </style:style>
    <style:style style:name="T411" style:family="text">
      <style:text-properties officeooo:rsid="01cde98f"/>
    </style:style>
    <style:style style:name="T412" style:family="text">
      <style:text-properties officeooo:rsid="01cf0a74"/>
    </style:style>
    <style:style style:name="T413" style:family="text">
      <style:text-properties officeooo:rsid="01d0ec03"/>
    </style:style>
    <style:style style:name="T414" style:family="text">
      <style:text-properties officeooo:rsid="01d2b235"/>
    </style:style>
    <style:style style:name="T415" style:family="text">
      <style:text-properties officeooo:rsid="01d423f1"/>
    </style:style>
    <style:style style:name="T416" style:family="text">
      <style:text-properties officeooo:rsid="01d4b551"/>
    </style:style>
    <style:style style:name="T417" style:family="text">
      <style:text-properties officeooo:rsid="01d50038"/>
    </style:style>
    <style:style style:name="T418" style:family="text">
      <style:text-properties officeooo:rsid="01d66c88"/>
    </style:style>
    <style:style style:name="T419" style:family="text">
      <style:text-properties officeooo:rsid="01d74819"/>
    </style:style>
    <style:style style:name="T420" style:family="text">
      <style:text-properties officeooo:rsid="01d8a83a"/>
    </style:style>
    <style:style style:name="T421" style:family="text">
      <style:text-properties officeooo:rsid="01d9e543"/>
    </style:style>
    <style:style style:name="T422" style:family="text">
      <style:text-properties officeooo:rsid="01da9870"/>
    </style:style>
    <style:style style:name="T423" style:family="text">
      <style:text-properties officeooo:rsid="01dc4ef1"/>
    </style:style>
    <style:style style:name="T424" style:family="text">
      <style:text-properties officeooo:rsid="01dd49f8"/>
    </style:style>
    <style:style style:name="T425" style:family="text">
      <style:text-properties officeooo:rsid="01ddbb27"/>
    </style:style>
    <style:style style:name="T426" style:family="text">
      <style:text-properties officeooo:rsid="01df3902"/>
    </style:style>
    <style:style style:name="T427" style:family="text">
      <style:text-properties officeooo:rsid="01e02c7c"/>
    </style:style>
    <style:style style:name="T428" style:family="text">
      <style:text-properties officeooo:rsid="01e11a71"/>
    </style:style>
    <style:style style:name="T429" style:family="text">
      <style:text-properties officeooo:rsid="01e26eab"/>
    </style:style>
    <style:style style:name="T430" style:family="text">
      <style:text-properties officeooo:rsid="01e3a1b7"/>
    </style:style>
    <style:style style:name="T431" style:family="text">
      <style:text-properties officeooo:rsid="01e4c6d5"/>
    </style:style>
    <style:style style:name="T432" style:family="text">
      <style:text-properties officeooo:rsid="01e5d74b"/>
    </style:style>
    <style:style style:name="T433" style:family="text">
      <style:text-properties officeooo:rsid="01e640af"/>
    </style:style>
    <style:style style:name="T434" style:family="text">
      <style:text-properties officeooo:rsid="01e7e159"/>
    </style:style>
    <style:style style:name="T435" style:family="text">
      <style:text-properties officeooo:rsid="01e907b8"/>
    </style:style>
    <style:style style:name="T436" style:family="text">
      <style:text-properties officeooo:rsid="01eac16d"/>
    </style:style>
    <style:style style:name="T437" style:family="text">
      <style:text-properties officeooo:rsid="01eb7875"/>
    </style:style>
    <style:style style:name="T438" style:family="text">
      <style:text-properties officeooo:rsid="01eb89e0"/>
    </style:style>
    <style:style style:name="T439" style:family="text">
      <style:text-properties officeooo:rsid="01ebfdd5"/>
    </style:style>
    <style:style style:name="T440" style:family="text">
      <style:text-properties officeooo:rsid="01edafa3"/>
    </style:style>
    <style:style style:name="T441" style:family="text">
      <style:text-properties officeooo:rsid="01ee1fe4"/>
    </style:style>
    <style:style style:name="T442" style:family="text">
      <style:text-properties officeooo:rsid="01ee9032"/>
    </style:style>
    <style:style style:name="T443" style:family="text">
      <style:text-properties officeooo:rsid="01efbb7d"/>
    </style:style>
    <style:style style:name="T444" style:family="text">
      <style:text-properties officeooo:rsid="01f14252"/>
    </style:style>
    <style:style style:name="T445" style:family="text">
      <style:text-properties officeooo:rsid="01f2c7fc"/>
    </style:style>
    <style:style style:name="T446" style:family="text">
      <style:text-properties officeooo:rsid="01f3a849"/>
    </style:style>
    <style:style style:name="T447" style:family="text">
      <style:text-properties officeooo:rsid="01f55651"/>
    </style:style>
    <style:style style:name="T448" style:family="text">
      <style:text-properties officeooo:rsid="01f57b5b"/>
    </style:style>
    <style:style style:name="T449" style:family="text">
      <style:text-properties officeooo:rsid="01f6be35"/>
    </style:style>
    <style:style style:name="T450" style:family="text">
      <style:text-properties officeooo:rsid="01f74261"/>
    </style:style>
    <style:style style:name="T451" style:family="text">
      <style:text-properties officeooo:rsid="01f78931"/>
    </style:style>
    <style:style style:name="T452" style:family="text">
      <style:text-properties officeooo:rsid="01f9682e"/>
    </style:style>
    <style:style style:name="T453" style:family="text">
      <style:text-properties officeooo:rsid="01fa4e69"/>
    </style:style>
    <style:style style:name="T454" style:family="text">
      <style:text-properties officeooo:rsid="01fc3d1d"/>
    </style:style>
    <style:style style:name="T455" style:family="text">
      <style:text-properties officeooo:rsid="01fd5c36"/>
    </style:style>
    <style:style style:name="T456" style:family="text">
      <style:text-properties officeooo:rsid="01fe907e"/>
    </style:style>
    <style:style style:name="T457" style:family="text">
      <style:text-properties officeooo:rsid="01fe951a"/>
    </style:style>
    <style:style style:name="T458" style:family="text">
      <style:text-properties officeooo:rsid="01ffc0f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Chapter One</text:p>
      <text:p text:style-name="P8"/>
      <text:p text:style-name="P8"><text:s text:c="5"/>Evening had come to the small, one stoplight, town of Overdone. The <text:span text:style-name="T289">saloons</text:span> were bright with patrons, their neon lights pulsing inviting visitors to come from all over. Inside the bar, games were being played. Poker, Blackjack, Solitaire. Whatever a fella could <text:span text:style-name="T427">want to play</text:span> they <text:span text:style-name="T428">had</text:span>.</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text:span><text:span text:style-name="T163">M</text:span><text:span text:style-name="T83">oon. The clouds in the sky turned a bright rosy peach color. </text:span><text:span text:style-name="T164">They were fake of course, but they were beautiful. An artificial dome had been placed over the moon to keep in oxygen. It also provided sunlight and a sky.</text:span><text:span text:style-name="T83">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text:span><text:soft-page-break/><text:span text:style-name="T85">drones. But this time around, one of the drones had a tracking device that it stung Jessica with.</text:span></text:p>
      <text:p text:style-name="P29"><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text:span><text:soft-page-break/><text:span text:style-name="T92">positions he enjoyed. Yeah things no one really should ever know.</text:span></text:p>
      <text:p text:style-name="P30"><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text:span><text:soft-page-break/><text:span text:style-name="T95">help serving the drinks. Do you have a whereabouts on them all evening?”</text:span></text:p>
      <text:p text:style-name="P30"><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oft-page-break/><text:s text:c="5"/><text:span text:style-name="T96">The waitress nodded. “Alright.” She took her hand off Calypso’s shoulder. “Just know I’m watching you two.”</text:span></text:p>
      <text:p text:style-name="P30"><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oft-page-break/><text:s text:c="5"/><text:span text:style-name="T99">Calypso shook her head. “Not if I get my man in the end it doesn’t.” She said. “Give it some thought. You know where I’ll be.” She finished her drink and got up and left.</text:span></text:p>
      <text:p text:style-name="P30"><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oft-page-break/><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
      <text:p text:style-name="P31">Chapter <text:span text:style-name="T102">Ten</text:span></text:p>
      <text:p text:style-name="P31"/>
      <text:p text:style-name="P31"><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1"><text:s text:c="5"/><text:span text:style-name="T103">The bartender whistled and a woman of the night came downstairs. She ushered Eugene away to her room where they would get down to business. Well business for her, pleasure for him.</text:span></text:p>
      <text:p text:style-name="P31"><text:s text:c="5"/><text:span text:style-name="T104">Calypso entered the bar and put her firearm in a locker. She walked up to the bartender. “The usual.” She said.</text:span></text:p>
      <text:p text:style-name="P31"><text:s text:c="5"/><text:span text:style-name="T104">The bartender nodded. “Scotch neat. Coming right up.”</text:span></text:p>
      <text:p text:style-name="P31"><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1"><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1"><text:s text:c="5"/>“<text:span text:style-name="T105">Barkeep, I don’t even know your name.” Calypso said. “Is that odd?”</text:span></text:p>
      <text:p text:style-name="P31"><text:s text:c="5"/><text:span text:style-name="T105">The bartender shook his head. “Most people don’t care. They come in and dump all their problems and </text:span><text:soft-page-break/><text:span text:style-name="T105">drama going on in their lives, they don’t care what my name is.” He smiled. “Besides wouldn’t you rather have another drink than worry about what my name is?”</text:span></text:p>
      <text:p text:style-name="P31"><text:s text:c="5"/><text:span text:style-name="T105">Calypso nodded. “Yep, that would sound good about now. Give me another, make it a double.” She said.</text:span></text:p>
      <text:p text:style-name="P31"><text:s text:c="5"/>“<text:span text:style-name="T105">Coming right up.” The bartender said.</text:span></text:p>
      <text:p text:style-name="P31"><text:s text:c="5"/><text:span text:style-name="T105">Upstairs, Eugene was having the best night of his life. The girl’s name was Rita and she was doing things he never would have thought were possible. It wasn’t everyday he came across such a lady.</text:span></text:p>
      <text:p text:style-name="P31"><text:s text:c="5"/>“<text:span text:style-name="T105">You would have liked Lucy.” Eugene said. “I bet you two would have gotten along really good.”</text:span></text:p>
      <text:p text:style-name="P31"><text:s text:c="5"/><text:span text:style-name="T105">The woman stopped performing on Eugene and looked at him. “Who’s Lucy?”</text:span></text:p>
      <text:p text:style-name="P31"><text:s text:c="5"/><text:span text:style-name="T105">Eugene looked at her. “Someone I lost.” He said. “I found her, she was dead.”</text:span></text:p>
      <text:p text:style-name="P31"><text:s text:c="5"/><text:span text:style-name="T105">The woman nodded, “Oh yes the dead girl. That was tragic.” She said. “</text:span><text:span text:style-name="T106">I think we’re done here.” She said getting dressed.</text:span></text:p>
      <text:p text:style-name="P31"><text:s text:c="5"/><text:span text:style-name="T106">Eugene got dressed as well and headed downstairs. He ran into Calypso, she was getting plastered.</text:span></text:p>
      <text:p text:style-name="P31"><text:s text:c="5"/>“<text:span text:style-name="T106">Boss, you okay there?” He asked.</text:span></text:p>
      <text:p text:style-name="P31"><text:s text:c="5"/><text:span text:style-name="T106">Calypso smiled. “Oh I’m better than okay, come have a drink with me.” She said.</text:span></text:p>
      <text:p text:style-name="P31"><text:s text:c="5"/><text:span text:style-name="T106">Eugene sat down next to Calypso and smiled. “Alright.” He said.</text:span></text:p>
      <text:p text:style-name="P31"><text:s text:c="5"/><text:span text:style-name="T106">The bartender looked at Eugene. “Have a good time?” He asked.</text:span></text:p>
      <text:p text:style-name="P31"><text:s text:c="5"/><text:span text:style-name="T106">Eugene nodded. “Yes sir, thanks for the tip.” He said.</text:span></text:p>
      <text:p text:style-name="P31"><text:s text:c="5"/><text:span text:style-name="T106">Calypso looked annoyed at the thought of her agent getting it on with some street urchin. But she </text:span><text:soft-page-break/><text:span text:style-name="T106">would let it pass. </text:span><text:span text:style-name="T107">They had decided to let the night be a night of fun after all.</text:span></text:p>
      <text:p text:style-name="P31"><text:s text:c="5"/>“<text:span text:style-name="T109">What’ll it be?” The bartender asked Eugene.</text:span></text:p>
      <text:p text:style-name="P31"><text:s text:c="5"/>“<text:span text:style-name="T108">Whiskey please.” Eugene looked at the bartender and smiled.</text:span></text:p>
      <text:p text:style-name="P31"><text:s text:c="5"/>“<text:span text:style-name="T108">Whiskey it is.” The bartender said.</text:span></text:p>
      <text:p text:style-name="P31"><text:s text:c="5"/>“<text:span text:style-name="T108">Find out anything of use?” Calypso asked.</text:span></text:p>
      <text:p text:style-name="P31"><text:s text:c="5"/><text:span text:style-name="T108">Eugene shook his head. “At the mere mention of her name, the session was over.” He said.</text:span></text:p>
      <text:p text:style-name="P31"><text:s text:c="5"/>“<text:span text:style-name="T110">That’s odd.” Calypso said. “I’ve been trying to get information out of the bartender but he’s been stiff lipped ever since I walked in here.”</text:span></text:p>
      <text:p text:style-name="P31"><text:s text:c="5"/>“<text:span text:style-name="T110">I can hear you, you know.” The bartender said. “You might want to speak a little louder, I don’t think the people on the other side of the saloon heard you though.”</text:span></text:p>
      <text:p text:style-name="P31"><text:s text:c="5"/><text:span text:style-name="T110">Calypso smiled. “Right. You can hear me. Good to know.” She said taking a sip of her drink.</text:span></text:p>
      <text:p text:style-name="P31"><text:s text:c="5"/><text:span text:style-name="T110">Eugene smiled at the bartender. “Do you get many law folk coming through town?”</text:span></text:p>
      <text:p text:style-name="P31"><text:s text:c="5"/><text:span text:style-name="T110">The bartender shook his head. “No sir, you two are my first this year.”</text:span></text:p>
      <text:p text:style-name="P31"><text:s text:c="5"/><text:span text:style-name="T111">Being August, that wasn’t much of anything. Eugene thought about it for a bit and then let it go.</text:span></text:p>
      <text:p text:style-name="P31"><text:s text:c="5"/>“<text:span text:style-name="T111">Look, I’m sorry you can’t find your guy.” The bartender said. “Does that mean you’ll be leaving our town soon?”</text:span></text:p>
      <text:p text:style-name="P31"><text:s text:c="5"/><text:span text:style-name="T111">Calypso smiled at the bartender. “I’m not sure.” She said. “There are still more avenues to explore. People to talk to. That sort of thing.”</text:span></text:p>
      <text:p text:style-name="P31"><text:s text:c="5"/><text:span text:style-name="T111">The bartender nodded. “Yeah but they won’t talk to lawmen such as yourself.” He said. “They don’t trust you.”</text:span></text:p>
      <text:p text:style-name="P31"><text:s text:c="5"/><text:span text:style-name="T111">Eugene nodded. “Makes sense.” He said.</text:span></text:p>
      <text:p text:style-name="P31"><text:soft-page-break/><text:s text:c="5"/><text:span text:style-name="T112">Calypso looked to the bartender and nodded. “Can you make an AMF?”</text:span></text:p>
      <text:p text:style-name="P31"><text:s text:c="5"/><text:span text:style-name="T112">The bartender nodded. “I can but it would be out of context for this saloon. I’ll make an exception for your case.”</text:span></text:p>
      <text:p text:style-name="P31"><text:s text:c="5"/><text:span text:style-name="T112">A moment later he came back with a blue drink.</text:span></text:p>
      <text:p text:style-name="P31"><text:s text:c="5"/><text:span text:style-name="T113">Calypso started drinking the blue liquid and smiled. “That’s exactly what I needed.”</text:span></text:p>
      <text:p text:style-name="P31"><text:s text:c="5"/><text:span text:style-name="T114">As she continued to drink her drink, Eugene nodded to the bartender. “Think we can talk to some people around here?”</text:span></text:p>
      <text:p text:style-name="P31"><text:s text:c="5"/><text:span text:style-name="T114">The bartender shook his head. “You can try, but I doubt it will do anything.”</text:span></text:p>
      <text:p text:style-name="P31"><text:s text:c="5"/><text:span text:style-name="T115">Eugene walked around the room and talked to various people he saw. It was refreshing to talk to people without them running away. He wondered why they were being so nice.</text:span></text:p>
      <text:p text:style-name="P31"><text:s text:c="5"/><text:span text:style-name="T115">Walking up to a couple, he sat down across from them at the table.</text:span></text:p>
      <text:p text:style-name="P31"><text:s text:c="5"/>“<text:span text:style-name="T116">Evening.” Eugene said.</text:span></text:p>
      <text:p text:style-name="P31"><text:s text:c="5"/><text:span text:style-name="T117">The man looked to his wife and then back to Eugene. “Evening lawman, what brings you to our table?”</text:span></text:p>
      <text:p text:style-name="P31"><text:s text:c="5"/><text:span text:style-name="T117">Eugene nodded. “What indeed.” He said. “You know there was a girl murdered here.”</text:span></text:p>
      <text:p text:style-name="P31"><text:s text:c="5"/><text:span text:style-name="T117">The couple nodded in affirmation. “Yes we know that, the whole town knows that.”</text:span></text:p>
      <text:p text:style-name="P31"><text:s text:c="5"/><text:span text:style-name="T117">Eugene sighed. “I’d been looking for her for a while now. When I found out she was dead, well I couldn’t deal with the loss.” He put his hand on his head.</text:span></text:p>
      <text:p text:style-name="P31"><text:s text:c="5"/><text:span text:style-name="T117">The man nodded. “We knew her.” He said. “Lucy was a good friend of ours.”</text:span></text:p>
      <text:p text:style-name="P31"><text:s text:c="5"/><text:span text:style-name="T117">Eugene smiled. “So you know how important it is to catch her killer it is.”</text:span></text:p>
      <text:p text:style-name="P31"><text:soft-page-break/><text:s text:c="5"/><text:span text:style-name="T117">The man nodded. His wife looked to Eugene sorrowfully. “If there’s anything we can do to help.” She said. “Please let us know. Lucy was like a sister to us.”</text:span></text:p>
      <text:p text:style-name="P31"><text:s text:c="5"/><text:span text:style-name="T118">Eugene nodded. “I just need to find out who killed her is all.” He said. “Her parents are worried sick about her.”</text:span></text:p>
      <text:p text:style-name="P31"><text:s text:c="5"/>“<text:span text:style-name="T119">Have you talked with Anne yet?” The woman asked, she pointed upstairs.</text:span></text:p>
      <text:p text:style-name="P31"><text:s text:c="5"/>“<text:span text:style-name="T119">Anne.” Eugene said. “No I haven’t, I’ll try there next. Thank you ma’am.” He said standing up from the table.</text:span></text:p>
      <text:p text:style-name="P31"><text:s text:c="5"/><text:span text:style-name="T119">Walking back to the bartender, Eugene looked at Calypso she was still having the night of her life.</text:span></text:p>
      <text:p text:style-name="P31"><text:s text:c="5"/>“<text:span text:style-name="T119">I’d like to arrange a meeting with Anne.” Eugene looked upstairs. “I think she’ll have some answers I need.”</text:span></text:p>
      <text:p text:style-name="P31"><text:s text:c="5"/><text:span text:style-name="T119">The bartender nodded. “Alright. But it’ll cost you twice what I usually charge. No need in hassling my employees.”</text:span></text:p>
      <text:p text:style-name="P31"><text:s text:c="5"/>“<text:span text:style-name="T119">Agreed.” Eugene said. Pulling out a coin purse, he deposited money on the counter. “Is that enough?”</text:span></text:p>
      <text:p text:style-name="P31"><text:s text:c="5"/><text:span text:style-name="T119">The bartender nodded. “Yes that’s enough. </text:span><text:span text:style-name="T120">Go on, room number three. She shouldn’t have a client.”</text:span></text:p>
      <text:p text:style-name="P31"><text:s text:c="5"/><text:span text:style-name="T120">Eugene nodded. “Thank you.”</text:span></text:p>
      <text:p text:style-name="P31"/>
      <text:p text:style-name="P32">Chapter Eleven</text:p>
      <text:p text:style-name="P32"/>
      <text:p text:style-name="P32"><text:s text:c="5"/>Walking upstairs, Eugene wondered if Calypso would be alright. She was a big girl and could take care of herself but he just wasn’t sure if she could handle all the booze she was drinking. He’d have to talk to her about that later.</text:p>
      <text:p text:style-name="P32"><text:s text:c="5"/>Knocking on room number three, Eugene entered. The lights were out.</text:p>
      <text:p text:style-name="P32"><text:soft-page-break/><text:s text:c="5"/>“Hello.” A woman’s voice came from the bed. “I’ve been expecting you lawman.”</text:p>
      <text:p text:style-name="P32"><text:s text:c="5"/>Eugene smiled at the thought. At least she knew why he was there. <text:span text:style-name="T121">It didn’t happen often in his line of work, not at all. It was a nice change of pace.</text:span></text:p>
      <text:p text:style-name="P32"><text:s text:c="5"/>“<text:span text:style-name="T121">You know about Lucy.” Eugene said. “That she’s dead?”</text:span></text:p>
      <text:p text:style-name="P32"><text:s text:c="5"/><text:span text:style-name="T121">Anne nodded her head. “Yes, she was my sister. Poor girl, never thought she’d get in trouble and die like this.”</text:span></text:p>
      <text:p text:style-name="P32"><text:s text:c="5"/><text:span text:style-name="T122">Sitting on the bed, Eugene frowned. “Trouble? What kind of trouble did she get into?”</text:span></text:p>
      <text:p text:style-name="P32"><text:s text:c="5"/><text:span text:style-name="T122">Anne sighed. “Gambling debts mostly.” She said. “She was a terrible gambler, always got in trouble with money.”</text:span></text:p>
      <text:p text:style-name="P32"><text:s text:c="5"/><text:span text:style-name="T123">Eugene felt a hand on his chest. “You don’t have that problem do you lawman?” He felt Anne unbuttoning his shirt one button at a time. He breathed in slowly and then exhaled. As she rubbed his chest, he could feel his heart beating loudly.</text:span></text:p>
      <text:p text:style-name="P32"><text:s text:c="5"/><text:span text:style-name="T123">Anne kissed Eugene’s back as she removed his shirt. “How’d you lose the arm?”</text:span></text:p>
      <text:p text:style-name="P32"><text:s text:c="5"/><text:span text:style-name="T123">Eugene blushed. Not many people asked how he lost his arm, they’d rather stay clear of it altogether. He was thankful when they did so. But Anne was different, she wanted to know things about him. Things he wasn’t sure he wanted to give up.</text:span></text:p>
      <text:p text:style-name="P32"><text:s text:c="5"/>“<text:span text:style-name="T123">In combat.” Eugene said. “During the last war.”</text:span></text:p>
      <text:p text:style-name="P32"><text:s text:c="5"/><text:span text:style-name="T123">Anne kissed Eugene’s neck. It sent shivers down his spine. “Combat, oh dear.” She said.</text:span></text:p>
      <text:p text:style-name="P32"><text:s text:c="5"/>“<text:span text:style-name="T123">So about Lucy.” Eugene asked. “When was the last time you spoke to her?”</text:span></text:p>
      <text:p text:style-name="P32"><text:s text:c="5"/>“<text:span text:style-name="T124">The morning of her death.” Anne said. “It was a quick meeting, nothing too crazy about it. Just that she was leaving town. Lucy was afraid the law was </text:span><text:soft-page-break/><text:span text:style-name="T124">after her because she left the capitol without telling anyone. I guess she was right.”</text:span></text:p>
      <text:p text:style-name="P32"><text:s text:c="5"/><text:span text:style-name="T124">Eugene felt the soft lips and tongue on his neck. He moaned. “Yes.” He said his heart quickening. “We were after her for leaving the capitol without telling anyone. Her parents, your parents are worried about her.” He said.</text:span></text:p>
      <text:p text:style-name="P32"><text:s text:c="5"/>“<text:span text:style-name="T124">And what of me?” Anne asked rubbing Eugene’s shoulders. “What happens to me?”</text:span></text:p>
      <text:p text:style-name="P32"><text:s text:c="5"/><text:span text:style-name="T124">Eugene shrugged. “If you aren’t an accomplice in any of this and you didn’t do it, I’m sure nothing will happen to you at all.”</text:span></text:p>
      <text:p text:style-name="P32"><text:s text:c="5"/><text:span text:style-name="T124">Anne licked and nibbled at Eugene’s ear. “I see.” She said between nibbles. “Well since you have a body, why don’t you take it back to the capitol?”</text:span></text:p>
      <text:p text:style-name="P32"><text:s text:c="5"/>“<text:span text:style-name="T124">Because we have to find the killer.” Eugene said. “Can’t be bringing home a dead girl without her killer.”</text:span></text:p>
      <text:p text:style-name="P32"><text:s text:c="5"/><text:span text:style-name="T124">Anne sighed. “That’s true.” She said. “I hope you can find your killer.” She said. “This town is quite small, it shouldn’t be that difficult of a task.”</text:span></text:p>
      <text:p text:style-name="P32"><text:s text:c="5"/><text:span text:style-name="T124">Eugene stood up to leave, Anne pulled him back down on the bed and started to undo his pants. “Oh no you don’t. You paid for an hour with me, and an hour is what you’ll get.” She said.</text:span></text:p>
      <text:p text:style-name="P32"><text:s text:c="5"/><text:span text:style-name="T125">Downstairs, Calypso sat at the bar waiting for Eugene to get back from his escapade. She didn’t notice the man behind her.</text:span></text:p>
      <text:p text:style-name="P32"><text:s text:c="5"/>“<text:span text:style-name="T125">Can I buy you a drink?” He asked.</text:span></text:p>
      <text:p text:style-name="P32"><text:s text:c="5"/><text:span text:style-name="T125">Calypso looked behind her and shook her head. “No thank you, I have a drink.” She pointed to her empty glass.</text:span></text:p>
      <text:p text:style-name="P32"><text:s text:c="5"/><text:span text:style-name="T125">The man looked at the glass. “It’s empty!” He said. “You need a refill. Hey barkeep! We need a refill over here!”</text:span></text:p>
      <text:p text:style-name="P32"><text:soft-page-break/><text:s text:c="5"/><text:span text:style-name="T125">The bartender walked over to the man and Calypso. “Gosh Juan, haven’t you been bothering enough women this evening? I mean it’s one thing to bother the dancers but to bother my customers too? That’s just going too far.”</text:span></text:p>
      <text:p text:style-name="P32"><text:s text:c="5"/><text:span text:style-name="T125">Juan smiled at the bartender. “Okay Clyde, whatever you say.”</text:span></text:p>
      <text:p text:style-name="P32"><text:s text:c="5"/><text:span text:style-name="T125">The bartender wasn’t amused. “Nope name isn’t Clyde. Try again later.”</text:span></text:p>
      <text:p text:style-name="P32"><text:s text:c="5"/><text:span text:style-name="T125">Juan walked away with a whiskey in his hand he grabbed off the bar.</text:span></text:p>
      <text:p text:style-name="P32"><text:s text:c="5"/>“<text:span text:style-name="T126">Sorry about that.” The bartender said. “I have a rule if you can guess my name, you get free drinks for a month. So far no one has guessed it, and Juan there keeps racking up his tab.” He chuckled. “Guess that’s more information than you wanted to know huh?”</text:span></text:p>
      <text:p text:style-name="P32"><text:s text:c="5"/><text:span text:style-name="T126">Calypso smiled. “That’s okay.” She said. “I like information, it’s kinda what I’m known for getting information from people.”</text:span></text:p>
      <text:p text:style-name="P32"><text:s text:c="5"/><text:span text:style-name="T127">The bartender smiled at Calypso. “You know, if this were a different era and you weren’t a cop, we could be going places.”</text:span></text:p>
      <text:p text:style-name="P32"><text:s text:c="5"/><text:span text:style-name="T127">Calypso nodded. “Possibly yes, but I am a cop and this is that era. There’s nothing that can be done to stop or change it.”</text:span></text:p>
      <text:p text:style-name="P32"><text:s text:c="5"/><text:span text:style-name="T127">The bartender smiled. “I know, but maybe we could break the rules for one night? I mean your partner sure is.”</text:span></text:p>
      <text:p text:style-name="P32"><text:s text:c="5"/><text:span text:style-name="T127">Calypso nodded. “Thanks for the reminder. Which room is he in again?”</text:span></text:p>
      <text:p text:style-name="P32"><text:s text:c="5"/>“<text:span text:style-name="T127">Three.” The bartender sighed noting that he wouldn’t be getting lucky that night.</text:span></text:p>
      <text:p text:style-name="P32"><text:s text:c="5"/><text:span text:style-name="T127">Calypso walked upstairs to room number three. “Oh lover boy!” She called. “Time for you to come home now.”</text:span></text:p>
      <text:p text:style-name="P32"><text:soft-page-break/><text:s text:c="5"/><text:span text:style-name="T127">Eugene quickly got dressed leaving Anne alone naked in bed. “I’ll call you next time I’m up this way.” He said. Looking at Anne. He would try to make it back to this backwards town someday, it was a town one of a kind on the Moon of all places.</text:span></text:p>
      <text:p text:style-name="P32"><text:s text:c="5"/><text:span text:style-name="T127">Anne sighed. She knew it wouldn’t happen. He wasn’t about to come back to her. There was no reason for him to. Oh well, she thought, might as well keep the memories they did have and leave it at that.</text:span></text:p>
      <text:p text:style-name="P32"><text:s text:c="5"/><text:span text:style-name="T128">Eugene walked out of the room. Calypso took a quick peek inside. “Sorry miss.” She said. “But we have work to do.”</text:span></text:p>
      <text:p text:style-name="P32"><text:s text:c="5"/><text:span text:style-name="T128">Anne smiled and waved, </text:span><text:span text:style-name="T129">her leg was dangling off the bed and she was barely covered by a thin sheet</text:span><text:span text:style-name="T128">. “Yes I know, good luck!”</text:span></text:p>
      <text:p text:style-name="P32"><text:s text:c="5"/><text:span text:style-name="T130">Calypso shut the door. “Wow, good for you Eugene.” She said.</text:span></text:p>
      <text:p text:style-name="P32"><text:s text:c="5"/><text:span text:style-name="T130">Eugene rolled his eyes. He wasn’t about to get into this conversation. There was no need for such a conversation to happen. He didn’t want it, but he knew it would be coming. Eugene sighed. Oh how he longed to find the killer and get out of dodge.</text:span></text:p>
      <text:p text:style-name="P32"><text:s text:c="5"/>“<text:span text:style-name="T131">What did you find out?” Calypso asked.</text:span></text:p>
      <text:p text:style-name="P32"><text:s text:c="5"/><text:span text:style-name="T131">Eugene smiled. “That was Anne, Lucy’s sister. She’s worried about her parents blaming her for killing her sister.”</text:span></text:p>
      <text:p text:style-name="P32"><text:s text:c="5"/>“<text:span text:style-name="T131">She said that?” Calypso asked.</text:span></text:p>
      <text:p text:style-name="P32"><text:s text:c="5"/>“<text:span text:style-name="T131">Not in so many words no, but I can read between the lines.” Eugene replied. “</text:span><text:span text:style-name="T132">She was an easy read too.”</text:span></text:p>
      <text:p text:style-name="P32"><text:s text:c="5"/><text:span text:style-name="T132">Calypso rubbed some lipstick off of Eugene’s face. “She was an easy something, that’s for sure.”</text:span></text:p>
      <text:p text:style-name="P32"><text:s text:c="5"/><text:span text:style-name="T132">Eugene blushed. “Come on boss, that’s not fair. You told me to relax and find out information if I could. I did both.”</text:span></text:p>
      <text:p text:style-name="P32"><text:soft-page-break/><text:s text:c="5"/>“<text:span text:style-name="T132">Relax Eugene,” Calypso said. “I’m not writing this in my official report. I was a bit tipsy if you don’t recall.” </text:span><text:span text:style-name="T133">In fact she was still tipsy, on the verge of being drunk actually.</text:span></text:p>
      <text:p text:style-name="P32"><text:s text:c="5"/>“<text:span text:style-name="T134">Good job on finding out information.” Calypso said. “I got nothing from the bartender, not even his name.”</text:span></text:p>
      <text:p text:style-name="P32"><text:s text:c="5"/><text:span text:style-name="T134">Eugene nodded. “Yeah he’s a tough nut to crack.” He said.</text:span></text:p>
      <text:p text:style-name="P32"><text:s text:c="5"/><text:span text:style-name="T134">Walking out of the saloon, Calypso looked at Eugene. “Where shall we go next?”</text:span></text:p>
      <text:p text:style-name="P32"><text:s text:c="5"/><text:span text:style-name="T134">Eugene smiled. “I’m going to bed. Which is where I suggest you go. We don’t have much sun coming since we’re on the dark side of the Moon. When that sun does come up, I want to hit the ground running.”</text:span></text:p>
      <text:p text:style-name="P32"><text:s text:c="5"/><text:span text:style-name="T134">Calypso nodded. “Good idea.” She said.</text:span></text:p>
      <text:p text:style-name="P32"><text:s text:c="5"/><text:span text:style-name="T134">So they went back to their hotel room and laid down for a nap. The sun would be coming up in a few hours and they would be fresh and ready to go.</text:span></text:p>
      <text:p text:style-name="P32"/>
      <text:p text:style-name="P33">Chapter Twelve</text:p>
      <text:p text:style-name="P33"/>
      <text:p text:style-name="P33"><text:s text:c="5"/><text:span text:style-name="T135">Waking up, Eugene roused Calypso. They got ready for the day and walked out of the hotel somewhat sober. Calypso felt the need to drink a strong cup of coffee in order to wake her up and hopefully sober her up.</text:span></text:p>
      <text:p text:style-name="P33"><text:s text:c="5"/><text:span text:style-name="T135">Eugene didn’t want coffee, he wanted to keep looking for Lucy’s killer. </text:span><text:span text:style-name="T136">But he knew he needed his partner sharp and ready for anything. So he allowed her to drink her coffee in peace.</text:span></text:p>
      <text:p text:style-name="P33"><text:s text:c="5"/><text:span text:style-name="T137">Once she was ready, Eugene and Calypso walked to the local barber. Stepping inside his shop, Eugene began the questioning.</text:span></text:p>
      <text:p text:style-name="P33"><text:soft-page-break/><text:s text:c="5"/>“<text:span text:style-name="T137">Hello sir, your shop is right across the way of where the young lady was murdered. Did you see or hear anything?”</text:span></text:p>
      <text:p text:style-name="P33"><text:s text:c="5"/><text:span text:style-name="T137">The barber looked at Eugene and then to Calypso. “Either of you want a haircut?” He asked.</text:span></text:p>
      <text:p text:style-name="P34"><text:s text:c="5"/><text:span text:style-name="T137">The shop was simple. A wood floor which the barber kept nice and clean of hair and other debris. Behind the barber was a mirror in which the customer could see themselves and the progress being made on their hair.</text:span></text:p>
      <text:p text:style-name="P34"><text:s text:c="5"/><text:span text:style-name="T137">Calypso frowned. “No, I’m good. But I think Eugene here could use a trim.”</text:span></text:p>
      <text:p text:style-name="P34"><text:s text:c="5"/><text:span text:style-name="T137">Eugene sat down in the barber chair and smiled. “Just a little off the top.” He said.</text:span></text:p>
      <text:p text:style-name="P34"><text:s text:c="5"/><text:span text:style-name="T137">The barber nodded. “Okay. You’ve got it.” He went to work.</text:span></text:p>
      <text:p text:style-name="P34"><text:s text:c="5"/>“<text:span text:style-name="T137">Now you were saying something about a girl being killed.” The barber said. “I did hear a scream but by the time I got out there, the killer was gone. I tried my best to stop the bleeding, but her wounds were so immense that I couldn’t do anything about it.”</text:span></text:p>
      <text:p text:style-name="P34"><text:s text:c="5"/><text:span text:style-name="T137">Eugene looked to Calypso. It was her turn to ask some questions. “Did you see a figure fleeing the scene?” She asked.</text:span></text:p>
      <text:p text:style-name="P34"><text:s text:c="5"/><text:span text:style-name="T137">The barber shook his head. “No ma’am.” He said. “Like I said they were long gone by the time I made it to the body.” He paused. “Do you want a shave as well?”</text:span></text:p>
      <text:p text:style-name="P34"><text:s text:c="5"/><text:span text:style-name="T137">Eugene nodded his head. “Yes please.”</text:span></text:p>
      <text:p text:style-name="P34"><text:s text:c="5"/><text:span text:style-name="T137">A half hour later, Eugene had a new haircut and was clean shaven. It only costed him forty dollars plus a tip. He felt like he had been robbed.</text:span></text:p>
      <text:p text:style-name="P34"><text:s text:c="5"/>“<text:span text:style-name="T138">Well that led to a dead end.” Eugene said.</text:span></text:p>
      <text:p text:style-name="P34"><text:soft-page-break/><text:s text:c="5"/><text:span text:style-name="T138">Calypso shook her head. “No I don’t think so. When you came across the body, did you see the barber near her?”</text:span></text:p>
      <text:p text:style-name="P34"><text:s text:c="5"/><text:span text:style-name="T138">Eugene tried to think back to the night of the murder. “No, I don’t recall seeing him there. Maybe he took off and ran back to his barber shop afraid that we would do something to him.”</text:span></text:p>
      <text:p text:style-name="P34"><text:s text:c="5"/>“<text:span text:style-name="T138">Maybe.” Calypso said. “I’ll keep him on the list until we can see otherwise.”</text:span></text:p>
      <text:p text:style-name="P34"><text:s text:c="5"/>“<text:span text:style-name="T138">The list?” Eugene asked. “What list?”</text:span></text:p>
      <text:p text:style-name="P34"><text:s text:c="5"/><text:span text:style-name="T138">Calypso smiled. “Right I didn’t tell you about the list. It’s just a mental list of suspects that I keep in my mind. There’s no reason for you to be involved in it, it’s just how I keep things organized up here.” She tapped her head with her finger.</text:span></text:p>
      <text:p text:style-name="P34"><text:s text:c="5"/><text:span text:style-name="T139">Eugene hesitated for a moment. He wondered who all she had on the list. Would she tell him? He watched as a horse pulled a wagon and turned the corner. Life sure was simpler out here in the old west as it were. He kinda enjoyed it.</text:span></text:p>
      <text:p text:style-name="P34"><text:s text:c="5"/><text:span text:style-name="T139">Calypso put her arm around Eugene. “Don’t worry, I’m sure we’ll find our killer.” She said. “If we don’t? Then we’ll take the body back to the capitol as promised. We’ll take the body back in shame.”</text:span></text:p>
      <text:p text:style-name="P34"><text:s text:c="5"/><text:span text:style-name="T139">Eugene began walking back to the hotel. “In shame.” He repeated. “Yes we would wouldn’t we. Her family wouldn’t understand why we couldn’t catch the killer, it wouldn’t be our fault. Would it?”</text:span></text:p>
      <text:p text:style-name="P34"><text:s text:c="5"/><text:span text:style-name="T139">Shrugging her shoulders, Calypso sighed. “I’m not sure Eugene. I’m not sure how we would be received. Perhaps we should send in reinforcements and have them canvas the entire town. How does that sound?”</text:span></text:p>
      <text:p text:style-name="P34"><text:s text:c="5"/><text:span text:style-name="T139">Smiling, Eugene shook his head. “That won’t be necessary.” He said. “I think I know where to look </text:span><text:soft-page-break/><text:span text:style-name="T139">next. Come on.” They turned and headed towards the center of town.</text:span></text:p>
      <text:p text:style-name="P34"><text:s text:c="5"/><text:span text:style-name="T139">The dead man was still laying there with the rope around his neck. Eugene reached for his pocket and pulled out the man’s wallet. Luckily no one had thought to take his wallet. Opening his wallet, Eugene saw his name, date of birth, town of residence, everything.</text:span></text:p>
      <text:p text:style-name="P35"><text:s text:c="5"/>“<text:span text:style-name="T140">Look here, look at that last name.” Eugene said, “</text:span><text:span text:style-name="T76">Desna. </text:span><text:span text:style-name="T141">He was related to Lucy. Somehow he was related to Lucy.”</text:span></text:p>
      <text:p text:style-name="P35"><text:s text:c="5"/><text:span text:style-name="T141">Calypso looked at the dead man. Pulling out a device to scan fingerprints, she performed a scan. “Louis Desna, it’s all right here.” She said. “Just like your wallet says too. From family tree records, it looks like he was Lucy’s cousin.” Calypso said. “It doesn’t state his crimes though, why he was killed.”</text:span></text:p>
      <text:p text:style-name="P35"><text:s text:c="5"/><text:span text:style-name="T141">Eugene nodded. “No it doesn’t. But if I had my guess it would be because he stole something. He looks like a thief.”</text:span></text:p>
      <text:p text:style-name="P35"><text:s text:c="5"/><text:span text:style-name="T141">Calypso smirked, “How can you tell? The crows and vultures have had their way with him. He’s not even recognizable.”</text:span></text:p>
      <text:p text:style-name="P35"><text:s text:c="5"/><text:span text:style-name="T142">Looking at the body, Eugene frowned. What a horrible way to go. They’d outlawed public executions in the capitol years ago. </text:span><text:span text:style-name="T143">Such events just didn’t take place anymore.</text:span></text:p>
      <text:p text:style-name="P35"><text:s text:c="5"/>“<text:span text:style-name="T144">Whatever the case,” Eugene said, “He’s dead and needs to be taken care of.”</text:span></text:p>
      <text:p text:style-name="P35"><text:s text:c="5"/>“<text:span text:style-name="T144">Let the locals bury him.” Calypso said, “There’s no reason for him to be left out here.”</text:span></text:p>
      <text:p text:style-name="P35"><text:s text:c="5"/>“<text:span text:style-name="T144">Agreed.” Eugene said.</text:span></text:p>
      <text:p text:style-name="P35"><text:s text:c="5"/><text:span text:style-name="T145">Walking back to the saloon, Eugene approached the bartender.</text:span></text:p>
      <text:p text:style-name="P35"><text:soft-page-break/><text:s text:c="5"/>“<text:span text:style-name="T145">You’re back I see.” The bartender said. “Want some more action from number three? Or are you here on official business?”</text:span></text:p>
      <text:p text:style-name="P35"><text:s text:c="5"/><text:span text:style-name="T145">Eugene smiled. “Official business.” He said.</text:span></text:p>
      <text:p text:style-name="P35"><text:s text:c="5"/>“<text:span text:style-name="T145">What did that man do that caused him to be put to death out there?” Calypso asked.</text:span></text:p>
      <text:p text:style-name="P35"><text:s text:c="5"/><text:span text:style-name="T145">The bartender stopped washing a glass and looked at them. “You don’t know? Why he was a patriot. Patriots don’t belong here, any we find are put to death.”</text:span></text:p>
      <text:p text:style-name="P35"><text:s text:c="5"/>“<text:span text:style-name="T145">A patriot?” Calypso echoed. “What the hell is that?”</text:span></text:p>
      <text:p text:style-name="P35"><text:s text:c="5"/><text:span text:style-name="T145">The bartender looked at them. “You really don’t know.” He said, “You honestly don’t have a clue?”</text:span></text:p>
      <text:p text:style-name="P35"><text:s text:c="5"/><text:span text:style-name="T145">Eugene shook his head. “No sir, we don’t. Mind telling us what you mean by patriot?”</text:span></text:p>
      <text:p text:style-name="P35"><text:s text:c="5"/>“<text:span text:style-name="T145">Someone who’s loyal to the capitol. They’re all put to death.”</text:span></text:p>
      <text:p text:style-name="P35"><text:s text:c="5"/><text:span text:style-name="T145">Calypso and Eugene exchanged looks. That wasn’t good news for them.</text:span></text:p>
      <text:p text:style-name="P35"><text:s text:c="5"/>“<text:span text:style-name="T145">What about us?” Eugene asked. “Are you going to put us to death too?”</text:span></text:p>
      <text:p text:style-name="P35"><text:s text:c="5"/><text:span text:style-name="T145">The bartender laughed. “Of course not, you’re lawmen. You’re untouchable.” He picked up another glass and began washing it. “Nobody likes you around here as it is.” He said, “But we can’t do anything about it. You have a murder to solve.”</text:span></text:p>
      <text:p text:style-name="P35"><text:s text:c="5"/>“<text:span text:style-name="T146">I think we’ve already solved it.” Eugene said. “</text:span><text:span text:style-name="T147">I’m just waiting to make an arrest.”</text:span></text:p>
      <text:p text:style-name="P35"><text:s text:c="5"/><text:span text:style-name="T147">Calypso looked at Eugene, they hadn’t even discussed finding the murderer yet. “</text:span><text:span text:style-name="T148">We have?” She said and then stopped talking. No sense in letting the bartender know they hadn’t solved anything.</text:span></text:p>
      <text:p text:style-name="P35"><text:s text:c="5"/><text:span text:style-name="T148">Eugene nodded. “Yes, we have.”</text:span></text:p>
      <text:p text:style-name="P35"><text:soft-page-break/><text:s text:c="5"/><text:span text:style-name="T148">The bartender looked at Eugene “Then why don’t you make an arrest already?”</text:span></text:p>
      <text:p text:style-name="P35"><text:s text:c="5"/><text:span text:style-name="T148">Eugene smiled. “I want them to sweat a bit.” He turned and walked out of the saloon with Calypso quickly walking behind him.</text:span></text:p>
      <text:p text:style-name="P35"><text:s text:c="5"/>“<text:span text:style-name="T148">What was that about?” Calypso said.</text:span></text:p>
      <text:p text:style-name="P35"><text:s text:c="5"/><text:span text:style-name="T148">Eugene nodded. “I know it was a little off character.” He said, “I want the bartender to sweat a bit see how he likes being in the hot seat as it were.”</text:span></text:p>
      <text:p text:style-name="P35"><text:s text:c="5"/><text:span text:style-name="T149">Calypso nodded. “Right, but he didn’t do it. He has so many eye witnesses of that night, including you.”</text:span></text:p>
      <text:p text:style-name="P35"><text:s text:c="5"/><text:span text:style-name="T149">Eugene frowned. “I know.” </text:span><text:span text:style-name="T150">He said, “But I’m betting he’ll lead us to the killer.”</text:span></text:p>
      <text:p text:style-name="P35"><text:s text:c="5"/>“<text:span text:style-name="T151">He will?” Calypso asked. “I’m missing something aren’t I?”</text:span></text:p>
      <text:p text:style-name="P35"><text:s text:c="5"/><text:span text:style-name="T151">Eugene nodded his head. “Yes, but that’s okay boss. The bartender knows everyone in the town. </text:span><text:span text:style-name="T152">He’ll lead us to the suspect I’m sure about it.”</text:span></text:p>
      <text:p text:style-name="P35"><text:s text:c="5"/><text:span text:style-name="T152">Calypso nodded. She had never known Eugene to be wrong about a situation. If he said the bartender would take them to the murderer, he would take them to the murderer.</text:span></text:p>
      <text:p text:style-name="P35"/>
      <text:p text:style-name="P36">Chapter Thirteen</text:p>
      <text:p text:style-name="P36"/>
      <text:p text:style-name="P36"><text:s text:c="5"/>There is no chapter thirteen. <text:span text:style-name="T153">Don’t you know that’s an unlucky number? Yeah think about that for a moment. I’m not about to curse this book with a thirteenth chapter!</text:span></text:p>
      <text:p text:style-name="P36"><text:s text:c="5"/><text:span text:style-name="T279">Oh now you made me do it. We have a thirteenth chapter after all. What am I supposed to do with this space in the book?</text:span></text:p>
      <text:p text:style-name="P36"><text:s text:c="5"/><text:span text:style-name="T297">We could talk about life? Yeah let’s do that. Life is amusing if you want to call it that. Life is so fun and </text:span><text:soft-page-break/><text:span text:style-name="T297">amazing at times that we just don’t know what to do with it all.</text:span></text:p>
      <text:p text:style-name="P36"><text:s text:c="5"/><text:span text:style-name="T297">I suppose you want to talk about feelings next. Don’t you. Well feelings are there for sure. But who’s feelings am I feeling at any given moment in time? Are they my own or do they belong to someone else?</text:span></text:p>
      <text:p text:style-name="P36"/>
      <text:p text:style-name="P36">Chapter Fourteen</text:p>
      <text:p text:style-name="P36"/>
      <text:p text:style-name="P36"><text:s text:c="5"/><text:span text:style-name="T154">The bartender sat at his own bar for a moment. He pondered what the lawman had said about him. Could it be true they were after him? No, that couldn’t be possible. It wouldn’t be possible. He had an alibi after all.</text:span></text:p>
      <text:p text:style-name="P36"><text:s text:c="5"/><text:span text:style-name="T154">Taking a shot of whiskey, the bartender smiled. He had an alibi. </text:span><text:span text:style-name="T155">What more could he ask for?</text:span></text:p>
      <text:p text:style-name="P36"><text:s text:c="5"/><text:span text:style-name="T155">Ginger walked up to the bartender and smiled. “Hi sugar, want some one on one time?” She asked.</text:span></text:p>
      <text:p text:style-name="P36"><text:s text:c="5"/><text:span text:style-name="T155">The bartender shook his head. “I don’t pay you to sleep with me, you’re to sleep with the customers.” He said.</text:span></text:p>
      <text:p text:style-name="P36"><text:s text:c="5"/><text:span text:style-name="T155">Ginger frowned. “Okay boss, if that’s what you need.”</text:span></text:p>
      <text:p text:style-name="P36"><text:s text:c="5"/><text:span text:style-name="T156">The bartender patted Ginger’s behind and smiled. “That’s my girl, that’s exactly what I need from you.” He said. She walked back upstairs waiting for her next client to show up.</text:span></text:p>
      <text:p text:style-name="P36"><text:s text:c="5"/><text:span text:style-name="T156">Nick walked into the saloon. Putting his weapon in a locker, as </text:span><text:span text:style-name="T261">were</text:span><text:span text:style-name="T156"> the rules, he walked up to the bar. “Mike, how are you?”</text:span></text:p>
      <text:p text:style-name="P36"><text:s text:c="5"/><text:span text:style-name="T156">The bartender smiled. “Fine, just fine.” He said. “How about yourself Nick?”</text:span></text:p>
      <text:p text:style-name="P36"><text:s text:c="5"/><text:span text:style-name="T156">Nick shrugged. “I’m doing alright I guess.” He said. “Been kinda crazy at times but well you know how it is. Just keep on trucking as it were.”</text:span></text:p>
      <text:p text:style-name="P36"><text:soft-page-break/><text:s text:c="5"/><text:span text:style-name="T156">Mike nodded. “Yeah I get that. What brings you into town?”</text:span></text:p>
      <text:p text:style-name="P36"><text:s text:c="5"/><text:span text:style-name="T156">Nick smiled. “Heard you had some lawmen making trouble. I figured I’d come and lend a hand.”</text:span></text:p>
      <text:p text:style-name="P36"><text:s text:c="5"/><text:span text:style-name="T156">Mike nodded. “Yeah they’ve been here for about a week now. Causing all sorts of trouble for us.”</text:span></text:p>
      <text:p text:style-name="P36"><text:s text:c="5"/><text:span text:style-name="T156">Nick chewed on a toothpick and frowned. “Well I take it it’s time we run them out of town. Don’t you think?”</text:span></text:p>
      <text:p text:style-name="P36"><text:s text:c="5"/><text:span text:style-name="T156">Mike nodded. “Yes, but the sheriff won’t allow it. We’ll have to come up with a way to do it sneakily.”</text:span></text:p>
      <text:p text:style-name="P36"><text:s text:c="5"/>“<text:span text:style-name="T156">Sneaky is my middle name Mike, you leave it up to me.” Nick said. “</text:span><text:span text:style-name="T157">While I’m here, how about some rum.”</text:span></text:p>
      <text:p text:style-name="P36"><text:s text:c="5"/>“<text:span text:style-name="T157">Coming right up.” Mike said standing up from the bar stool and going around to the other side of the bar. “What exactly do you have in mind to get rid of them?”</text:span></text:p>
      <text:p text:style-name="P36"><text:s text:c="5"/><text:span text:style-name="T157">Nick frowned again. “Not sure yet Mike, but I’ll figure something out I always do.” </text:span><text:span text:style-name="T158">He drank his rum and kept to himself the rest of the evening.</text:span></text:p>
      <text:p text:style-name="P36"><text:s text:c="5"/><text:span text:style-name="T158">As morning came, gamblers and other saloon patrons went to their homes. It was like a custom. Drink and gamble all night, go home in the morning. Whatever the case it always seemed to happen in that fashion.</text:span></text:p>
      <text:p text:style-name="P36"><text:s text:c="5"/><text:span text:style-name="T158">Mike wiped down the bar for the last time that night. He wouldn’t reopen the saloon until noon, that’s when the noon rush would happen.</text:span></text:p>
      <text:p text:style-name="P36"><text:s text:c="5"/><text:span text:style-name="T158">Ginger walked down the stairs and up to Mike. “So, you didn’t send anyone up to my room last night.” She said. “How come?”</text:span></text:p>
      <text:p text:style-name="P36"><text:s text:c="5"/><text:span text:style-name="T158">Mike shrugged. “Figured you needed the night off.” He said, “Keep you fresh for tonight.”</text:span></text:p>
      <text:p text:style-name="P36"><text:soft-page-break/><text:s text:c="5"/><text:span text:style-name="T158">Looking around, Ginger hugged Mike. “Thanks Mike, I guess I did need a night off.” She said.</text:span></text:p>
      <text:p text:style-name="P36"><text:s text:c="5"/><text:span text:style-name="T158">Mike hugged her back, felt her </text:span><text:span text:style-name="T159">boobs</text:span><text:span text:style-name="T158"> against his chest and smiled. It was good to be the boss. </text:span><text:span text:style-name="T160">Letting go of her Mike nodded. “You’ll be very busy tonight.” He said.</text:span></text:p>
      <text:p text:style-name="P36"><text:s text:c="5"/>“<text:span text:style-name="T160">Good.” Ginger said. </text:span><text:span text:style-name="T161">She ran back upstairs to tidy up and get ready for the day.</text:span></text:p>
      <text:p text:style-name="P36"><text:s text:c="5"/><text:span text:style-name="T161">Mike looked around his saloon, yes it was very good to be the boss. Lighting a cigar, he took a few puffs of it and grinned.</text:span></text:p>
      <text:p text:style-name="P36"><text:s text:c="5"/><text:span text:style-name="T161">As noon arrived, so did the customers. Most wanted to drink, a few wanted to gamble. A few wanted to fuck. Either way each man got what they desired.</text:span></text:p>
      <text:p text:style-name="P36"><text:s text:c="5"/><text:span text:style-name="T161">The jobs in town were mostly mining jobs. Copper, gold, whatever they could get their hands on. Who knew the </text:span><text:span text:style-name="T163">M</text:span><text:span text:style-name="T161">oon held such desirable metals underneath its surface. All they had to do was dig down far enough.</text:span></text:p>
      <text:p text:style-name="P36"><text:s text:c="5"/><text:span text:style-name="T162">Some rumors spread that there were diamonds and other gems in the </text:span><text:span text:style-name="T163">M</text:span><text:span text:style-name="T162">oon, but so far those didn’t pan out.</text:span></text:p>
      <text:p text:style-name="P36"><text:s text:c="5"/><text:span text:style-name="T165">Eugene looked out the hotel window down at the street below. Calypso looked across the valley towards the center of town. She wondered if Louis was still laying there waiting to be buried. He probably was.</text:span></text:p>
      <text:p text:style-name="P36"><text:s text:c="5"/><text:span text:style-name="T165">Eugene wondered what the bartender was up to, if he was going to make a run for it or if he was going to help the person who killed Lucy make a run for it. Either way someone had to make a run. They always ran.</text:span></text:p>
      <text:p text:style-name="P36"><text:s text:c="5"/><text:span text:style-name="T165">Checking the daily passenger manifests, Eugene noticed that no one was heading to Earth that day. </text:span><text:soft-page-break/><text:span text:style-name="T165">There were no plans in place for anyone to leave. That was a relief. The last thing he wanted to do was transport duty.</text:span></text:p>
      <text:p text:style-name="P36"><text:s text:c="5"/><text:span text:style-name="T165">Calypso frowned at Eugene. “Think we’ll catch your mysterious person today?”</text:span></text:p>
      <text:p text:style-name="P36"><text:s text:c="5"/><text:span text:style-name="T165">Eugene smiled. “I think so.” He said. “There isn’t much of a delay in anything right now. So we can be sure to be on the look out for anything suspicious.”</text:span></text:p>
      <text:p text:style-name="P36"><text:s text:c="5"/><text:span text:style-name="T165">Calypso pointed out the window, “Like that?”</text:span></text:p>
      <text:p text:style-name="P36"><text:s text:c="5"/><text:span text:style-name="T165">A man was dragging a coffin behind a horse.</text:span></text:p>
      <text:p text:style-name="P36"><text:s text:c="5"/>“<text:span text:style-name="T165">Exactly like that.” Eugene said. “Let’s go.”</text:span></text:p>
      <text:p text:style-name="P36"><text:s text:c="5"/><text:span text:style-name="T165">Normally Calypso would be calling the shots but she decided to let Eugene take charge for the day. It was his investigation after all.</text:span></text:p>
      <text:p text:style-name="P36"><text:s text:c="5"/><text:span text:style-name="T166">Walking downstairs and out the front door of the hotel, Eugene and Calypso caught up with the man dragging the coffin.</text:span></text:p>
      <text:p text:style-name="P36"><text:s text:c="5"/>“<text:span text:style-name="T166">Excuse me sir.” Eugene said. “Just wondering where you’re taking this coffin.”</text:span></text:p>
      <text:p text:style-name="P36"><text:s text:c="5"/><text:span text:style-name="T166">the man stopped his horse and turned to look at Eugene and Calypso. “What business is it of yours?” He asked.</text:span></text:p>
      <text:p text:style-name="P36"><text:s text:c="5"/><text:span text:style-name="T166">Calypso flashed her badge. “Oh It’s quite our business, if you don’t mind please answer the question.”</text:span></text:p>
      <text:p text:style-name="P36"><text:s text:c="5"/><text:span text:style-name="T167">The man stiffened up a bit. “Taking the coffin over to the graveyard, my son died last night so </text:span><text:span text:style-name="T168">unexpectedly</text:span><text:span text:style-name="T167">.” He said.</text:span></text:p>
      <text:p text:style-name="P36"><text:s text:c="5"/><text:span text:style-name="T168">Eugene looked at the coffin and then to the man. “I’m sorry for your loss.” He said. “Mind if we examine the body?”</text:span></text:p>
      <text:p text:style-name="P36"><text:s text:c="5"/><text:span text:style-name="T168">The man got down off his horse. “Of course I mind! It’s my son.” He broke down in tears.</text:span></text:p>
      <text:p text:style-name="P36"><text:soft-page-break/><text:s text:c="5"/><text:span text:style-name="T168">Calypso lifted the casket lid and looked inside. There appeared to be stab wounds on the victim. “He was stabbed.” She said.</text:span></text:p>
      <text:p text:style-name="P36"><text:s text:c="5"/><text:span text:style-name="T168">The man nodded. “Yes, someone stabbed him what of it?”</text:span></text:p>
      <text:p text:style-name="P36"><text:s text:c="5"/>“<text:span text:style-name="T168">When you said he died unexpectedly, I thought you meant from some disease.” Calypso said, “Not from being murdered.”</text:span></text:p>
      <text:p text:style-name="P36"><text:s text:c="5"/><text:span text:style-name="T168">The man nodded again. “Mind if I finish what I was set out to do?”</text:span></text:p>
      <text:p text:style-name="P36"><text:s text:c="5"/><text:span text:style-name="T168">Eugene and Calypso stepped aside allowing the man to pass by.</text:span></text:p>
      <text:p text:style-name="P36"><text:s text:c="5"/>“<text:span text:style-name="T168">Another murder.” Eugene said. “I’m not liking this at all.”</text:span></text:p>
      <text:p text:style-name="P36"><text:s text:c="5"/><text:span text:style-name="T168">Calypso shook her head. “Neither do I. We need to find this killer.” She said.</text:span></text:p>
      <text:p text:style-name="P36"><text:s text:c="5"/>“<text:span text:style-name="T169">One last question.” Eugene called out. “Where was his last known location?”</text:span></text:p>
      <text:p text:style-name="P36"><text:s text:c="5"/><text:span text:style-name="T169">The man hesitated for a second. Then answered. “The saloon.” He continued on his way </text:span><text:span text:style-name="T170">to the cemetery.</text:span></text:p>
      <text:p text:style-name="P36"><text:s text:c="5"/>“<text:span text:style-name="T170">I don’t like this.” Eugene said. “Not one bit.”</text:span></text:p>
      <text:p text:style-name="P36"><text:s text:c="5"/><text:span text:style-name="T170">Calypso frowned. Two murders that close to each other, the killer was still out there, and they didn’t have a single lead. It was a dead end.</text:span></text:p>
      <text:p text:style-name="P36"/>
      <text:p text:style-name="P37">Chapter Fifteen</text:p>
      <text:p text:style-name="P37"/>
      <text:p text:style-name="P37"><text:s text:c="5"/><text:span text:style-name="T171">Nick sat in the saloon looking out the window at Eugene and Calypso. He chewed on a toothpick as he was known to do.</text:span></text:p>
      <text:p text:style-name="P37"><text:s text:c="5"/><text:span text:style-name="T171">Nick thought about all of the different ways to get rid of the lawmen. He wondered if he’d get in trouble with the local towns sheriff, but that didn’t matter. </text:span><text:soft-page-break/><text:span text:style-name="T171">He could be on the next transport back to Earth in a manner of minutes.</text:span></text:p>
      <text:p text:style-name="P37"><text:s text:c="5"/><text:span text:style-name="T171">He thought about hanging them in the town square for all to see. Oh how amusing that would be, a taste of their own medicine. Oh that’s right they didn’t hang anyone anymore. It was a more tame form of execution. Lethal injection.</text:span></text:p>
      <text:p text:style-name="P37"><text:s text:c="5"/><text:span text:style-name="T171">Whatever the case, Nick had an idea of how to get rid of them.</text:span></text:p>
      <text:p text:style-name="P37"><text:s text:c="5"/><text:span text:style-name="T171">Standing up from his bar stool, he crossed towards the front door just as Eugene and Calypso entered.</text:span></text:p>
      <text:p text:style-name="P37"><text:s text:c="5"/><text:span text:style-name="T171">They walked over to the bar and looked at Mike.</text:span></text:p>
      <text:p text:style-name="P37"><text:s text:c="5"/>“<text:span text:style-name="T171">We have a problem.” Eugene said. “There’s been another murder, and the last location they were at was here.”</text:span></text:p>
      <text:p text:style-name="P37"><text:s text:c="5"/><text:span text:style-name="T171">Mike, the bartender, nodded. “Yeah I heard about the Henderson boy. That was a sad state of affairs.”</text:span></text:p>
      <text:p text:style-name="P37"><text:s text:c="5"/><text:span text:style-name="T171">Eugene looked to Calypso who looked at Mike.</text:span></text:p>
      <text:p text:style-name="P37"><text:s text:c="5"/>“<text:span text:style-name="T171">Did you see him here last night?” Calypso asked.</text:span></text:p>
      <text:p text:style-name="P37"><text:s text:c="5"/><text:span text:style-name="T171">Mike nodded. “Yeah I saw him here, he was up with Anne most of the night. Want me to call her down?”</text:span></text:p>
      <text:p text:style-name="P37"><text:s text:c="5"/>“<text:span text:style-name="T171">That won’t be necessary.” Eugene said. “We’ll take your word for it.” He really didn’t want the nasty details of what the boy and Anne had been up to all evening. It just wasn’t his way.</text:span></text:p>
      <text:p text:style-name="P37"><text:s text:c="5"/>“<text:span text:style-name="T172">So he had an alibi.” Eugene said. “Not that it matters, he’s dead. But his killer is still out there.”</text:span></text:p>
      <text:p text:style-name="P37"><text:s text:c="5"/>“<text:span text:style-name="T173">You know there was someone who left right after he did.” The bartender said. “Gloria. She was pretty fit to be tied when Anne got the Henderson boy instead of her. She left after him, I don’t know if she caught up with him or not.”</text:span></text:p>
      <text:p text:style-name="P37"><text:s text:c="5"/>“<text:span text:style-name="T173">Where can Gloria be found?” Calypso asked.</text:span></text:p>
      <text:p text:style-name="P37"><text:soft-page-break/><text:s text:c="5"/>“<text:span text:style-name="T173">I’m not sure.” The bartender said. “She goes from site to site, doesn’t usually stick around here during the day. She’s not in her room right now.”</text:span></text:p>
      <text:p text:style-name="P37"><text:s text:c="5"/><text:span text:style-name="T173">Eugene looked around and caught Nick’s eye staring at them. He nodded towards Nick. “What’s his deal?”</text:span></text:p>
      <text:p text:style-name="P37"><text:s text:c="5"/><text:span text:style-name="T173">The bartender looked towards Nick and grinned. “Him? He’s harmless. Ain’t got no beef with anyone.”</text:span></text:p>
      <text:p text:style-name="P37"><text:s text:c="5"/><text:span text:style-name="T173">Eugene kept an eye on Nick. “I see.” He said.</text:span></text:p>
      <text:p text:style-name="P37"><text:s text:c="5"/><text:span text:style-name="T173">Calypso looked to Eugene “Let’s go look for Gloria.” She said.</text:span></text:p>
      <text:p text:style-name="P37"><text:s text:c="5"/><text:span text:style-name="T174">Exiting the saloon they turned left up the street. </text:span><text:span text:style-name="T175">As they walked </text:span><text:span text:style-name="T176">they looked around </text:span><text:span text:style-name="T177">the town. Passing by the post office, Calypso stopped. The post office had mail coming in and out all the time, most town members would have visited the office at least once in the past month. It was a good place to start.</text:span></text:p>
      <text:p text:style-name="P37"><text:s text:c="5"/><text:span text:style-name="T177">Pulling up the towns membership, Eugene got a photo of Gloria. She was a redhead with green eyes. Her face showed a lot of spitfire in them.</text:span></text:p>
      <text:p text:style-name="P37"><text:s text:c="5"/><text:span text:style-name="T178">Walking into the post office, Eugene took lead. “Hello ma’am.” He said to the post office worker.</text:span></text:p>
      <text:p text:style-name="P37"><text:s text:c="5"/>“<text:span text:style-name="T178">Hello sir.” Came the reply.</text:span></text:p>
      <text:p text:style-name="P37"><text:s text:c="5"/>“<text:span text:style-name="T178">We’re looking for this woman. Goes by the name of Gloria.” Eugene said, “Have you seen her lately?”</text:span></text:p>
      <text:p text:style-name="P37"><text:s text:c="5"/><text:span text:style-name="T178">Picking up the photo the postal worker examined it closely. Touching the back, all of Gloria’s information came up. She nodded her head slowly. “Yes she came in here yesterday. She was sending out a message to folks back on Earth.”</text:span></text:p>
      <text:p text:style-name="P37"><text:s text:c="5"/>“<text:span text:style-name="T178">What did the message say?” Calypso asked.</text:span></text:p>
      <text:p text:style-name="P37"><text:s text:c="5"/><text:span text:style-name="T178">The postal worker shook her head. “I can’t divulge that information ma’am.” She said. “That’s private and personal and I simply cannot let that information out. I’m sorry.”</text:span></text:p>
      <text:p text:style-name="P37"><text:soft-page-break/><text:s text:c="5"/><text:span text:style-name="T178">Eugene flashed his badge. “Ma’am, we’re on official business from the capitol, you have to give us that message.”</text:span></text:p>
      <text:p text:style-name="P37"><text:s text:c="5"/><text:span text:style-name="T178">The woman shook her head. “I don’t have it. I shredded the message after I sent it.” She said. “I’m sorry.”</text:span></text:p>
      <text:p text:style-name="P37"><text:s text:c="5"/><text:span text:style-name="T178">Eugene sighed. “Alright, if you see this woman please let us know.” He said, “Thank you.”</text:span></text:p>
      <text:p text:style-name="P37"><text:s text:c="5"/>“<text:span text:style-name="T179">Of course sir.” She said.</text:span></text:p>
      <text:p text:style-name="P37"><text:s text:c="5"/><text:span text:style-name="T179">Exiting the post office Eugene looked at Calypso. “Guess the badge doesn’t always carry enough weight huh?” He said.</text:span></text:p>
      <text:p text:style-name="P37"><text:s text:c="5"/><text:span text:style-name="T179">Calypso shook her head. “No it does not.”</text:span></text:p>
      <text:p text:style-name="P37"><text:s text:c="5"/><text:span text:style-name="T180">Walking further into town, Eugene spied a jewelry shop. “Let’s have a look in there.” He said.</text:span></text:p>
      <text:p text:style-name="P37"><text:s text:c="5"/>“<text:span text:style-name="T180">Why?” Calypso asked. “Doesn’t seem like there would be much in there for us.”</text:span></text:p>
      <text:p text:style-name="P37"><text:s text:c="5"/>“<text:span text:style-name="T180">Just let’s try.” Eugene said.</text:span></text:p>
      <text:p text:style-name="P37"><text:s text:c="5"/><text:span text:style-name="T180">Entering the jewelry store Eugene walked back to the far counter where a cash register was setup. He looked at the cash register, it was old. Or at least it looked old, it could have the most current currency counting system inside and he wouldn’t know it.</text:span></text:p>
      <text:p text:style-name="P37"><text:s text:c="5"/>“<text:span text:style-name="T180">May I help you two?” A man behind the counter asked. “An engagement ring perhaps?”</text:span></text:p>
      <text:p text:style-name="P38"><text:s text:c="5"/><text:span text:style-name="T180">Eugene was not amused. Calypso frowned at the man.</text:span></text:p>
      <text:p text:style-name="P38"><text:s text:c="5"/>“<text:span text:style-name="T180">Not a happy couple I see.” He said. “What can I do for you two fine…” his voice trailed off as he noticed the badges. “Officers.”</text:span></text:p>
      <text:p text:style-name="P38"><text:s text:c="5"/><text:span text:style-name="T180">Eugene produced the photo of Gloria. “We’re looking for a woman.” He said.</text:span></text:p>
      <text:p text:style-name="P38"><text:s text:c="5"/><text:span text:style-name="T180">The man looked at the photo. “She was in here last week, looking to purchase an engagement ring. Or at least try one on that is. Said her boyfriend was going </text:span><text:soft-page-break/><text:span text:style-name="T180">to propose and wanted to help me direct him towards the ring she wanted.”</text:span></text:p>
      <text:p text:style-name="P38"><text:s text:c="5"/>“<text:span text:style-name="T180">I see” Eugene’s eyes lit up. “Do you know where she lives?”</text:span></text:p>
      <text:p text:style-name="P38"><text:s text:c="5"/><text:span text:style-name="T180">Looking through his records the man nodded. “Yes, 324 North Center Street.” He said. “But I’m afraid she’s not there.”</text:span></text:p>
      <text:p text:style-name="P38"><text:s text:c="5"/><text:span text:style-name="T180">Calypso shot the man a curious look. “What do you mean she’s not there?”</text:span></text:p>
      <text:p text:style-name="P38"><text:s text:c="5"/><text:span text:style-name="T181">The man smiled. “She came in this morning, picked up the ring and said they were headed out to Earth for a vacation.” He smiled. “You know how love birds can be.”</text:span></text:p>
      <text:p text:style-name="P38"><text:s text:c="5"/><text:span text:style-name="T181">Eugene shook his head. “No I don’t.” He said. “But there weren’t any transports scheduled to go to Earth today.” He said. “Did we miss something?”</text:span></text:p>
      <text:p text:style-name="P38"><text:s text:c="5"/><text:span text:style-name="T181">Calypso nodded. “Sometimes private transports get overlooked. They don’t make it into the record books.”</text:span></text:p>
      <text:p text:style-name="P38"><text:s text:c="5"/><text:span text:style-name="T181">Eugene slapped his head. “Of course, why didn’t I think of that?”</text:span></text:p>
      <text:p text:style-name="P38"><text:s text:c="5"/><text:span text:style-name="T182">Running out the door, Eugene and Calypso ran to the train station. It’s where commercial and private ships entered and left the Moon.</text:span></text:p>
      <text:p text:style-name="P38"><text:s text:c="5"/><text:span text:style-name="T182">Looking around the station, Eugene saw a woman seated at a bench. He ran up to her. “Gloria.”</text:span></text:p>
      <text:p text:style-name="P38"><text:s text:c="5"/><text:span text:style-name="T182">Gloria looked up from a magazine she was reading. “Yes?” She asked.</text:span></text:p>
      <text:p text:style-name="P38"><text:s text:c="5"/>“<text:span text:style-name="T182">We have some questions for you.” Eugene said out of breath.</text:span></text:p>
      <text:p text:style-name="P38"/>
      <text:p text:style-name="P39">Chapter Sixteen</text:p>
      <text:p text:style-name="P39"/>
      <text:p text:style-name="P39"><text:s text:c="5"/><text:span text:style-name="T183">In a small office Gloria sat with Eugene and Calypso. Gloria was anxious about losing her seat on </text:span><text:soft-page-break/><text:span text:style-name="T183">the transport to Earth. She knew their questioning would take longer than the time for her transport to leave. Gloria was mad.</text:span></text:p>
      <text:p text:style-name="P39"><text:s text:c="5"/><text:span text:style-name="T183">Eugene looked at Gloria. “So the Henderson boy, you wanted him in bed last night but didn’t get him. So you killed him is that right?”</text:span></text:p>
      <text:p text:style-name="P39"><text:s text:c="5"/><text:span text:style-name="T183">Gloria shook her head. “What? No I ain’t killed no one.”</text:span></text:p>
      <text:p text:style-name="P39"><text:s text:c="5"/>“<text:span text:style-name="T183">That’s what they all say.” Calypso said. “</text:span><text:span text:style-name="T184">You’re guilty of murder. Just admit it and we can work on a deal.”</text:span></text:p>
      <text:p text:style-name="P39"><text:s text:c="5"/>“<text:span text:style-name="T184">Murder?” Gloria repeated. “You’re crazy child. I didn’t kill nobody.” She said.</text:span></text:p>
      <text:p text:style-name="P39"><text:s text:c="5"/><text:span text:style-name="T184">Eugene smiled. “Listen Gloria,” he said, “If you don’t comply with us we’ll have to just take you in. Do you want that?”</text:span></text:p>
      <text:p text:style-name="P39"><text:s text:c="5"/>“<text:span text:style-name="T184">We can do this easy Gloria, just come clean. You were seen leaving the saloon last night after the Henderson boy.” Calypso said. “Now you’re trying to leave town.”</text:span></text:p>
      <text:p text:style-name="P39"><text:s text:c="5"/><text:span text:style-name="T185">Gloria looked down at her feet. She wondered what she was going to say to get out of there. Anything she did say could be held against her, that was known. But anything she didn’t say could be held against her as well. It was a double edge sword.</text:span></text:p>
      <text:p text:style-name="P39"><text:s text:c="5"/>“<text:span text:style-name="T185">I didn’t kill any boy.” She said. “I barely knew the Henderson boy.”</text:span></text:p>
      <text:p text:style-name="P39"><text:s text:c="5"/>“<text:span text:style-name="T185">That’s not what the bartender said. He said you wanted the Henderson boy between <text:s/>your legs every night you could have him.” Calypso said. It wasn’t true of course, but Gloria didn’t know that.</text:span></text:p>
      <text:p text:style-name="P39"><text:s text:c="5"/><text:span text:style-name="T185">Gloria swallowed hard. How dare that bartender say that about her. She thought. She would have to have a talk with him.</text:span></text:p>
      <text:p text:style-name="P39"><text:soft-page-break/><text:s text:c="5"/>“<text:span text:style-name="T185">Fine, I knew him.” She said. “Jake and I got along great in bed. He was a favorite client of mine.”</text:span></text:p>
      <text:p text:style-name="P39"><text:s text:c="5"/>“<text:span text:style-name="T185">Why did you kill him?” Eugene asked.</text:span></text:p>
      <text:p text:style-name="P39"><text:s text:c="5"/><text:span text:style-name="T185">Gloria shook her head. “I didn’t kill the man.” She said. “I was in my room sulking that night after he didn’t come up to me. I didn’t see any clients that night so I don’t have an alibi either.” </text:span><text:span text:style-name="T186">She sighed. “I did follow him out of the saloon just to talk with him.”</text:span></text:p>
      <text:p text:style-name="P39"><text:s text:c="5"/><text:span text:style-name="T186">Eugene nodded. “Yes, go on.”</text:span></text:p>
      <text:p text:style-name="P39"><text:s text:c="5"/>“<text:span text:style-name="T186">I just wanted to talk to him.” She said. “I didn’t mean for William to get in the way.”</text:span></text:p>
      <text:p text:style-name="P39"><text:s text:c="5"/>“<text:span text:style-name="T186">Who’s William?” Calypso asked.</text:span></text:p>
      <text:p text:style-name="P39"><text:s text:c="5"/>“<text:span text:style-name="T186">My fiance.” Gloria said.</text:span></text:p>
      <text:p text:style-name="P39"><text:s text:c="5"/><text:span text:style-name="T186">Eugene circled back around. “So William killed Jake out of what, jealousy?”</text:span></text:p>
      <text:p text:style-name="P39"><text:s text:c="5"/><text:span text:style-name="T186">Gloria covered her eyes as she began crying. “Something like that I suppose. He left on a shuttle late last night, I was supposed to meet him in Massachusetts.”</text:span></text:p>
      <text:p text:style-name="P39"><text:s text:c="5"/>“<text:span text:style-name="T186">Gloria, you were a witness to a murder.” Calypso said. “What do you have to say for yourself?”</text:span></text:p>
      <text:p text:style-name="P39"><text:s text:c="5"/><text:span text:style-name="T186">Gloria shook her head. “All that blood.” She said. “All I could do was run away, back to my room. Get cleaned up and packed. There wasn’t meant to be any harm done to the boy.” She said, “He wasn’t supposed to get hurt. We were just going to talk with him. Explain that I was getting engaged and he couldn’t be my client anymore. That’s all. I swear.”</text:span></text:p>
      <text:p text:style-name="P39"><text:s text:c="5"/><text:span text:style-name="T187">Eugene looked at Gloria and frowned. A simple death in a complicated mess. He wasn’t sure what to think about any of it.</text:span></text:p>
      <text:p text:style-name="P39"><text:s text:c="5"/>“<text:span text:style-name="T187">I think you need some time to process all of this.” Eugene said. “We’ll take you back to the station where you can sit and think it through.”</text:span></text:p>
      <text:p text:style-name="P39"><text:soft-page-break/><text:s text:c="5"/><text:span text:style-name="T187">Walking out of the train station, Eugene held Gloria by the arm, Calypso held onto the other arm. They crossed the street and entered the sheriff’s station. Upon seeing them the sheriff stood up.</text:span></text:p>
      <text:p text:style-name="P39"><text:s text:c="5"/>“<text:span text:style-name="T187">You caught someone have you?” He asked.</text:span></text:p>
      <text:p text:style-name="P39"><text:s text:c="5"/><text:span text:style-name="T187">Eugene nodded. “Yeah for the death of Jake Henderson.” He said.</text:span></text:p>
      <text:p text:style-name="P39"><text:s text:c="5"/><text:span text:style-name="T187">The sheriff shook his head. “Such a shame.”</text:span></text:p>
      <text:p text:style-name="P39"><text:s text:c="5"/><text:span text:style-name="T187">Gloria looked at Eugene and Calypso with tears in her eyes.</text:span></text:p>
      <text:p text:style-name="P39"><text:s text:c="5"/>“<text:span text:style-name="T187">Anything else you’d like to confess to?” Calypso asked. “Like the death of Lucy Desna?”</text:span></text:p>
      <text:p text:style-name="P39"><text:s text:c="5"/><text:span text:style-name="T187">Gloria shook her head. “Don’t have a clue who that is ma’am.” She said.</text:span></text:p>
      <text:p text:style-name="P39"><text:s text:c="5"/><text:span text:style-name="T187">Calypso nodded, of course she didn’t have a clue who that was. Why would she. Life could never be that simple now could it.</text:span></text:p>
      <text:p text:style-name="P39"><text:s text:c="5"/><text:span text:style-name="T187">Turning around, Eugene and Calypso left the sheriff’s station.</text:span></text:p>
      <text:p text:style-name="P39"><text:s text:c="5"/><text:span text:style-name="T187">The sheriff turned his attention to Gloria. “So Miss Gloria, what’s it going to be?” He asked. “Are you going to tell me the whole story or do I need to bring the lawmen back in here and have them tell me?”</text:span></text:p>
      <text:p text:style-name="P39"><text:s text:c="5"/><text:span text:style-name="T187">Gloria smiled. “I’ll tell you.” She said.</text:span></text:p>
      <text:p text:style-name="P39"><text:s text:c="5"/><text:span text:style-name="T187">Across the street, Nick sat watching out the window of the saloon. He saw Eugene and Calypso exit the sheriff’s office after handing over Gloria to them. </text:span><text:span text:style-name="T188">He wondered what else could go wrong that day. There had to be a reason why the lawmen were still in town, why they hadn’t left yet.</text:span></text:p>
      <text:p text:style-name="P39"><text:s text:c="5"/><text:span text:style-name="T188">Nick wanted to see what that was all about.</text:span></text:p>
      <text:p text:style-name="P39"><text:s text:c="5"/><text:span text:style-name="T188">He felt a hand on his shoulder. It was Anne. “Come upstairs and make an honest whore out of me.” She said.</text:span></text:p>
      <text:p text:style-name="P39"><text:soft-page-break/><text:s text:c="5"/><text:span text:style-name="T188">Nick shook his head. He couldn’t let anyone or anything get in his way. “I’m sorry love maybe another day.” He said removing her hand from his thigh.</text:span></text:p>
      <text:p text:style-name="P39"><text:s text:c="5"/><text:span text:style-name="T188">Anne scoffed at the fact she was being blown off. Nick had been a favorite client ever since he settled foot in Overdone. She remembered the first time she laid eyes on him.</text:span></text:p>
      <text:p text:style-name="P39"><text:s text:c="5"/><text:span text:style-name="T188">It had been a sunny afternoon, Nick walked into the saloon looking for a drink of water. All they had on hand was whiskey unfortunately. So he sat down at the bar and had a shot or two of whiskey. Anne came down to rouse some of the people to see if they were interested. That’s when she caught his eye. It had been like a romance ever since.</text:span></text:p>
      <text:p text:style-name="P39"><text:s text:c="5"/><text:span text:style-name="T189">Walking into the saloon, Eugene walked up to Nick. “Sir we’d like to have a talk.”</text:span></text:p>
      <text:p text:style-name="P39"><text:s text:c="5"/><text:span text:style-name="T189">Nick nodded “Figured you’d come walking up to me sooner or later.” He said. “I’ve been watching your movements since I heard you were in town. Which wasn’t sooner than I hoped for.”</text:span></text:p>
      <text:p text:style-name="P39"><text:s text:c="5"/><text:span text:style-name="T189">Calypso nodded. “Yes we’ve noticed.” She said, “What do you have against lawmen?”</text:span></text:p>
      <text:p text:style-name="P39"><text:s text:c="5"/><text:span text:style-name="T189">Nick frowned. Sitting down in a chair he grunted. “I don’t have anything against lawmen, I have something against the way you conduct business.” He said, “You’re sloppy at your job. You come in here expecting the rest of us to obey you when you don’t have jurisdiction up here. You only have jurisdiction on Earth. Everyone knows that. Yet we’re all scared of you.”</text:span></text:p>
      <text:p text:style-name="P39"><text:s text:c="5"/><text:span text:style-name="T189">Scared was a pretty </text:span><text:span text:style-name="T190">soft</text:span><text:span text:style-name="T189"> word for it, terrified was more like it. </text:span><text:span text:style-name="T190">Everywhere they went people didn’t understand why the lawmen had to be there. They were afraid of them, what they represented.</text:span></text:p>
      <text:p text:style-name="P39"><text:soft-page-break/><text:s text:c="5"/><text:span text:style-name="T191">Earth had it’s own governing agents, they shouldn’t apply to people on the Moon or other colonies across the </text:span><text:span text:style-name="T192">S</text:span><text:span text:style-name="T191">olar </text:span><text:span text:style-name="T192">S</text:span><text:span text:style-name="T191">ystem.</text:span></text:p>
      <text:p text:style-name="P39"><text:s text:c="5"/><text:span text:style-name="T192">The town of Overdone had elected a sheriff who took care of matters pretty well, so thought the townspeople. Why lawmen had to come into town and muck with matters was a different matter altogether.</text:span></text:p>
      <text:p text:style-name="P39"><text:s text:c="5"/><text:span text:style-name="T192">Nick made these thoughts known to Eugene and Calypso.</text:span></text:p>
      <text:p text:style-name="P39"><text:s text:c="5"/><text:span text:style-name="T193">It was nothing either Eugene or Calypso had heard before. They had heard every reason in the known universe as to why lawmen shouldn’t be allowed to investigate affairs on the Moon or Saturn for example.</text:span></text:p>
      <text:p text:style-name="P39"><text:s text:c="5"/><text:span text:style-name="T194">It didn’t do any good. The arguments against it were always poorly made and one sided. No one ever took into account the other side of the coin. No one ever cared to try to look at the other side of things. It was that simple.</text:span></text:p>
      <text:p text:style-name="P39"><text:s text:c="5"/>“<text:span text:style-name="T194">Did you see anything out of the ordinary last Tuesday?” Eugene asked. “That you’d like to confess?”</text:span></text:p>
      <text:p text:style-name="P39"><text:s text:c="5"/>“<text:span text:style-name="T194">Last Tuesday.” Nick said trying to jog his memory. “There was a dead girl, we all saw her.” He said. “Name was Lucy if I remember.”</text:span></text:p>
      <text:p text:style-name="P39"><text:s text:c="5"/>“<text:span text:style-name="T194">Good memory.” Eugene said.</text:span></text:p>
      <text:p text:style-name="P39"><text:s text:c="5"/>“<text:span text:style-name="T194">That’s all I remember though. Just that she was dead, poor girl.” Nick said.</text:span></text:p>
      <text:p text:style-name="P39"><text:s text:c="5"/>“<text:span text:style-name="T195">You don’t recall anything else? Anybody walking after her?” Eugene asked. “Someone chasing her perhaps?”</text:span></text:p>
      <text:p text:style-name="P39"><text:s text:c="5"/><text:span text:style-name="T195">Nick shook his head. “No I’m sorry lawman, I don’t remember anything like that.” He said.</text:span></text:p>
      <text:p text:style-name="P39"><text:soft-page-break/><text:s text:c="5"/><text:span text:style-name="T196">Eugene frowned at the thought. “For someone who likes to watch, <text:s/>you sure didn’t catch much that night.”</text:span></text:p>
      <text:p text:style-name="P39"><text:s text:c="5"/><text:span text:style-name="T196">Calypso sighed. They were at a dead end again.</text:span></text:p>
      <text:p text:style-name="P39"/>
      <text:p text:style-name="P40">Chapter Seventeen</text:p>
      <text:p text:style-name="P40"/>
      <text:p text:style-name="P40"><text:s text:c="5"/><text:span text:style-name="T197">Eugene put on his shirt for the day and got dressed. How could they be at a dead end? He was sent to Overdone to look for Lucy and to bring her back to the capitol where she would testify in a grand hearing. Now he was on a manhunt. It didn’t make any sense.</text:span></text:p>
      <text:p text:style-name="P40"><text:s text:c="5"/><text:span text:style-name="T197">Calypso also got ready for the day. Buttoning her blouse, she looked in a mirror. She wanted to do something else with her hair but couldn’t decide what exactly. Perhaps the local barber would have an idea of what she could do. Or maybe he wouldn’t since she was a lawman and no one took to them very kindly. Either way she figured she would try.</text:span></text:p>
      <text:p text:style-name="P40"><text:s text:c="5"/><text:span text:style-name="T197">Down on the street corner a boy was selling newspapers. Extra extra read all about it kind of thing. He was proud of what he was selling. Good for him, Eugene thought, make something of yourself.</text:span></text:p>
      <text:p text:style-name="P40"><text:s text:c="5"/><text:span text:style-name="T197">Exiting their room, Eugene and Calypso walked to the hotel lobby where the desk clerk awaited their arrival.</text:span></text:p>
      <text:p text:style-name="P40"><text:s text:c="5"/>“<text:span text:style-name="T197">I have several messages from the capitol for the two of you.” He said.</text:span></text:p>
      <text:p text:style-name="P40"><text:s text:c="5"/><text:span text:style-name="T197">Eugene accepted the messages and sighed. Report back at once! One demanded. Come back now! Another one said. Eugene looked to Calypso.</text:span></text:p>
      <text:p text:style-name="P40"><text:s text:c="5"/><text:span text:style-name="T197">Calypso read the last message. “They can’t be serious.” She said. “We haven’t found the killer yet.”</text:span></text:p>
      <text:p text:style-name="P40"><text:soft-page-break/><text:s text:c="5"/><text:span text:style-name="T197">Eugene shrugged. “Don’t know, they sound pretty serious to me.” He said, “Besides when was the last time they didn’t sound serious?”</text:span></text:p>
      <text:p text:style-name="P40"><text:s text:c="5"/><text:span text:style-name="T198">Calypso nodded. She knew what he meant. The capitol always sounded serious when it came down to messages.</text:span></text:p>
      <text:p text:style-name="P40"><text:s text:c="5"/>“<text:span text:style-name="T198">Guess we should go back.” Calypso said.</text:span></text:p>
      <text:p text:style-name="P40"><text:s text:c="5"/><text:span text:style-name="T198">Eugene crumpled a message up in his hand. “With what? Nothing to show for our efforts? All we have is a body.” Eugene said, “We failed Lucy and her family.”</text:span></text:p>
      <text:p text:style-name="P40"><text:s text:c="5"/><text:span text:style-name="T198">Calypso nodded. “Yes we did.”</text:span></text:p>
      <text:p text:style-name="P40"><text:s text:c="5"/><text:span text:style-name="T199">Turning around, Eugene and Calypso went upstairs to pack their belongings. There wasn’t anything that could be done about it. They had to go home.</text:span></text:p>
      <text:p text:style-name="P40"><text:s text:c="5"/><text:span text:style-name="T199">The train station wasn’t very crowded that day. They had orders to ship the body separately, which they arranged for.</text:span></text:p>
      <text:p text:style-name="P40"><text:s text:c="5"/><text:span text:style-name="T199">Eugene sat next to Calypso at the train station and frowned. He had never been pulled off an assignment until this one. The town of Overdone had a murderer in its midst and they didn’t know it.</text:span></text:p>
      <text:p text:style-name="P40"><text:s text:c="5"/><text:span text:style-name="T200">How could they not have caught the murderer? It made no sense to Eugene.</text:span></text:p>
      <text:p text:style-name="P40"><text:s text:c="5"/><text:span text:style-name="T200">Calypso was beside herself, she didn’t understand it either. She thought they had been making good progress, but when the capitol wanted you back the capitol wanted you back.</text:span></text:p>
      <text:p text:style-name="P40"><text:s text:c="5"/>“<text:span text:style-name="T200">Shuttle leaving for Earth arriving.” Announced a woman over a loud speaker. It was one of the few modern day things they had seen in Overdone since coming there.</text:span></text:p>
      <text:p text:style-name="P40"><text:s text:c="5"/><text:span text:style-name="T200">Eugene cursed under his breath. What the fuck did the capitol want them back for? It didn’t make </text:span><text:soft-page-break/><text:span text:style-name="T200">sense to him. Because they said his time was up that made it good enough?</text:span></text:p>
      <text:p text:style-name="P40"><text:s text:c="5"/><text:span text:style-name="T200">He wanted to resign his commission and just leave. Live wherever he wanted to live and do whatever he wanted to do. It was that simple. Well in thought it was simple. In action it would be quite a different challenge.</text:span></text:p>
      <text:p text:style-name="P40"><text:s text:c="5"/><text:span text:style-name="T201">Eugene wondered what was going through Calypso’s mind. He wanted to ask her, but was uneasy at the thought. What if she snapped at him? He would leave her thoughts be to herself unless she brought something up.</text:span></text:p>
      <text:p text:style-name="P40"><text:s text:c="5"/><text:span text:style-name="T201">Standing up, the duo walked towards the nearest shuttle. The doors opened letting of passengers. It would take an hour to make it back to Earth’s orbital dry dock. From there they would board another shuttle that would take them down to Earth. It was a quick trip from there. They would then stand trial at the capitol.</text:span></text:p>
      <text:p text:style-name="P40"><text:s text:c="5"/><text:span text:style-name="T201">Calypso’s fists were clenched. She wanted to punch someone. Being pulled off an assignment was grounds for humiliation. She would never be looked at the same again.</text:span></text:p>
      <text:p text:style-name="P40"><text:s text:c="5"/><text:span text:style-name="T202">Boarding the shuttle, Eugene and Calypso sat down in their assigned seats. Neither of them talked to each other. It was useless to talk really. There was nothing that could be said that would clear up the situation.</text:span></text:p>
      <text:p text:style-name="P40"><text:s text:c="5"/><text:span text:style-name="T203">Calypso wished there were something she could do to make the flight more enjoyable. Something that would make it less dreading or stressful. But she couldn’t think of anything.</text:span></text:p>
      <text:p text:style-name="P40"><text:s text:c="5"/><text:span text:style-name="T203">Eugene looked out the window at the Moon. He wondered how the people in Overdone would handle the rest of their lives. He wondered if they would be </text:span><text:soft-page-break/><text:span text:style-name="T203">able to get through the next twenty-four hours without another murder. Whatever the case, he wanted to know that they would be okay.</text:span></text:p>
      <text:p text:style-name="P40"><text:s text:c="5"/><text:span text:style-name="T204">Calypso reached out and held Eugene’s hand comforting him. She could tell he was stressed out of his mind. Eugene held her hand back.</text:span></text:p>
      <text:p text:style-name="P40"><text:s text:c="5"/><text:span text:style-name="T204">An hour later they were in orbit of Earth ready to board another shuttle. Calypso looked out at Earth, it was home. It was something to look forward to. Well most of the time it was something to look forward to. Now she wasn’t so certain about any of it.</text:span></text:p>
      <text:p text:style-name="P40"><text:s text:c="5"/><text:span text:style-name="T204">The second shuttle was smaller, not as big as the train shuttle they had just departed. </text:span><text:span text:style-name="T205">Calypso entered first then Eugene. </text:span><text:span text:style-name="T206">As they found their way to the back of the shuttle, Calypso frowned. This might be her last flight to Earth for a while.</text:span></text:p>
      <text:p text:style-name="P40"><text:s text:c="5"/><text:span text:style-name="T206">Eugene looked at Calypso, he followed her gaze out the window. He too wondered if this would be the last time he left Earth and came back.</text:span></text:p>
      <text:p text:style-name="P40"><text:s text:c="5"/>“<text:span text:style-name="T206">You don’t suppose we could convince the pilot to take us back to the Moon do you?” Eugene asked.</text:span></text:p>
      <text:p text:style-name="P40"><text:s text:c="5"/><text:span text:style-name="T206">Calypso smirked. “I doubt it. He has his orders.” She said. </text:span><text:span text:style-name="T207">She wondered if the man could be bought. Everyone had their own price. But what was the price of freedom?</text:span></text:p>
      <text:p text:style-name="P40"><text:s text:c="5"/><text:span text:style-name="T208">As the shuttle left space dock and made its way to Earth, Calypso squeezed Eugene’s hand. She hated reentry. It wasn’t her most favorite part of the trip. What if the heat shield didn’t hold? What if they burned up in the atmosphere in a crisp? So many what if’s to be had. So many questions to be asked.</text:span></text:p>
      <text:p text:style-name="P40"><text:s text:c="5"/><text:span text:style-name="T208">Eugene squeezed Calypso’s hand back reassuring her that everything was going to be okay. It was going to be more than okay because they were together. She didn’t have anything to be afraid of.</text:span></text:p>
      <text:p text:style-name="P40"><text:soft-page-break/><text:s text:c="5"/><text:span text:style-name="T208">Landing in the Pacific Ocean on a carrier, Calypso and Eugene exited the shuttle. </text:span><text:span text:style-name="T209">They were arrested immediately.</text:span></text:p>
      <text:p text:style-name="P40"><text:s text:c="5"/>“<text:span text:style-name="T209">Damn” Calypso said. “We should have tried to bribe the shuttle pilot.”</text:span></text:p>
      <text:p text:style-name="P40"><text:s text:c="5"/><text:span text:style-name="T209">The pilot looked out the door. “I would have taken money.” He said before getting back in the shuttle and closing the door. He had places to be and people to pick up.</text:span></text:p>
      <text:p text:style-name="P40"><text:s text:c="5"/>“<text:span text:style-name="T209">Where are we going?” Calypso asked the guards.</text:span></text:p>
      <text:p text:style-name="P40"><text:s text:c="5"/><text:span text:style-name="T209">One of the guards looked at her. “You’re to see the commander.” He said. “From there I don’t know. That remains to be seen.”</text:span></text:p>
      <text:p text:style-name="P40"><text:s text:c="5"/><text:span text:style-name="T209">Calypso nodded. The commander, right. It was typical to see the commanding officer of a ship you just landed on, even if you were being placed under arrest.</text:span></text:p>
      <text:p text:style-name="P40"/>
      <text:p text:style-name="P41">Chapter Eighteen</text:p>
      <text:p text:style-name="P41"/>
      <text:p text:style-name="P41"><text:s text:c="5"/><text:span text:style-name="T210">The commander’s quarters were clean and neat. Opening the door, he smiled at Calypso and Eugene. “Guests, just the ones I was looking for.” Looking at the shackles on their wrists and legs, he frowned. “No no, take these off. We won’t be needing them.” He said.</text:span></text:p>
      <text:p text:style-name="P41"><text:s text:c="5"/><text:span text:style-name="T210">The guards removed the shackles as ordered.</text:span></text:p>
      <text:p text:style-name="P41"><text:s text:c="5"/>“<text:span text:style-name="T210">That’s better.” The commander said. “My name is Commander John Burke.” He smiled at the duo. “I hear you’ve had quite an adventure. With little results from it.”</text:span></text:p>
      <text:p text:style-name="P41"><text:s text:c="5"/><text:span text:style-name="T210">Eugene nodded. “You could say that sir.” It was embarrassing to come back home empty handed.</text:span></text:p>
      <text:p text:style-name="P41"><text:soft-page-break/><text:s text:c="5"/><text:span text:style-name="T210">Commander Burke looked to Calypso. “Sharon, it’s good to see you again. Even under these circumstances.”</text:span></text:p>
      <text:p text:style-name="P41"><text:s text:c="5"/><text:span text:style-name="T210">Calypso nodded. “You too commander.” She said.</text:span></text:p>
      <text:p text:style-name="P41"><text:s text:c="5"/><text:span text:style-name="T211">Eugene raised his eyebrows at Calypso and smiled. There was a story there, he’d have to get it from her later.</text:span></text:p>
      <text:p text:style-name="P41"><text:s text:c="5"/>“<text:span text:style-name="T211">I’d like for you both to dine with me tonight.” Commander Burke offered, “I’m sure you haven’t had a good cooked meal since you left Earth. With whatever those people serve on the Moon, I’m sure it will be better than that.” He smiled.</text:span></text:p>
      <text:p text:style-name="P41"><text:s text:c="5"/><text:span text:style-name="T211">Calypso smiled back. “Thank you sir, that would be greatly appreciated.”</text:span></text:p>
      <text:p text:style-name="P41"><text:s text:c="5"/><text:span text:style-name="T211">Eugene </text:span><text:span text:style-name="T212">also</text:span><text:span text:style-name="T211"> smiled in return of the offer. </text:span><text:span text:style-name="T213">He hadn’t eaten aboard ship in a while, it would be nice and refreshing.</text:span></text:p>
      <text:p text:style-name="P41"><text:s text:c="5"/>“<text:span text:style-name="T213">The guards will show you to quarters while you’re aboard.” The commander said. “Please guards, show them to guest quarters.”</text:span></text:p>
      <text:p text:style-name="P41"><text:s text:c="5"/><text:span text:style-name="T213">The guards nodded and escorted Calypso and Eugene towards the finest guest quarters the ship had to offer. They would have to share a suite with a bunk bed in it. But that was okay for Eugene he didn’t mind. Calypso didn’t mind either. They were back safe on Earth, that’s really all that mattered to her.</text:span></text:p>
      <text:p text:style-name="P41"><text:s text:c="5"/><text:span text:style-name="T214">Eugene took the top bunk while Calypso took the lower.</text:span></text:p>
      <text:p text:style-name="P41"><text:s text:c="5"/>“<text:span text:style-name="T214">So here we are.” Eugene said.</text:span></text:p>
      <text:p text:style-name="P41"><text:s text:c="5"/>“<text:span text:style-name="T214">Yep, here we are.” Agreed Calypso. “I thought they would have thrown us in the brig by now, but nope we get to dine with the commander. How fun is that?” She said her words sharply, sarcastically.</text:span></text:p>
      <text:p text:style-name="P41"><text:soft-page-break/><text:s text:c="5"/><text:span text:style-name="T214">Eugene hung over the side of the bunk and looked at Calypso. She had her leg propped up and her jacket unzipped a bit.</text:span></text:p>
      <text:p text:style-name="P41"><text:s text:c="5"/>“<text:span text:style-name="T214">You don’t think we’ll be fine?” Eugene asked.</text:span></text:p>
      <text:p text:style-name="P41"><text:s text:c="5"/><text:span text:style-name="T214">Calypso shook her head. “No. They’ll have us in the brig by evening just you wait and see.” She breathed. As her chest rose up and down as she breathed in and exhaled, Calypso wondered if Eugene even noticed that she was a woman instead of his commanding officer. She fancied him and wondered if he fancied her in return. </text:span><text:span text:style-name="T215">Calypso brushed the thought away for a moment, how ridiculous would that be. She couldn’t date a subordinate. That would be wrong.</text:span></text:p>
      <text:p text:style-name="P41"><text:s text:c="5"/><text:span text:style-name="T216">Calypso touched Eugene’s dangling hand and held onto it. He didn’t let go either. He allowed her to touch his hand and connect. It was bliss.</text:span></text:p>
      <text:p text:style-name="P41"><text:s text:c="5"/><text:span text:style-name="T217">An hour later they were seated around the captain’s mess. The captain of the ship was on shore leave thus leaving Commander Burke in charge in his absence.</text:span></text:p>
      <text:p text:style-name="P41"><text:s text:c="5"/><text:span text:style-name="T217">They dined on liver and onions, one of Commander Burke’s favorite dishes.</text:span></text:p>
      <text:p text:style-name="P41"><text:s text:c="5"/>“<text:span text:style-name="T217">So Eugene, Sharon tells me you’ve wanted to leave the corp and return to civilian life. Is that true?”</text:span></text:p>
      <text:p text:style-name="P41"><text:s text:c="5"/><text:span text:style-name="T217">Eugene looked at Calypso who shrugged back at him. If she had said something it wasn’t because she was trying to stab him in the back, on the contrary she wanted the best for him.</text:span></text:p>
      <text:p text:style-name="P41"><text:s text:c="5"/>“<text:span text:style-name="T217">Yes sir.” Eugene said. “I think civilian life would do me some good.”</text:span></text:p>
      <text:p text:style-name="P41"><text:s text:c="5"/>“<text:span text:style-name="T218">I see.” Commander Burke said. “I could never leave the service, it’s too rooted in my family tree to leave; as I’m sure it is for Sharon.”</text:span></text:p>
      <text:p text:style-name="P41"><text:soft-page-break/><text:s text:c="5"/><text:span text:style-name="T218">Calypso nodded. “Yes sir.” She said, “Family bonds are deep in the service for sure.” She wanted to throw up. </text:span><text:span text:style-name="T219">Calypso hadn’t spoken to her family since she joined the service. There wasn’t anything she could do to make them understand her reasoning for joining up. They didn’t understand, that was the problem. She told a lie to cover the truth.</text:span></text:p>
      <text:p text:style-name="P41"><text:s text:c="5"/><text:span text:style-name="T220">As dinner concluded, Calypso and Eugene were escorted back to their joined guest quarters. Calypso bit her bottom lip. She wondered if she should make a move, it could be the last time she would have the chance.</text:span></text:p>
      <text:p text:style-name="P41"><text:s text:c="5"/><text:span text:style-name="T220">Taking Eugene’s hand in hers she brought him close. “Eugene,” She said. “I’ve been wanting to do this.” She kissed him on the mouth. Eugene’s eyes shot wide, he was not expecting such a rush and flow of emotions. Closing his eyes he allowed the kiss to envelope him. What happened next is history, only those two know exactly what happened and that’s how it’s meant to be.</text:span></text:p>
      <text:p text:style-name="P41"><text:s text:c="5"/><text:span text:style-name="T220">The next morning, Eugene woke up and hopped down from the top bunk. Calypso stirred. “Make the beeping stop.” She said.</text:span></text:p>
      <text:p text:style-name="P41"><text:s text:c="5"/><text:span text:style-name="T220">Eugene looked to his watch, oh eight hundred hours. He canceled the alarm. </text:span><text:span text:style-name="T221">Looking out the porthole on the side of the ship, Eugene could tell they were leaving wherever they had been and were sailing towards port. San Francisco to be exact.</text:span></text:p>
      <text:p text:style-name="P41"><text:s text:c="5"/>“<text:span text:style-name="T221">We’re heading in.” Eugene said. “Guess our time has come.”</text:span></text:p>
      <text:p text:style-name="P41"><text:s text:c="5"/><text:span text:style-name="T221">Calypso stood up and embraced Eugene. “I don’t regret what happened last night.” She said, “I hope you don’t either.”</text:span></text:p>
      <text:p text:style-name="P41"><text:s text:c="5"/><text:span text:style-name="T221">Eugene shook his head. “I don’t regret a thing.”</text:span></text:p>
      <text:p text:style-name="P41"><text:s text:c="5"/><text:span text:style-name="T221">Calypso smiled. “Good.”</text:span></text:p>
      <text:p text:style-name="P41"><text:soft-page-break/><text:s text:c="5"/><text:span text:style-name="T222">As the ship came closer to port, guards were sent to look after Calypso and Eugene. They were not to be let out of the guards’ sights.</text:span></text:p>
      <text:p text:style-name="P41"><text:s text:c="5"/><text:span text:style-name="T222">Once docked, Commander Burke made his way down to the guest quarters. Opening the door he smiled at Eugene and Calypso.</text:span></text:p>
      <text:p text:style-name="P41"><text:s text:c="5"/>“<text:span text:style-name="T222">We’re here.” He said. “Let’s get this nasty hearing over with shall we?” He said.</text:span></text:p>
      <text:p text:style-name="P41"><text:s text:c="5"/><text:span text:style-name="T222">The hearing would last for six days. Both Calypso and Eugene had their chance to tell their stories. Both felt their stories fell on deaf ears.</text:span></text:p>
      <text:p text:style-name="P41"><text:s text:c="5"/><text:span text:style-name="T235">Eugene and Calypso were found not guilty on all charges pressed against them. </text:span><text:span text:style-name="T236">With the exception of one, not finding the killer. They were found guilty and charged with conspiracy against the government.</text:span></text:p>
      <text:p text:style-name="P41"><text:s text:c="5"/><text:span text:style-name="T222">Both Eugene and Calypso were escorted out of the service and back into civilian lives. Neither seemed to mind that happening. They had each other.</text:span></text:p>
      <text:p text:style-name="P41"/>
      <text:p text:style-name="P42">Chapter Nineteen</text:p>
      <text:p text:style-name="P42"/>
      <text:p text:style-name="P42"><text:s text:c="5"/>Eugene held Calypso in his arms <text:span text:style-name="T223">as they embraced</text:span>. <text:span text:style-name="T223">They were in an apartment on the third floor overlooking the ocean in Florida.</text:span></text:p>
      <text:p text:style-name="P42"><text:s text:c="5"/>“<text:span text:style-name="T224">What shall we do today?” Eugene asked.</text:span></text:p>
      <text:p text:style-name="P42"><text:s text:c="5"/><text:span text:style-name="T224">Calypso turned over to face him. “I think we should go back to the Moon.” She said. “Let’s just hop on the next transport and leave here.”</text:span></text:p>
      <text:p text:style-name="P42"><text:s text:c="5"/><text:span text:style-name="T225">Eugene thought over the proposal. The Moon. If they left for the nine o’clock transport they would be able to make it in time for lunch.</text:span></text:p>
      <text:p text:style-name="P42"><text:s text:c="5"/><text:span text:style-name="T226">And so they went.</text:span></text:p>
      <text:p text:style-name="P42"><text:s text:c="5"/><text:span text:style-name="T226">Entering the saloon, Eugene took his arm off and started to place it in the locker. The bartender shook his head.</text:span></text:p>
      <text:p text:style-name="P42"><text:soft-page-break/><text:s text:c="5"/>“<text:span text:style-name="T226">No need for that Eugene.” He said. “You’re no longer a lawman, you’re welcome here as you are.”</text:span></text:p>
      <text:p text:style-name="P42"><text:s text:c="5"/><text:span text:style-name="T227">Eugene smiled as he walked up to the bar putting his arm back on. “Thank you kindly.”</text:span></text:p>
      <text:p text:style-name="P42"><text:s text:c="5"/>“<text:span text:style-name="T227">I’m sorry for all of that trying to run you out of town and all.” The bartender said. “I hope you can forgive me.”</text:span></text:p>
      <text:p text:style-name="P42"><text:s text:c="5"/><text:span text:style-name="T227">Eugene extended his hand and shook the bartender’s hand. “No hard feelings at all.” He said.</text:span></text:p>
      <text:p text:style-name="P42"><text:s text:c="5"/><text:span text:style-name="T227">Calypso walked up behind Eugene and put her arms around him. Eugene smiled.</text:span></text:p>
      <text:p text:style-name="P42"><text:s text:c="5"/>“<text:span text:style-name="T227">You two… together?” The bartender smiled. “I didn’t see that one coming.”</text:span></text:p>
      <text:p text:style-name="P42"><text:s text:c="5"/>“<text:span text:style-name="T227">Yeah.” Calypso said. </text:span><text:span text:style-name="T228">She held tighter onto Eugene.</text:span></text:p>
      <text:p text:style-name="P42"><text:s text:c="5"/>“<text:span text:style-name="T228">Well I guess you won’t be needing the girls’ services tonight.” The bartender winked.</text:span></text:p>
      <text:p text:style-name="P42"><text:s text:c="5"/><text:span text:style-name="T228">Eugene shook his head. “No sir, but we could do with some whiskey.”</text:span></text:p>
      <text:p text:style-name="P42"><text:s text:c="5"/>“<text:span text:style-name="T228">Coming right up.” The bartender said.</text:span></text:p>
      <text:p text:style-name="P42"><text:s text:c="5"/><text:span text:style-name="T229">Returning with two shot glasses, the bartender poured two shots of whiskey. “On the house.” He added.</text:span></text:p>
      <text:p text:style-name="P42"><text:s text:c="5"/><text:span text:style-name="T229">Eugene and Calypso picked up the shot glasses. “To us.” Eugene said.</text:span></text:p>
      <text:p text:style-name="P42"><text:s text:c="5"/>“<text:span text:style-name="T229">To the future.” Calypso said.</text:span></text:p>
      <text:p text:style-name="P42"><text:s text:c="5"/><text:span text:style-name="T229">They shot the whiskey and smiled at each other. </text:span><text:span text:style-name="T230">Their lives were just beginning together.</text:span></text:p>
      <text:p text:style-name="P42"><text:s text:c="5"/><text:span text:style-name="T230">A man walked into the saloon. He wore a badge. A lawman. The bartender looked his direction. “We don’t serve your kind!”</text:span></text:p>
      <text:p text:style-name="P42"><text:s text:c="5"/><text:span text:style-name="T230">The lawman walked up to the bar next to Eugene and Calypso. “Oh I think you will. I’m looking for someone.”</text:span></text:p>
      <text:p text:style-name="P42"><text:soft-page-break/><text:s text:c="5"/><text:span text:style-name="T230">Eugene rolled his eyes. Like that line wasn’t a well used one.</text:span></text:p>
      <text:p text:style-name="P42"><text:s text:c="5"/><text:span text:style-name="T230">The lawman placed a picture of a woman on the bar and frowned. “Been looking for this woman for over a year now, trail leads here.”</text:span></text:p>
      <text:p text:style-name="P42"><text:s text:c="5"/><text:span text:style-name="T230">Eugene looked at the photo. It was a picture of Anne, number three upstairs. What on earth did the lawman want to do with her? He wondered.</text:span></text:p>
      <text:p text:style-name="P42"><text:s text:c="5"/><text:span text:style-name="T231">The bartender looked at the photo and shook his head. “No one I recognize.” He said. “I’ll keep an eye out for you.”</text:span></text:p>
      <text:p text:style-name="P42"><text:s text:c="5"/><text:span text:style-name="T231">The lawman turned to Eugene and Calypso. “Have either of you seen this woman?”</text:span></text:p>
      <text:p text:style-name="P42"><text:s text:c="5"/><text:span text:style-name="T231">They both shook their heads no. Eugene thought about saying yes he had seen her, spent most of a night with her. But there was no need to hassle the woman. She’d done nothing wrong. There was no reason for the law to be looking for her.</text:span></text:p>
      <text:p text:style-name="P42"><text:s text:c="5"/><text:span text:style-name="T232">Eugene watched the lawman leave the saloon. He turned to the bartender. “Need me to tell her?”</text:span></text:p>
      <text:p text:style-name="P42"><text:s text:c="5"/><text:span text:style-name="T232">The bartender nodded. “Much obliged.”</text:span></text:p>
      <text:p text:style-name="P42"><text:s text:c="5"/><text:span text:style-name="T232">Walking upstairs Eugene knocked on door number three. Anne answered the door. “Lawman, you’re back for round two?”</text:span></text:p>
      <text:p text:style-name="P42"><text:s text:c="5"/><text:span text:style-name="T232">Eugene smiled. “No longer a lawman, and no I’m not looking for anything. Just some information. Another lawman is looking for you. Be safe.” He said.</text:span></text:p>
      <text:p text:style-name="P42"><text:s text:c="5"/><text:span text:style-name="T232">Anne sighed. “It was about time they caught up with me. Only a matter of time right?” She said.</text:span></text:p>
      <text:p text:style-name="P42"><text:s text:c="5"/><text:span text:style-name="T232">Eugene nodded “I suppose so, what did you do?”</text:span></text:p>
      <text:p text:style-name="P42"><text:s text:c="5"/><text:span text:style-name="T232">Anne shook her head. “Nope not going down that road with you. Don’t need you getting into trouble.” She smiled. “Besides, you’re a nice boy…go back to your girl down there. She looks lonely.” She closed the door.</text:span></text:p>
      <text:p text:style-name="P42"><text:soft-page-break/><text:s text:c="5"/><text:span text:style-name="T232">Walking back down the stairs, Eugene looked at Calypso. “She’s done something.” He said. “Wouldn’t tell me the details though.”</text:span></text:p>
      <text:p text:style-name="P42"><text:s text:c="5"/><text:span text:style-name="T232">Calypso nodded. “Well let the law take care of her.” She said. “If she can run let her run. But if the law does catch up to her, well, let them catch up.”</text:span></text:p>
      <text:p text:style-name="P42"><text:s text:c="5"/><text:span text:style-name="T233">Eugene nodded. “Yeah.” He agreed. </text:span><text:span text:style-name="T234">He felt sorry for Anne they had shared a moment in time. A moment that would never come back or relived. But Eugene had someone else in his life now and he was looking forward to living out his life with her. On the Moon of all places.</text:span></text:p>
      <text:p text:style-name="P42"><text:s text:c="5"/><text:span text:style-name="T234">Eugene looked at Calypso. “Let’s settle down here.” He said. “We can find work to keep us busy.”</text:span></text:p>
      <text:p text:style-name="P42"><text:s text:c="5"/><text:span text:style-name="T234">Calypso smiled. “Here? Are you sure?” She looked around at the rugged people not sure if Eugene was serious or not. </text:span><text:span text:style-name="T237">Tapping her shot glass on the table, she ordered another round of Whiskey. The bartender filled their glasses. She shot it and thought about what Eugene was proposing.</text:span></text:p>
      <text:p text:style-name="P42"><text:s text:c="5"/>“<text:span text:style-name="T237">One sec, I’ll be right back.” She said.</text:span></text:p>
      <text:p text:style-name="P42"><text:s text:c="5"/><text:span text:style-name="T237">Walking upstairs, Calypso knocked on door number three. Anne answered. “Calypso, I didn’t figure you’d be the type to come up here. I do service both men and women you know, wanna come in?”</text:span></text:p>
      <text:p text:style-name="P42"><text:s text:c="5"/><text:span text:style-name="T237">Calypso smiled. “Listen you’d better run. There’s a man looking for you.”</text:span></text:p>
      <text:p text:style-name="P42"><text:s text:c="5"/><text:span text:style-name="T237">Anne chuckled. “Yes I know, Eugene just told me.” She said. “</text:span><text:span text:style-name="T238">You two are a pair you know that?” She said.</text:span></text:p>
      <text:p text:style-name="P42"><text:s text:c="5"/><text:span text:style-name="T238">Calypso continued to smile. “He’s going to ask me to marry him, I can feel it.”</text:span></text:p>
      <text:p text:style-name="P42"><text:s text:c="5"/><text:span text:style-name="T238">Anne shrugged. “Marriage is good if you’re into that sort of thing. I prefer to keep my options open.” </text:span><text:soft-page-break/><text:span text:style-name="T238">She said. “You really are terrible at holding your whiskey aren’t you?” She asked.</text:span></text:p>
      <text:p text:style-name="P42"><text:s text:c="5"/><text:span text:style-name="T238">Calypso straightened up. “I can hold my own if that’s what you’re asking.” She said.</text:span></text:p>
      <text:p text:style-name="P42"><text:s text:c="5"/><text:span text:style-name="T238">Anne smiled. “That’s not what I meant at all.” She said. “I know you can hold your own, I’ve seen it. Anyways if you’re not interested in my company tonight, will you kindly leave so I can get some actual interest in here? I’m lonely.”</text:span></text:p>
      <text:p text:style-name="P42"><text:s text:c="5"/><text:span text:style-name="T238">Calypso nodded. “You got it.” She said and walked back downstairs to the bar.</text:span></text:p>
      <text:p text:style-name="P42"><text:s text:c="5"/>“<text:span text:style-name="T238">Come on” She said to Eugene. “She doesn’t want our help.”</text:span></text:p>
      <text:p text:style-name="P42"><text:s text:c="5"/><text:span text:style-name="T238">Eugene laughed. “I could have told you that.” He said. </text:span><text:span text:style-name="T239">Putting his arm around Calypso he tried to steady her.</text:span></text:p>
      <text:p text:style-name="P42"><text:s text:c="5"/>“<text:span text:style-name="T239">She’s a doo doo head.”</text:span></text:p>
      <text:p text:style-name="P42"><text:s text:c="5"/><text:span text:style-name="T239">Eugene continued to laugh. “There’s no reason for name calling.” He said.</text:span></text:p>
      <text:p text:style-name="P43"/>
      <text:p text:style-name="P44">Chapter Twenty</text:p>
      <text:p text:style-name="P44"/>
      <text:p text:style-name="P44"><text:s text:c="5"/>Eugene found work at a black smith while Calypso found work at the inn. They were happy with their chosen professions.</text:p>
      <text:p text:style-name="P44"><text:s text:c="5"/>One day while Eugene was working, the lawman showed up.</text:p>
      <text:p text:style-name="P44"><text:s text:c="5"/>“Eugene.” The man said, “Is it really you?”</text:p>
      <text:p text:style-name="P44"><text:s text:c="5"/>Eugene nodded. “In the flesh.” He said. “What can I do for you lawman?”</text:p>
      <text:p text:style-name="P44"><text:s text:c="5"/>Calling a person lawman meant you didn’t know their name and you didn’t care for it either.</text:p>
      <text:p text:style-name="P44"><text:s text:c="5"/>Eugene remembered when people would call him lawman. <text:span text:style-name="T240">It would tick him off beyond measure. Like </text:span><text:soft-page-break/><text:span text:style-name="T240">really irritated him. </text:span><text:span text:style-name="T241">Now he was calling other people by that name. </text:span><text:span text:style-name="T242">Interesting how the tables turned.</text:span></text:p>
      <text:p text:style-name="P44"><text:s text:c="5"/><text:span text:style-name="T243">The lawman looked at Eugene and frowned. He too didn’t take the nickname </text:span><text:span text:style-name="T244">well. “Thought you were above that kind of talk kid.” He said.</text:span></text:p>
      <text:p text:style-name="P44"><text:s text:c="5"/>“<text:span text:style-name="T244">Thought you were a man of noble intent.” The lawman continued. </text:span></text:p>
      <text:p text:style-name="P44"><text:s text:c="5"/><text:span text:style-name="T244">Eugene smiled “I am.” He smiled. “What’s your name?”</text:span></text:p>
      <text:p text:style-name="P44"><text:s text:c="5"/>“<text:span text:style-name="T244">Calvin.” The lawman said. “Name’s Calvin.”</text:span></text:p>
      <text:p text:style-name="P44"><text:s text:c="5"/>“<text:span text:style-name="T244">Okay Calvin it is.” Eugene said. “</text:span><text:span text:style-name="T245">Now, what is it you want?”</text:span></text:p>
      <text:p text:style-name="P44"><text:s text:c="5"/><text:span text:style-name="T245">Calvin looked at Eugene “I want to know what made you turn your back on the law.”</text:span></text:p>
      <text:p text:style-name="P44"><text:s text:c="5"/><text:span text:style-name="T245">Eugene looked serious for a moment. “I didn’t turn my back on the law.” He said. “</text:span><text:span text:style-name="T246">The law turned its back on me and my partner.”</text:span></text:p>
      <text:p text:style-name="P44"><text:s text:c="5"/><text:span text:style-name="T246">Calvin nodded. “I see.” He said. “You don’t really believe that do you?”</text:span></text:p>
      <text:p text:style-name="P44"><text:s text:c="5"/><text:span text:style-name="T246">Eugene picked up a hammer and began striking it against a piece of metal. “You can believe what you want to believe, I only tell the truth.” He said between strikes. Sparks flew everywhere.</text:span></text:p>
      <text:p text:style-name="P44"><text:s text:c="5"/><text:span text:style-name="T246">Calvin nodded again. “Okay I’ll give you that.” He said. “I was wondering if you’d be able to help me locate this girl. She’s gone missing and I need help from someone who knows the lay of the town.”</text:span></text:p>
      <text:p text:style-name="P44"><text:s text:c="5"/><text:span text:style-name="T246">Eugene put the hammer down and looked at Calvin. Could he really be asking for help from a former agent? That didn’t make any sense. It was typically against the law to do so.</text:span></text:p>
      <text:p text:style-name="P44"><text:s text:c="5"/>“<text:span text:style-name="T246">How can you be asking me this?” Eugene asked as he put the piece of metal in water to cool it. “Isn’t that a breach in protocol?”</text:span></text:p>
      <text:p text:style-name="P44"><text:soft-page-break/><text:s text:c="5"/><text:span text:style-name="T246">Calvin understood where Eugene was coming from. It was indeed a breach in protocol, but he needed to fine Anne and ask her some questions. It was that simple. “I only have a few questions for the girl. She’s not in trouble.” He paused. “Well she won’t be in trouble if I find her before they do.”</text:span></text:p>
      <text:p text:style-name="P44"><text:s text:c="5"/><text:span text:style-name="T246">Eugene frowned, before they do? What the hell did that mean?! He wasn’t sure if he could trust Calvin. Calvin was from the capitol, someone who couldn’t be trusted by nature. </text:span><text:span text:style-name="T247">It was the nature of the beast. Eugene finally understood why people feared officers from the capitol. Why they were afraid to be found. It only took him loosing everything he had to find that out.</text:span></text:p>
      <text:p text:style-name="P44"><text:s text:c="5"/>“<text:span text:style-name="T247">I know where she is.” Eugene said.</text:span></text:p>
      <text:p text:style-name="P44"><text:s text:c="5"/><text:span text:style-name="T247">Calvin smiled. “That’s great! Where?”</text:span></text:p>
      <text:p text:style-name="P44"><text:s text:c="5"/>“<text:span text:style-name="T247">Room three above the saloon.” Eugene replied. “She’s a whore, a prostitute, a lady of the evening as it were.” Eugene didn’t feel right giving away the information but he had to do something in order to keep the lawman off his </text:span><text:span text:style-name="T248">back.</text:span></text:p>
      <text:p text:style-name="P44"><text:s text:c="5"/><text:span text:style-name="T249">Calvin smiled. “Thank you Eugene, I owe you one.” </text:span><text:span text:style-name="T250">He walked away.</text:span></text:p>
      <text:p text:style-name="P44"><text:s text:c="5"/><text:span text:style-name="T251">Eugene didn’t want to know what he would get in return. </text:span><text:span text:style-name="T252">It better not be something he wouldn’t like. A surprise visit from an admiral perhaps taking him to prison? He didn’t like the thought.</text:span></text:p>
      <text:p text:style-name="P44"><text:s text:c="5"/><text:span text:style-name="T253">Putting away his tools, Eugene ran to the inn where Calypso was working. She was currently waiting tables.</text:span></text:p>
      <text:p text:style-name="P44"><text:s text:c="5"/>“<text:span text:style-name="T253">Can’t talk now Eugene.” Calypso said. “Kinda busy.”</text:span></text:p>
      <text:p text:style-name="P44"><text:s text:c="5"/><text:span text:style-name="T253">Eugene nodded. He could see that. But he wanted to tell her in person before someone else did.</text:span></text:p>
      <text:p text:style-name="P44"><text:soft-page-break/><text:s text:c="5"/>“<text:span text:style-name="T253">I told him.” Eugene said. “I told him exactly where she is.”</text:span></text:p>
      <text:p text:style-name="P44"><text:s text:c="5"/><text:span text:style-name="T253">Calypso stopped for a moment. “You did what?” She said. “Are you kidding me right now?” She put her hands on her hips.</text:span></text:p>
      <text:p text:style-name="P44"><text:s text:c="5"/><text:span text:style-name="T253">Eugene shook his head. “No I’m not kidding you right now.” He said, “I told him where to find Anne. He just has some questions for her, that’s all.”</text:span></text:p>
      <text:p text:style-name="P44"><text:s text:c="5"/><text:span text:style-name="T253">Calypso shook her head. “You of all people should know that’s not all when it comes to the work of a lawman.”</text:span></text:p>
      <text:p text:style-name="P44"><text:s text:c="5"/><text:span text:style-name="T253">Eugene nodded. He did know but that wasn’t enough </text:span><text:span text:style-name="T254">for Calypso. She wanted to make it clear that what he had done was wrong.</text:span></text:p>
      <text:p text:style-name="P44"><text:s text:c="5"/>“<text:span text:style-name="T254">You have totally crossed the line.” Calypso said. “Don’t you want the townspeople to trust us?”</text:span></text:p>
      <text:p text:style-name="P44"><text:s text:c="5"/><text:span text:style-name="T254">Eugene frowned. He had don’t something wrong for sure. The townspeople wouldn’t trust him, not if word got out of what he had done.</text:span></text:p>
      <text:p text:style-name="P44"><text:s text:c="5"/><text:span text:style-name="T255">Across the street, Calvin walked into the saloon. He walked up to the bartender.</text:span></text:p>
      <text:p text:style-name="P44"><text:s text:c="5"/><text:span text:style-name="T255">The bartender was about to give his usual line of we don’t serve your kind, when Calvin pulled out a coin purse.</text:span></text:p>
      <text:p text:style-name="P44"><text:s text:c="5"/><text:span text:style-name="T255">Setting several coins down on the counter, he pointed up to room three. “I just need five minutes alone with her.” He said.</text:span></text:p>
      <text:p text:style-name="P44"><text:s text:c="5"/><text:span text:style-name="T255">The bartender nodded. “Five minutes. You’ve got it.” He said. The bartender regretted his decision almost immediately.</text:span></text:p>
      <text:p text:style-name="P44"><text:s text:c="5"/><text:span text:style-name="T256">Walking up to room three, Calvin knocked on Anne’s door. She opened it. “Come on in stranger.” She said.</text:span></text:p>
      <text:p text:style-name="P44"><text:s text:c="5"/><text:span text:style-name="T256">The lawman flashed his badge. “I’m here on official business.” He said.</text:span></text:p>
      <text:p text:style-name="P44"><text:soft-page-break/><text:s text:c="5"/><text:span text:style-name="T256">Anne sighed. “That hasn’t stopped your kind in the past.” She played with his tie. “Besides, don’t tell me you’d be willing to ignore this.” She gestured to her body.</text:span></text:p>
      <text:p text:style-name="P44"><text:s text:c="5"/><text:span text:style-name="T256">Calvin walked inside and closed the door.</text:span></text:p>
      <text:p text:style-name="P44"/>
      <text:p text:style-name="P45">Chapter Twenty-One</text:p>
      <text:p text:style-name="P45"/>
      <text:p text:style-name="P45"><text:s text:c="5"/><text:span text:style-name="T257">It took twenty minutes, not five, to interrogate Anne. Once Calvin was satisfied she didn’t know anything he allowed her to go.</text:span></text:p>
      <text:p text:style-name="P45"><text:s text:c="5"/><text:span text:style-name="T257">Anne rushed from the room and ran downstairs to the bartender. “How could you!” She said. “How could you!”</text:span></text:p>
      <text:p text:style-name="P45"><text:s text:c="5"/><text:span text:style-name="T257">The bartender shook his head in </text:span><text:span text:style-name="T258">sorrow. How could he indeed. He couldn’t look Anne in the eyes. He was supposed to be there to protect the working girls not give them up to the feds. But here he was regretting his decision all over again.</text:span></text:p>
      <text:p text:style-name="P45"><text:s text:c="5"/><text:span text:style-name="T258">Calvin walked down the stairs and up to the bar. “She was very helpful.” He said. “In the end. I feel like I owe you more money.” Setting his coin purse down on the counter he paused. “Take what you feel is fair.”</text:span></text:p>
      <text:p text:style-name="P45"><text:s text:c="5"/><text:span text:style-name="T258">The bartender took the coin purse and pocketed it. “I think that should do nicely.” he said.</text:span></text:p>
      <text:p text:style-name="P45"><text:s text:c="5"/>“<text:span text:style-name="T259">Fair enough.” Calvin said, “I’ll be back.” He walked out the front door.</text:span></text:p>
      <text:p text:style-name="P45"><text:s text:c="5"/><text:span text:style-name="T260">The bartender handed the coin purse over to Anne. “I know it won’t make up for it, but here you go.” He said.</text:span></text:p>
      <text:p text:style-name="P45"><text:s text:c="5"/><text:span text:style-name="T260">Anne took the money. “This doesn’t make us even.” She said. “I’m still mad at you.”</text:span></text:p>
      <text:p text:style-name="P45"><text:s text:c="5"/><text:span text:style-name="T260">The bartender folded his arms. “Yeah I know.” He said. </text:span><text:span text:style-name="T261">Mike watched as Anne walked back upstairs to </text:span><text:soft-page-break/><text:span text:style-name="T261">wait for more clients. </text:span><text:span text:style-name="T262">She was wearing a red dress, one of his favorites. It was low cut so you could see her well developed breasts. A perfect dress for a lady of the night.</text:span></text:p>
      <text:p text:style-name="P45"><text:s text:c="5"/><text:span text:style-name="T263">Across the saloon Eugene and Calypso sat at a table. They had just watched the entire episode unfurl. Eugene felt bad for letting Calvin know where Anne was, but some habits die hard.</text:span></text:p>
      <text:p text:style-name="P45"><text:s text:c="5"/>“<text:span text:style-name="T263">Go to her.” Calypso said. “Go comfort her.”</text:span></text:p>
      <text:p text:style-name="P45"><text:s text:c="5"/><text:span text:style-name="T263">Eugene looked at Calypso and shook his head. “I can’t do that to you.” He said. ‘That would be wrong.”</text:span></text:p>
      <text:p text:style-name="P45"><text:s text:c="5"/><text:span text:style-name="T263">Calypso shook her head. “I’m allowing it this once.” She said. “Go to her.”</text:span></text:p>
      <text:p text:style-name="P45"><text:s text:c="5"/><text:span text:style-name="T263">Eugene stood and crossed the saloon. Walking up to Mike he asked if Anne was available. She was. He walked up the stairs taking two at a time. Reaching the third door, Eugene knocked gently. Part of him hoped she wouldn’t answer.</text:span></text:p>
      <text:p text:style-name="P45"><text:s text:c="5"/><text:span text:style-name="T263">But she did.</text:span></text:p>
      <text:p text:style-name="P45"><text:s text:c="5"/>“<text:span text:style-name="T263">Eugene.” Anne said. “What are you doing up here?”</text:span></text:p>
      <text:p text:style-name="P45"><text:s text:c="5"/><text:span text:style-name="T263">Eugene held out a hand which Anne took. “I’m here to comfort you.” He said. “I saw what happened.”</text:span></text:p>
      <text:p text:style-name="P45"><text:s text:c="5"/><text:span text:style-name="T263">Anne smiled. “Oh Eugene, that’s so sweet of you. It’ll cost you, but that’s sweet of you.”</text:span></text:p>
      <text:p text:style-name="P45"><text:s text:c="5"/><text:span text:style-name="T263">Eugene nodded. “I know.” He walked inside and closed the door </text:span><text:span text:style-name="T264">behind him</text:span><text:span text:style-name="T263">.</text:span></text:p>
      <text:p text:style-name="P45"><text:s text:c="5"/><text:span text:style-name="T269">Once inside, Anne disrobed and sat there naked in front of Eugene. “You’ve earned it Eugene.” She said. “Whatever you want, you can have.”</text:span></text:p>
      <text:p text:style-name="P45"><text:s text:c="5"/><text:span text:style-name="T269">Eugene held Anne’s hand. “Let’s just talk for a moment.”</text:span></text:p>
      <text:p text:style-name="P45"><text:soft-page-break/><text:s text:c="5"/><text:span text:style-name="T274">It would be a lie to say Eugene wasn’t tempted. He remembered the last time he had been with Anne, it had been a special moment for him.</text:span></text:p>
      <text:p text:style-name="P45"><text:s text:c="5"/><text:span text:style-name="T265">An hour later Eugene emerged from Anne’s room. His shirt was barely tucked in. Walking down the steps he smiled at Mike. “She’s a good woman you have working for you.” He said.</text:span></text:p>
      <text:p text:style-name="P45"><text:s text:c="5"/><text:span text:style-name="T265">Mike nodded. “Yeah I know.”</text:span></text:p>
      <text:p text:style-name="P45"><text:s text:c="5"/><text:span text:style-name="T265">Crossing the saloon Eugene sat down at the table where Calypso was still seated.</text:span></text:p>
      <text:p text:style-name="P45"><text:s text:c="5"/>“<text:span text:style-name="T265">You look happy.” She said.</text:span></text:p>
      <text:p text:style-name="P45"><text:s text:c="5"/><text:span text:style-name="T265">Eugene smiled. “We talked.” He said. “</text:span><text:span text:style-name="T266">She’s not that bad of a person once you get to know her.”</text:span></text:p>
      <text:p text:style-name="P45"><text:s text:c="5"/><text:span text:style-name="T266">Calypso nodded. “Oh I’m sure you got to know her inside and out.” She winked at Eugene.</text:span></text:p>
      <text:p text:style-name="P45"><text:s text:c="5"/><text:span text:style-name="T266">Eugene shook his head. “It wasn’t anything like that.”</text:span></text:p>
      <text:p text:style-name="P45"><text:s text:c="5"/>“<text:span text:style-name="T266">It’s okay Eugene.” Calypso said. “It’s fine. I’m fine with it.”</text:span></text:p>
      <text:p text:style-name="P45"><text:s text:c="5"/><text:span text:style-name="T266">Eugene could tell that wasn’t the case. Calypso was jealous of what had occurred between Eugene and Anne. All they did was talk. Sure Anne tried to make out with Eugene but he wouldn’t allow it. He didn’t want to betray Calypso. So all they did was talk.</text:span></text:p>
      <text:p text:style-name="P45"><text:s text:c="5"/><text:span text:style-name="T267">They shared stories of childhood. Two very different childhoods were had. They shared stories of adulthood as well, again two different stories were to be told. Either way the stories would never be the same or close to the same. Both lived happy different lives, that much was for sure. Eugene marveled at how well Anne had it. He didn’t expect any of her life to be normal considering where she was. Working as a call girl at a saloon. But she had no complaints, she enjoyed her life and her profession. </text:span><text:span text:style-name="T268">If you could call it a profession.</text:span></text:p>
      <text:p text:style-name="P45"><text:soft-page-break/><text:s text:c="5"/><text:span text:style-name="T268">Eugene tried to convince Calypso that’s all they talked about but she didn’t believe him. Well either she didn’t believe him or she was teasing him about not believing him. Either way she didn’t believe a word he said, but that was okay. She had given him a free pass, if he took her up on it that was up to him.</text:span></text:p>
      <text:p text:style-name="P45"><text:s text:c="5"/><text:span text:style-name="T270">Finishing her whiskey, Calypso stood up from the table. “We should get back to work.”</text:span></text:p>
      <text:p text:style-name="P45"><text:s text:c="5"/><text:span text:style-name="T270">Eugene looked at Calypso and shook his head. “I don’t think you’re in any condition to work. How many shots have you had?”</text:span></text:p>
      <text:p text:style-name="P45"><text:s text:c="5"/><text:span text:style-name="T270">Calypso held up two fingers “Six.” She said.</text:span></text:p>
      <text:p text:style-name="P45"><text:s text:c="5"/><text:span text:style-name="T270">Eugene held onto her. “Yeah I think you’re done for the day.” He said, “One of these days you’ll learn you can’t hold your liquor. Six shots? Oh dear.”</text:span></text:p>
      <text:p text:style-name="P45"><text:s text:c="5"/><text:span text:style-name="T271">They walked back to their home on the edge of town. It was a small place but it was someplace to live.</text:span></text:p>
      <text:p text:style-name="P45"><text:s text:c="5"/><text:span text:style-name="T271">Once inside Eugene led Calypso over to the bed and laid her down. “There you are my dear, get some rest. Sleep the booze off.” He said.</text:span></text:p>
      <text:p text:style-name="P45"><text:s text:c="5"/><text:span text:style-name="T271">Calypso nodded. “Yes darling.” </text:span><text:span text:style-name="T272">She turned over on the bed and sunk her face deep into the pillow. She would sleep good that much was certain.</text:span></text:p>
      <text:p text:style-name="P45"><text:s text:c="5"/><text:span text:style-name="T272">Eugene sneaked back out of the house and walked back to the saloon. There was a lawman out there who had answers. Eugene intended to confront him and get some answers. Much deserved answers.</text:span></text:p>
      <text:p text:style-name="P45"/>
      <text:p text:style-name="P46">Chapter Twenty-Two</text:p>
      <text:p text:style-name="P46"/>
      <text:p text:style-name="P46"><text:s text:c="5"/><text:span text:style-name="T273">Walking back into the saloon Eugene walked up to Calvin who was shooting darts.</text:span></text:p>
      <text:p text:style-name="P46"><text:s text:c="5"/>“<text:span text:style-name="T273">The ex lawman appears.” Calvin said </text:span><text:span text:style-name="T275">throwing a dart. “What can I do for you?”</text:span></text:p>
      <text:p text:style-name="P46"><text:soft-page-break/><text:s text:c="5"/><text:span text:style-name="T275">Eugene picked up some darts and played. Throwing a dart, it hit the outer board, no points. “I was wondering what it is you asked Anne.” He said.</text:span></text:p>
      <text:p text:style-name="P46"><text:s text:c="5"/><text:span text:style-name="T275">Calvin smiled. “That’s for me to know.” He said. “Besides I saw you go up and comfort her. Was it a good lay?” He asked.</text:span></text:p>
      <text:p text:style-name="P46"><text:s text:c="5"/><text:span text:style-name="T275">Eugene threw another dart, bullseye. “We just talked.” He said.</text:span></text:p>
      <text:p text:style-name="P46"><text:s text:c="5"/>“<text:span text:style-name="T275">And she didn’t say anything of what we talked about.” Calvin said. “I find that hard to believe.”</text:span></text:p>
      <text:p text:style-name="P46"><text:s text:c="5"/><text:span text:style-name="T275">Eugene nodded. “It’s true. She didn’t bring up anything you two talked about. That’s why I’m here.”</text:span></text:p>
      <text:p text:style-name="P46"><text:s text:c="5"/>“<text:span text:style-name="T276">Where’s that girlfriend of yours.” Calvin said. “I bet she’s a good lay too.”</text:span></text:p>
      <text:p text:style-name="P46"><text:s text:c="5"/><text:span text:style-name="T276">Eugene dropped his darts and put his arm around Calvin’s throat. “What did you say lawman?” He asked.</text:span></text:p>
      <text:p text:style-name="P46"><text:s text:c="5"/>“<text:span text:style-name="T276">So the truth comes out.” Calvin said. “I always suspected there was something between the two of you, but now you’ve shown me there was all along.”</text:span></text:p>
      <text:p text:style-name="P46"><text:s text:c="5"/><text:span text:style-name="T276">Eugene let Calvin go. “Don’t be disrespecting Sharon.” He said. “You can say anything you want about the whore’s who work here, but don’t you dare say anything about Sharon.”</text:span></text:p>
      <text:p text:style-name="P46"><text:s text:c="5"/><text:span text:style-name="T276">Calvin put up his hands. “No worries chief, didn’t know it would set you off like that. My bad.” He said.</text:span></text:p>
      <text:p text:style-name="P46"><text:s text:c="5"/><text:span text:style-name="T276">Eugene nodded. Putting the darts down, he was done playing. “So, where does your case lead you next?” He asked as though nothing had happened.</text:span></text:p>
      <text:p text:style-name="P46"><text:s text:c="5"/><text:span text:style-name="T276">Calvin shook his head. “Not sure.” He said. “I’m back to square one. I thought Anne would have known something, but she didn’t.” He frowned, “It would be nice to have a break into this case.”</text:span></text:p>
      <text:p text:style-name="P46"><text:soft-page-break/><text:s text:c="5"/>“<text:span text:style-name="T276">Maybe you should just give up and go home.” Eugene offered. “You never know maybe the person you’re looking for is on Earth.”</text:span></text:p>
      <text:p text:style-name="P46"><text:s text:c="5"/>“<text:span text:style-name="T277">No, I’ve been told by an informant that the person I’m looking for is here.” Calvin said. “They’re pretty reliable.”</text:span></text:p>
      <text:p text:style-name="P46"><text:s text:c="5"/><text:span text:style-name="T277">Nick walked into the saloon and took a look around. He walked up to Eugene. “Lawman.” He said. “I hear you aren’t a lawman anymore.” He held out a hand. “Name’s Nick.”</text:span></text:p>
      <text:p text:style-name="P46"><text:s text:c="5"/><text:span text:style-name="T277">Eugene shook Nick’s hand. “Eugene.” He said.</text:span></text:p>
      <text:p text:style-name="P46"><text:s text:c="5"/><text:span text:style-name="T277">Calvin looked at Nick.</text:span></text:p>
      <text:p text:style-name="P46"><text:s text:c="5"/><text:span text:style-name="T277">Nick looked back at Calvin. “I hear you’re the new lawman in town.” He said. “Best be keeping an eye out, never know what’s going to happen.”</text:span></text:p>
      <text:p text:style-name="P46"><text:s text:c="5"/><text:span text:style-name="T277">Nick walked away over to the bar to order a drink.</text:span></text:p>
      <text:p text:style-name="P46"><text:s text:c="5"/>“<text:span text:style-name="T277">Is that a threat?” Calvin asked Eugene.</text:span></text:p>
      <text:p text:style-name="P46"><text:s text:c="5"/><text:span text:style-name="T277">Eugene shrugged. “Don’t have a clue. It’s hard to tell with that one.”</text:span></text:p>
      <text:p text:style-name="P46"><text:s text:c="5"/>“<text:span text:style-name="T278">Well that’s...comforting.” Calvin said, “I best be going. There’s leads to follow up on. I’ll catch you later.”</text:span></text:p>
      <text:p text:style-name="P46"><text:s text:c="5"/>“<text:span text:style-name="T278">Is that a threat?” Eugene asked.</text:span></text:p>
      <text:p text:style-name="P46"><text:s text:c="5"/>“<text:span text:style-name="T278">It’s a promise.” Calvin said as he walked away and out the door of the saloon.</text:span></text:p>
      <text:p text:style-name="P46"><text:s text:c="5"/><text:span text:style-name="T280">Walking up to the bar, Eugene caught the tail end of a conversation between Mike the bartender and Nick.</text:span></text:p>
      <text:p text:style-name="P46"><text:s text:c="5"/>“<text:span text:style-name="T280">You can’t be serious.” Nick said.</text:span></text:p>
      <text:p text:style-name="P46"><text:s text:c="5"/>“<text:span text:style-name="T280">Oh I’m one hundred percent serious.” Mike said. “Heard it with my own two ears.”</text:span></text:p>
      <text:p text:style-name="P46"><text:s text:c="5"/><text:span text:style-name="T280">As Eugene approached, the two men stopped talking.</text:span></text:p>
      <text:p text:style-name="P46"><text:s text:c="5"/>“<text:span text:style-name="T280">So, Eugene.” Nick said. “No hard feelings right?”</text:span></text:p>
      <text:p text:style-name="P46"><text:soft-page-break/><text:s text:c="5"/><text:span text:style-name="T280">Eugene shook his head. There was nothing he knew of for there to be any hard feelings. “No, none at all.”</text:span></text:p>
      <text:p text:style-name="P46"><text:s text:c="5"/>“<text:span text:style-name="T280">Good.” Nick said. “Mike was just telling me here about some horse racing going on in the outer rim. Think you’d be willing to take a shuttle there with me sometime and bet on some horses?”</text:span></text:p>
      <text:p text:style-name="P46"><text:s text:c="5"/><text:span text:style-name="T280">Eugene nodded. “Sure Nick, sounds fun.” He smiled.</text:span></text:p>
      <text:p text:style-name="P46"><text:s text:c="5"/>“<text:span text:style-name="T281">Atta boy,” Nick said.</text:span></text:p>
      <text:p text:style-name="P46"><text:s text:c="5"/><text:span text:style-name="T281">Mike frowned. “You’ve never asked me to go see horses with you Nick. What gives?” He asked.</text:span></text:p>
      <text:p text:style-name="P46"><text:s text:c="5"/><text:span text:style-name="T281">Nick looked at Mike. “You never seemed the type to be interested in going to a horse race. If you want to come along, you’re more than welcome.”</text:span></text:p>
      <text:p text:style-name="P46"><text:s text:c="5"/><text:span text:style-name="T281">Mike shook his head. “Nah, don’t want to get in the way of your bromance.” He teased.</text:span></text:p>
      <text:p text:style-name="P46"><text:s text:c="5"/>“<text:span text:style-name="T281">There’s no bromance.” Nick said. “It’s just, we’re just, what?”</text:span></text:p>
      <text:p text:style-name="P46"><text:s text:c="5"/><text:span text:style-name="T281">Eugene laughed. “He’s pulling your leg man. Let it go.”</text:span></text:p>
      <text:p text:style-name="P46"><text:s text:c="5"/><text:span text:style-name="T282">Nick looked at Mike, “That’s not cool man.” He said, “Not cool at all.”</text:span></text:p>
      <text:p text:style-name="P46"><text:s text:c="5"/><text:span text:style-name="T283">Mike laughed along with Eugene. He didn’t get why Nick didn’t enjoy a good joke. Maybe because the joke was aimed directly at him. </text:span><text:span text:style-name="T284">Whatever the case, he didn’t like it.</text:span></text:p>
      <text:p text:style-name="P46"><text:s text:c="5"/>“<text:span text:style-name="T284">What brings you into town Nick?” Eugene asked.</text:span></text:p>
      <text:p text:style-name="P46"><text:s text:c="5"/><text:span text:style-name="T284">Nick smiled. “I heard you got some trouble with a lawman roaming these parts, so I figured I would come and see what all the fuss is about.” He looked at Mike, “I’ll have a beer.” He said.</text:span></text:p>
      <text:p text:style-name="P46"><text:s text:c="5"/>“<text:span text:style-name="T284">Coming right up.” Mike said.</text:span></text:p>
      <text:p text:style-name="P46"><text:soft-page-break/><text:s text:c="5"/><text:span text:style-name="T284">Bringing a fresh glass of beer, Mike handed it to Nick who took a drink from the glass. “Refreshing.” He said.</text:span></text:p>
      <text:p text:style-name="P46"><text:s text:c="5"/><text:span text:style-name="T284">Eugene also ordered a beer and began to drink. “So do you know this lawman?” He asked.</text:span></text:p>
      <text:p text:style-name="P46"><text:s text:c="5"/><text:span text:style-name="T284">Nick nodded. “We’ve had some dealings, Calvin and I.” He said, “None of them were pleasant.”</text:span></text:p>
      <text:p text:style-name="P46"><text:s text:c="5"/><text:span text:style-name="T284">Taking another swallow of his beer Eugene nodded. “I see.” He said.</text:span></text:p>
      <text:p text:style-name="P46"><text:s text:c="5"/>“<text:span text:style-name="T284">There’s rumors that you helped him find Anne.” Nick said.</text:span></text:p>
      <text:p text:style-name="P46"><text:s text:c="5"/><text:span text:style-name="T284">Eugene coughed his last swallow back up.</text:span></text:p>
      <text:p text:style-name="P46"><text:s text:c="5"/><text:span text:style-name="T284">Nick looked at Eugene. “That sums up my feelings on the subject just fine.” He smiled. “Now why would you be helping out a lawman?” Nick didn’t trust lawmen, he didn’t like them he didn’t trust them, he hated lawmen.</text:span></text:p>
      <text:p text:style-name="P46"><text:s text:c="5"/><text:span text:style-name="T284">Eugene shook his head. “It’s nothing like that.” He said. “The man just needed some information that’s all. I led him to that information. She’s up in her room unhurt. I promise.”</text:span></text:p>
      <text:p text:style-name="P46"><text:s text:c="5"/>“<text:span text:style-name="T284">Unhurt, except from the questioning she had to go through.” Nick said. “I’m not sure I trust you Eugene.” Nick followed up with, “Once a lawman always a lawman.”</text:span></text:p>
      <text:p text:style-name="P46"><text:s text:c="5"/><text:span text:style-name="T284">Eugene shook his head. “Nothing like that, I promise.”</text:span></text:p>
      <text:p text:style-name="P46"><text:s text:c="5"/><text:span text:style-name="T284">Nick finished his beer. “Right. That’s what they all say.” He walked out of the saloon.</text:span></text:p>
      <text:p text:style-name="P46"><text:s text:c="5"/><text:span text:style-name="T284">Mike turned to Eugene. “Guess you can’t take the law out of the man after all. Might as well leave while you still can.”</text:span></text:p>
      <text:p text:style-name="P46"><text:s text:c="5"/><text:span text:style-name="T284">Eugene left the saloon.</text:span></text:p>
      <text:p text:style-name="P46"/>
      <text:p text:style-name="P47">Chapter Twenty-Three</text:p>
      <text:p text:style-name="P47"><text:soft-page-break/></text:p>
      <text:p text:style-name="P47"><text:s text:c="5"/><text:span text:style-name="T285">Walking back to his home, Eugene found Calypso fast asleep. She was sleeping off the alcohol she had consumed. He would let her sleep, there was no reason to wake her and tell her how bad he had made a mess of their lives.</text:span></text:p>
      <text:p text:style-name="P47"><text:s text:c="5"/><text:span text:style-name="T286">The next morning, Eugene woke to find Calypso wasn’t in bed. She had gotten up in the middle of the night or something. He looked around the house and couldn’t find her.</text:span></text:p>
      <text:p text:style-name="P47"><text:s text:c="5"/>“<text:span text:style-name="T286">Sharon?” Eugene called out. “Sharon are you here?” He asked.</text:span></text:p>
      <text:p text:style-name="P47"><text:s text:c="5"/><text:span text:style-name="T286">There was no response.</text:span></text:p>
      <text:p text:style-name="P47"><text:s text:c="5"/><text:span text:style-name="T286">Eugene walked out the door, he needed to find Calypso as fast as he could.</text:span></text:p>
      <text:p text:style-name="P47"><text:s text:c="5"/><text:span text:style-name="T286">Walking into the inn, he found Calypso hiding in the kitchen.</text:span></text:p>
      <text:p text:style-name="P47"><text:s text:c="5"/>“<text:span text:style-name="T286">What did you do?” Calypso asked.</text:span></text:p>
      <text:p text:style-name="P47"><text:s text:c="5"/><text:span text:style-name="T286">Eugene frowned. “They know about me helping the lawman.” He said. “I’m sorry.”</text:span></text:p>
      <text:p text:style-name="P47"><text:s text:c="5"/>“<text:span text:style-name="T286">Sorry. You’re sorry?!” Calypso asked rhetorically. “They won’t even talk to me!”</text:span></text:p>
      <text:p text:style-name="P47"><text:s text:c="5"/>“<text:span text:style-name="T286">We’ll have to find someplace else to live.” Eugene said. “I hear there are settlements on the moons of Saturn, we can settle on one of them.”</text:span></text:p>
      <text:p text:style-name="P47"><text:s text:c="5"/><text:span text:style-name="T286">Calypso frowned. “But we had just gotten to know this place.” She said, “Now you expect me to pack up and leave?”</text:span></text:p>
      <text:p text:style-name="P47"><text:s text:c="5"/><text:span text:style-name="T286">Eugene nodded. “I’m sorry.” He said, “There’s no excuse for what I’ve done. I’m really sorry honey.”</text:span></text:p>
      <text:p text:style-name="P47"><text:s text:c="5"/><text:span text:style-name="T286">Calypso clenched her fists. “You don’t know how angry I am right now. Get out of here.” She said.</text:span></text:p>
      <text:p text:style-name="P48"><text:s text:c="5"/>Taking a transport to the moon of Titan, Eugene and Calypso landed safely. <text:span text:style-name="T287">Exiting the shuttle, Calypso looked around.</text:span></text:p>
      <text:p text:style-name="P48"><text:soft-page-break/><text:s text:c="5"/>“<text:span text:style-name="T287">So this is Titan.” She huffed.</text:span></text:p>
      <text:p text:style-name="P48"><text:s text:c="5"/>“<text:span text:style-name="T287">This is Titan.” Eugene repeated. “</text:span><text:span text:style-name="T288">Come on, let’s go check out the town.”</text:span></text:p>
      <text:p text:style-name="P48"><text:s text:c="5"/><text:span text:style-name="T288">Walking into town, the duo looked around. It wasn’t like the Earth’s Moon. Where those people had taken to the old west, these people on Titan embraced technology. Everything looked so modern, so real. Eugene was impressed by how shiny the city looked.</text:span></text:p>
      <text:p text:style-name="P48"><text:s text:c="5"/>“<text:span text:style-name="T288">Let’s find the local watering hole.” Eugene said.</text:span></text:p>
      <text:p text:style-name="P48"><text:s text:c="5"/><text:span text:style-name="T288">Calypso nodded. “Aye.”</text:span></text:p>
      <text:p text:style-name="P48"><text:s text:c="5"/><text:span text:style-name="T290">You could tell a lot about a civilization by their local bar. The bartender alone could tell you a lot about the city and the people who lived in the city. That’s exactly what Eugene was looking for.</text:span></text:p>
      <text:p text:style-name="P48"><text:s text:c="5"/><text:span text:style-name="T290">Walking downtown they saw neon lights everywhere. </text:span><text:span text:style-name="T291">It was like some of the cities back on Earth. So modern.</text:span></text:p>
      <text:p text:style-name="P48"><text:s text:c="5"/><text:span text:style-name="T291">Finding the bar wasn’t difficult. Walking into the bar, Eugene and Calypso sat down at a table. The waitress on duty came over and asked what they wanted.</text:span></text:p>
      <text:p text:style-name="P48"><text:s text:c="5"/>“<text:span text:style-name="T291">Two beers please.” Eugene said. “And some information.”</text:span></text:p>
      <text:p text:style-name="P48"><text:s text:c="5"/>“<text:span text:style-name="T292">Beers I have.” The waitress said. “They don’t pay me enough to give you information. </text:span><text:span text:style-name="T293">You’ll have to go through </text:span><text:span text:style-name="T294">Susie</text:span><text:span text:style-name="T293"> for that.”</text:span></text:p>
      <text:p text:style-name="P48"><text:s text:c="5"/>“<text:span text:style-name="T294">And where might we find her?” Calypso asked.</text:span></text:p>
      <text:p text:style-name="P48"><text:s text:c="5"/>“<text:span text:style-name="T294">She’s working tonight, you should be able to find her.” The waitress said, “I’ll get you those beers.”</text:span></text:p>
      <text:p text:style-name="P48"><text:s text:c="5"/><text:span text:style-name="T294">A moment later Eugene and Calypso had beer in hand and were drinking them.</text:span></text:p>
      <text:p text:style-name="P48"><text:s text:c="5"/>“<text:span text:style-name="T294">We need to find this Susie as fast as we can.” Calypso said.</text:span></text:p>
      <text:p text:style-name="P48"><text:soft-page-break/><text:s text:c="5"/>“<text:span text:style-name="T294">And now for your performing pleasure, Susie!” A voice over a loud system said. Music began playing and a woman came out scantily clad. She began dancing around the customers. Rubbing her body on them.</text:span></text:p>
      <text:p text:style-name="P48"><text:s text:c="5"/>“<text:span text:style-name="T294">I think we found her.” Eugene said.</text:span></text:p>
      <text:p text:style-name="P48"><text:s text:c="5"/><text:span text:style-name="T294">Susie danced up to Eugene and Calypso, she began grinding on Eugene who put his hands up. He wasn’t sure what to do.</text:span></text:p>
      <text:p text:style-name="P48"><text:s text:c="5"/><text:span text:style-name="T294">Calypso fetched some money out of her purse and put it in Susie’s panties. Susie smiled at them. “Thank you kindly.”</text:span></text:p>
      <text:p text:style-name="P48"><text:s text:c="5"/><text:span text:style-name="T294">Susie then moved to Calypso and began grinding on her.</text:span></text:p>
      <text:p text:style-name="P48"><text:s text:c="5"/>“<text:span text:style-name="T294">We’re new in town.” Calypso said. “Thought you might have some information for us.”</text:span></text:p>
      <text:p text:style-name="P48"><text:s text:c="5"/><text:span text:style-name="T294">Susie smiled. “Come see me after my show.” She said. “I’ll get you set up.”</text:span></text:p>
      <text:p text:style-name="P48"><text:s text:c="5"/><text:span text:style-name="T294">She moved on to other patrons of the bar.</text:span></text:p>
      <text:p text:style-name="P48"><text:s text:c="5"/>“<text:span text:style-name="T294">Well that was uh…” Eugene said.</text:span></text:p>
      <text:p text:style-name="P48"><text:s text:c="5"/>“<text:span text:style-name="T294">Interesting? Erotic? Exciting? You can say it dear. You enjoyed it.” Calypso said.</text:span></text:p>
      <text:p text:style-name="P48"><text:s text:c="5"/><text:span text:style-name="T294">Eugene blushed. He wasn’t sure what to say about what had just happened. Whatever the case it was something.</text:span></text:p>
      <text:p text:style-name="P48"><text:s text:c="5"/><text:span text:style-name="T294">So they enjoyed their beers and waited for Susie’s show to end. It took a few minutes, she was quite the dancer. Who knew a woman’s legs could spread that far.</text:span></text:p>
      <text:p text:style-name="P48"><text:s text:c="5"/><text:span text:style-name="T294">After the show was over, Calypso and Eugene walked to the back where the dressing rooms were. Finding Susie’s room, they knocked on the door.</text:span></text:p>
      <text:p text:style-name="P48"><text:s text:c="5"/><text:span text:style-name="T294">Susie opened the door and smiled. “Why hello there strangers. What can I do you for?”</text:span></text:p>
      <text:p text:style-name="P48"><text:soft-page-break/><text:s text:c="5"/><text:span text:style-name="T294">Calypso smiled. “Hi Susie, we were wondering if you could tell us about the town? We’re new here and we’re trying to find jobs and set roots as it were.”</text:span></text:p>
      <text:p text:style-name="P48"><text:s text:c="5"/>“<text:span text:style-name="T294">Set roots?” Susie asked. “Here? Oh girl, I think you’ve got the wrong place for sure. Titan is a nice little place to visit but no one ever wants to settle down here.”</text:span></text:p>
      <text:p text:style-name="P48"><text:s text:c="5"/><text:span text:style-name="T294">Susie was dressed in a sheer robe. It glimmered as she stood up. “Sure there are jobs.” She said resting her hand on Eugene’s shoulder. “But we’re just a tourist trap, like Vegas of the skies.” She said, “People come here for two things, gambling and sex.”</text:span></text:p>
      <text:p text:style-name="P48"><text:s text:c="5"/><text:span text:style-name="T294">Eugene nodded. “Well I guess we did come to the wrong place after all.”</text:span></text:p>
      <text:p text:style-name="P48"><text:s text:c="5"/><text:span text:style-name="T294">Calypso shook her head. “No I think we’ve come to the right place Eugene. It’s perfect. Our perfect little get away from home.” She smiled at Susie and thanked her for the information.</text:span></text:p>
      <text:p text:style-name="P48"><text:s text:c="5"/><text:span text:style-name="T294">Walking out of the dressing room, Eugene smiled at Calypso. Whatever she was thinking up she must have been crazy. Because there was no way in hell he was about to stay there.</text:span></text:p>
      <text:p text:style-name="P48"><text:s text:c="5"/><text:span text:style-name="T294">It looked dangerous. The town that is. No one would want to set roots there, that’s what Susie said. Why would they want to settle down there?</text:span></text:p>
      <text:p text:style-name="P48"><text:s text:c="5"/>“<text:span text:style-name="T294">It’s perfect.” Calypso said. “You need to think outside of the box on this one honey.”</text:span></text:p>
      <text:p text:style-name="P48"><text:s text:c="5"/><text:span text:style-name="T294">Eugene smiled. “Obviously.” He said, “Way outside the box.”</text:span></text:p>
      <text:p text:style-name="P48"><text:s text:c="5"/><text:span text:style-name="T294">So they found a place to settle down as it were and relax. No one knew they were previously employed by the government back on Earth. No one knew they were lawmen turned civilians. It was a perfect place to start over and begin their lives.</text:span></text:p>
      <text:p text:style-name="P48"><text:s text:c="5"/><text:span text:style-name="T294">They needed jobs.</text:span></text:p>
      <text:p text:style-name="P48"><text:soft-page-break/></text:p>
      <text:p text:style-name="P49">Chapter Twenty-Four</text:p>
      <text:p text:style-name="P49"/>
      <text:p text:style-name="P49"><text:s text:c="5"/><text:span text:style-name="T295">Eugene and Calypso both got jobs at the bar and gambling establishment. Eugene waited tables while Calypso danced for the customers. It seemed to work out for the two of them.</text:span></text:p>
      <text:p text:style-name="P49"><text:s text:c="5"/><text:span text:style-name="T295">It didn’t bring in a ton of money but it brought in some money and that amount of money was good enough to live off of.</text:span></text:p>
      <text:p text:style-name="P49"><text:s text:c="5"/><text:span text:style-name="T296">It would take a while for Eugene to get used to the idea of his girlfriend dancing for other people. He felt like he was whoring her out. But she enjoyed the thought, the touch, the roughness of it. It was something Calypso just felt natural at doing. She had no complaints about any of it.</text:span></text:p>
      <text:p text:style-name="P49"><text:s text:c="5"/><text:span text:style-name="T296">Being a lawman, Calypso couldn’t do such things there was too much spotlight on her. But now that she was in the civilian side of things? She could do anything she wanted to do, and dancing seemed to fit the bill.</text:span></text:p>
      <text:p text:style-name="P49"><text:s text:c="5"/><text:span text:style-name="T296">Susie enjoyed working alongside Calypso. The two of them had some fun times working with the customers, teasing them getting them all hot and bothered to the point of them handing over tips.</text:span></text:p>
      <text:p text:style-name="P49"><text:s text:c="5"/><text:span text:style-name="T296">Eugene enjoyed waiting tables. He could keep an eye on Calypso as he did so. </text:span><text:span text:style-name="T298">Eugene wanted to work behind the bar mixing drinks, he thought it would be an interesting process and line of work.</text:span></text:p>
      <text:p text:style-name="P49"><text:s text:c="5"/><text:span text:style-name="T298">He would have to talk to management about that.</text:span></text:p>
      <text:p text:style-name="P49"><text:s text:c="5"/><text:span text:style-name="T299">One night after work, the couple were walking home. It began raining. Eugene started to run while Calypso held him back.</text:span></text:p>
      <text:p text:style-name="P49"><text:s text:c="5"/>“<text:span text:style-name="T299">Embrace the rain Eugene.” She said, “Make it work for you.”</text:span></text:p>
      <text:p text:style-name="P49"><text:soft-page-break/><text:s text:c="5"/><text:span text:style-name="T299">Eugene tried to embrace the rain as he was instructed to do. He opened his mouth and allowed the rain to fill it, spitting it out he smiled back at Calypso. They had their entire lives head of them.</text:span></text:p>
      <text:p text:style-name="P49"><text:s text:c="5"/><text:span text:style-name="T299">As they walked they were met by a man wearing a trench coat. “Eugene Summers and Sharon Calypso?”</text:span></text:p>
      <text:p text:style-name="P49"><text:s text:c="5"/><text:span text:style-name="T299">Eugene and Calypso looked at each other and then at the man. “Yes?” Eugene said.</text:span></text:p>
      <text:p text:style-name="P49"><text:s text:c="5"/><text:span text:style-name="T299">The man took off his hat. “I’ve been looking for you. Can we go inside somewhere to talk?”</text:span></text:p>
      <text:p text:style-name="P49"><text:s text:c="5"/><text:span text:style-name="T299">They nodded. “Our apartment is just down the street.” Calypso offered.</text:span></text:p>
      <text:p text:style-name="P49"><text:s text:c="5"/>“<text:span text:style-name="T299">That will do nicely.” The man said.</text:span></text:p>
      <text:p text:style-name="P49"><text:s text:c="5"/><text:span text:style-name="T299">They walked to the apartment in silence. Eugene didn’t know if the man would kill them when they got inside or if he really just wanted to talk.</text:span></text:p>
      <text:p text:style-name="P49"><text:s text:c="5"/><text:span text:style-name="T300">Once inside the apartment, Eugene took off his coat, Calypso did the same.</text:span></text:p>
      <text:p text:style-name="P49"><text:s text:c="5"/>“<text:span text:style-name="T300">Please have a seat.” Eugene said.</text:span></text:p>
      <text:p text:style-name="P49"><text:s text:c="5"/><text:span text:style-name="T300">The man removed his trench coat and hung it up. He also removed his hat. </text:span><text:span text:style-name="T301">Sitting down he sighed. His bionic leg was acting up, again. Taking out some instruments he began tweaking it.</text:span></text:p>
      <text:p text:style-name="P49"><text:s text:c="5"/>“<text:span text:style-name="T301">You have a bionic leg I see.” Eugene said. “I have a bionic arm.”</text:span></text:p>
      <text:p text:style-name="P49"><text:s text:c="5"/><text:span text:style-name="T301">The man nodded. “Yeah, I lost it in the war.”</text:span></text:p>
      <text:p text:style-name="P49"><text:s text:c="5"/>“<text:span text:style-name="T301">Same.” Said Eugene.</text:span></text:p>
      <text:p text:style-name="P49"><text:s text:c="5"/><text:span text:style-name="T302">The two men looked away, neither wanted to talk about the war. </text:span><text:span text:style-name="T303">It was understandable. </text:span><text:span text:style-name="T304">The war had taken its tole on a lot of people. </text:span><text:span text:style-name="T305">Good people who didn’t deserve any of it. </text:span><text:span text:style-name="T306">But as wars go, this was the most bloodiest war Eugene had ever seen. He had been in a few wars in his time. It really was the war to end all wars, and the wrong side won. Well according </text:span><text:soft-page-break/><text:span text:style-name="T306">to some the wrong side won. It depends on who you spoke to.</text:span></text:p>
      <text:p text:style-name="P49"><text:s text:c="5"/>“<text:span text:style-name="T306">So, what do you need to talk about?” Eugene asked the man. “Who are you?”</text:span></text:p>
      <text:p text:style-name="P49"><text:s text:c="5"/>“<text:span text:style-name="T306">Sorry, I haven’t even introduced myself.” The man said. “Name’s Edward. I need you to track down someone for me.” He produced a photo.</text:span></text:p>
      <text:p text:style-name="P49"><text:s text:c="5"/><text:span text:style-name="T306">Calypso took the photo and looked at it. The usual details weren’t on the back of it. The photo was of a <text:s/>young woman with red hair. Green eyes and if looks could kill she had them.</text:span></text:p>
      <text:p text:style-name="P49"><text:s text:c="5"/>“<text:span text:style-name="T306">Where’s her details?” Calypso asked.</text:span></text:p>
      <text:p text:style-name="P49"><text:s text:c="5"/><text:span text:style-name="T306">Edward shrugged. “That’s all I have. I don’t have a name or anything to help you. I just need her found.”</text:span></text:p>
      <text:p text:style-name="P49"><text:s text:c="5"/><text:span text:style-name="T306">Eugene looked at the photo. “What’s in it for us?”</text:span></text:p>
      <text:p text:style-name="P49"><text:s text:c="5"/><text:span text:style-name="T306">Edward looked around as though he were looking for a bug or other listening device. Once satisfied it was only them in the room, he nodded. “Right, your compensation. I can get you back into the capitol with the right people.”</text:span></text:p>
      <text:p text:style-name="P49"><text:s text:c="5"/><text:span text:style-name="T306">Eugene handed the photo back to the man. “The right people.” He repeated. “And who are the right people?”</text:span></text:p>
      <text:p text:style-name="P49"><text:s text:c="5"/><text:span text:style-name="T306">Edward smiled. “Your kind, you know the type. Look you two were stripped from your jobs prematurely. There was nothing I could do to stop it. But I can get you back in, if you’d like.”</text:span></text:p>
      <text:p text:style-name="P49"><text:s text:c="5"/><text:span text:style-name="T306">Eugene eyed Edward for a moment. Could the man be trusted? He wasn’t sure. He wanted to know for certain, but there was no way to tell.</text:span></text:p>
      <text:p text:style-name="P49"><text:s text:c="5"/><text:span text:style-name="T306">Edward’s eyes pleaded with the couple to help him out. There was nothing more he could say about it.</text:span></text:p>
      <text:p text:style-name="P49"><text:s text:c="5"/><text:span text:style-name="T306">Finally Eugene spoke up. “Where’s her last known location?”</text:span></text:p>
      <text:p text:style-name="P49"><text:s text:c="5"/><text:span text:style-name="T306">Edward smiled.</text:span></text:p>
      <text:p text:style-name="P49"><text:soft-page-break/></text:p>
      <text:p text:style-name="P50">Chapter Twenty-Five</text:p>
      <text:p text:style-name="P50"/>
      <text:p text:style-name="P50"><text:s text:c="5"/><text:span text:style-name="T307">Calypso loathed assignments where there wasn’t much information to go off of. </text:span><text:span text:style-name="T308">This was one of those assignments. Well she couldn’t really call it an assignment because they volunteered for it. </text:span><text:span text:style-name="T309">Correction Eugene volunteered for it. Calypso just went along with it because he usually had the right motives when it came down to things like this.</text:span></text:p>
      <text:p text:style-name="P50"><text:s text:c="5"/><text:span text:style-name="T310">Eugene looked for the adventure in things. Calypso was more on the practical side of the equation. </text:span><text:span text:style-name="T311">Whatever the case, they were a team.</text:span></text:p>
      <text:p text:style-name="P50"><text:s text:c="5"/><text:span text:style-name="T312">Calypso was hesitant on taking on the assignment. She never was one for volunteer work. Even if it did mean getting them back into the good graces of the capitol.</text:span></text:p>
      <text:p text:style-name="P50"><text:s text:c="5"/><text:span text:style-name="T313">Heading into work, Calypso casually showed the photo to people there. Other workers, the boss, clients. No one had seen the girl in question. Oh well it was worth a shot. </text:span><text:span text:style-name="T314">A shot she had to take.</text:span></text:p>
      <text:p text:style-name="P50"><text:s text:c="5"/><text:span text:style-name="T314">One evening while dancing for a man, the photo fell out of her top and landed at the gentleman’s feet. Picking up the photo, he admired it. “Now what are you doing with a picture of Gloria?”</text:span></text:p>
      <text:p text:style-name="P50"><text:s text:c="5"/><text:span text:style-name="T314">Calypso almost let it slide until she remembered the mission. Gloria was their targets name. “Gloria?” Calypso asked.</text:span></text:p>
      <text:p text:style-name="P50"><text:s text:c="5"/><text:span text:style-name="T314">The man nodded pointing to the photo. “Here she is bright as day.” He said. “It’s your photo you dropped.” The man continued. “Is she in some kind of trouble?”</text:span></text:p>
      <text:p text:style-name="P50"><text:s text:c="5"/><text:span text:style-name="T314">Calypso continued to dance for the man. Anything to keep him talking.</text:span></text:p>
      <text:p text:style-name="P50"><text:s text:c="5"/>“<text:span text:style-name="T314">And you’ve seen Gloria recently?” She probed.</text:span></text:p>
      <text:p text:style-name="P50"><text:soft-page-break/><text:s text:c="5"/><text:span text:style-name="T314">The man nodded. “I have, about a week ago. She was down at the food shelter getting some grub.” He said. “She looked pretty down on her luck. </text:span><text:span text:style-name="T315">Poor girl.</text:span><text:span text:style-name="T314">”</text:span></text:p>
      <text:p text:style-name="P50"><text:s text:c="5"/><text:span text:style-name="T316">Calypso proceeded to grind on the customer, something she swore she would never do. But if it helped in finding Gloria, she would do just about anything.</text:span></text:p>
      <text:p text:style-name="P50"><text:s text:c="5"/>“<text:span text:style-name="T316">Where can I find her?”</text:span></text:p>
      <text:p text:style-name="P50"><text:s text:c="5"/><text:span text:style-name="T316">The man backed up. “What are you a cop?”</text:span></text:p>
      <text:p text:style-name="P50"><text:s text:c="5"/><text:span text:style-name="T316">Calypso shook her head. “No, she owes me money.”</text:span></text:p>
      <text:p text:style-name="P50"><text:s text:c="5"/><text:span text:style-name="T316">The man nodded. “I see. Well I could tell you but then I’d have to kill you.” He joked. “Nah, she’s at the local woman’s shelter. Should still be there if you get there in time. She works nights.”</text:span></text:p>
      <text:p text:style-name="P50"><text:s text:c="5"/><text:span text:style-name="T316">Calypso nodded. “Right, women’s shelter. Thanks for the info.” </text:span><text:span text:style-name="T317">She said.</text:span></text:p>
      <text:p text:style-name="P50"><text:s text:c="5"/><text:span text:style-name="T318">Walking out of the club, she flagged down Eugene who set his tray down and followed. They were allowed a fifteen minute break every so often, they figured it would be a good idea to take one now.</text:span></text:p>
      <text:p text:style-name="P50"><text:s text:c="5"/>“<text:span text:style-name="T319">What do you have?” Eugene asked Calypso.</text:span></text:p>
      <text:p text:style-name="P50"><text:s text:c="5"/>“<text:span text:style-name="T319">Her name’s Gloria. She’s at the woman’s shelter right now.” Calypso answered. “We’ve got to hurry.”</text:span></text:p>
      <text:p text:style-name="P50"><text:s text:c="5"/><text:span text:style-name="T320">Running outside, the couple bumped into a police officer. “Sorry for the troubles.” Calypso said. “We’re just in a hurry.”</text:span></text:p>
      <text:p text:style-name="P50"><text:s text:c="5"/>“<text:span text:style-name="T320">Hold on now folks.” The police officer said. “What kind of hurry are you in?”</text:span></text:p>
      <text:p text:style-name="P50"><text:s text:c="5"/><text:span text:style-name="T320">Calypso pulled out her capitol id badge and smiled. “Official business. You understand.”</text:span></text:p>
      <text:p text:style-name="P50"><text:s text:c="5"/><text:span text:style-name="T320">The officer nodded. “Understood miss. Just be more careful next time.”</text:span></text:p>
      <text:p text:style-name="P50"><text:s text:c="5"/><text:span text:style-name="T320">Eugene looked at Calypso. “Mine was confiscated. How did you get your hands on that?”</text:span></text:p>
      <text:p text:style-name="P50"><text:soft-page-break/><text:s text:c="5"/><text:span text:style-name="T320">Calypso smiled. “I have my sources.” She said. “</text:span><text:span text:style-name="T321">Come on.”</text:span></text:p>
      <text:p text:style-name="P50"><text:s text:c="5"/><text:span text:style-name="T321">They crossed main street on their way to the nearest women’s shelter. Upon entering the building, Calypso smiled. She saw the woman in the photograph. It was indeed Gloria.</text:span></text:p>
      <text:p text:style-name="P50"><text:s text:c="5"/><text:span text:style-name="T321">Walking up to her, she made her presence known. “Gloria.”</text:span></text:p>
      <text:p text:style-name="P50"><text:s text:c="5"/><text:span text:style-name="T321">Gloria looked up shocked and afraid. “Yes?”</text:span></text:p>
      <text:p text:style-name="P50"><text:s text:c="5"/><text:span text:style-name="T321">Calypso put her hands up to show she was non hostile. “I’m not here to hurt you, we’ve been looking for you.” She gestured to Eugene.</text:span></text:p>
      <text:p text:style-name="P50"><text:s text:c="5"/><text:span text:style-name="T321">Eugene took a step forward as Gloria took a step back. Upon seeing her retreat, Eugene also took a step backwards. He didn’t want her to flee.</text:span></text:p>
      <text:p text:style-name="P50"><text:s text:c="5"/>“<text:span text:style-name="T321">It’s nothing like that.” Calypso said. “We’re friends, we’ve come to help you.”</text:span></text:p>
      <text:p text:style-name="P50"><text:s text:c="5"/>“<text:span text:style-name="T321">A man with a robotic leg was following me.” Gloria said. “He said the same thing you just did. I didn’t trust him, why should I trust you?”</text:span></text:p>
      <text:p text:style-name="P50"><text:s text:c="5"/><text:span text:style-name="T321">Calypso shook her head. The woman was right she didn’t have a reason to trust them at all. “I can only off you a glimpse of hope.” She said. “That’s all.”</text:span></text:p>
      <text:p text:style-name="P50"><text:s text:c="5"/><text:span text:style-name="T321">Gloria looked at Calypso and frowned. Hope. That wasn’t much to go off of. But if it meant getting out of this hell hole, she might be better off.</text:span></text:p>
      <text:p text:style-name="P50"><text:s text:c="5"/>“<text:span text:style-name="T321">Okay.” Gloria said. “But the moment I feel you’ve turned your back on me, I’m bolting.”</text:span></text:p>
      <text:p text:style-name="P50"><text:s text:c="5"/>“<text:span text:style-name="T321">Fair enough.” Eugene said. “I’m Eugene and this is my partner Calypso.” He said.</text:span></text:p>
      <text:p text:style-name="P50"><text:s text:c="5"/><text:span text:style-name="T321">Gloria nodded and smiled for a brief moment. “So how do we get back to the capitol without being seen? If my father knew what I had been up to on the outer rim of the solar system...well I’m not sure what he would think.”</text:span></text:p>
      <text:p text:style-name="P50"><text:soft-page-break/><text:s text:c="5"/><text:span text:style-name="T321">Calypso tried to make conversation. “Your father, he would be…”</text:span></text:p>
      <text:p text:style-name="P50"><text:s text:c="5"/><text:span text:style-name="T321">Gloria smiled. “I thought you knew. He’s the magistrate.”</text:span></text:p>
      <text:p text:style-name="P50"><text:s text:c="5"/><text:span text:style-name="T321">Calypso’s mouth dropped open. The prince magistrate? Was she joking? Sneaking her back in would be nearly impossible. They would have guards on their backs at every turn. The daughter of the prince magistrate was someone very important.</text:span></text:p>
      <text:p text:style-name="P50"><text:s text:c="5"/>“<text:span text:style-name="T322">The man with the bionic leg, his name is Edward.” Calypso said. “He sent us to find you.”</text:span></text:p>
      <text:p text:style-name="P50"><text:s text:c="5"/><text:span text:style-name="T322">Gloria paused in her footsteps. “You’re working with him?”</text:span></text:p>
      <text:p text:style-name="P50"><text:s text:c="5"/><text:span text:style-name="T322">Eugene shook his head. “Not really, he asked us to do some looking around. We did and found you. You do want to go home don’t you?”</text:span></text:p>
      <text:p text:style-name="P50"><text:s text:c="5"/><text:span text:style-name="T322">Gloria nodded. “Yes I do, but I don’t want Edward bringing me in, I want you two to do it.”</text:span></text:p>
      <text:p text:style-name="P50"><text:s text:c="5"/><text:span text:style-name="T322">Calypso and Eugene exchanged glances. They weren’t sure how Edward would take to all of it but they would have to take a chance.</text:span></text:p>
      <text:p text:style-name="P50"><text:s text:c="5"/>“<text:span text:style-name="T322">Alright” Calypso said, “We’ll take you in ourselves.”</text:span></text:p>
      <text:p text:style-name="P50"><text:s text:c="5"/><text:span text:style-name="T322">Edward was on the other side of a wire and could hear the entire conversation. Fine, he thought, whatever; as long as Gloria was returned that’s all that mattered. He would deal with Calypso and Eugene later.</text:span></text:p>
      <text:p text:style-name="P50"/>
      <text:p text:style-name="P51">Chapter Twenty-Six</text:p>
      <text:p text:style-name="P51"/>
      <text:p text:style-name="P51"><text:s text:c="5"/><text:span text:style-name="T323">Boarding a shuttle headed for Earth, Eugene, Calypso, and Gloria looked out the window at home one last time. It would be the last time any of them would see that place and consider it home. The </text:span><text:soft-page-break/><text:span text:style-name="T323">capitol is where they belonged. That was their real home.</text:span></text:p>
      <text:p text:style-name="P51"><text:s text:c="5"/><text:span text:style-name="T323">Eugene looked at Gloria, “It’s going to be fine. We’ll just say we found you on Zellus Prime a few clicks out. It will be okay, I promise.”</text:span></text:p>
      <text:p text:style-name="P51"><text:s text:c="5"/><text:span text:style-name="T323">No one was simply found on Zellus Prime. You had to be star craving mad to be found that far out. A few citizens of the capitol would vacation there for the Summer, but it was Winter at the moment and no one would be found dead there.</text:span></text:p>
      <text:p text:style-name="P51"><text:s text:c="5"/>“<text:span text:style-name="T323">You’d do that for me?” Gloria asked.</text:span></text:p>
      <text:p text:style-name="P51"><text:s text:c="5"/><text:span text:style-name="T323">Calypso nodded. “Sure that and more.” She said. “</text:span><text:span text:style-name="T324">Any friend of the capitol is a friend of ours.”</text:span></text:p>
      <text:p text:style-name="P51"><text:s text:c="5"/>“<text:span text:style-name="T324">Yes that’s true now isn’t it darling.” Edward said. He pointed a gun at the three. “Leaving without me?”</text:span></text:p>
      <text:p text:style-name="P51"><text:s text:c="5"/><text:span text:style-name="T324">Calypso shook her head. “Wouldn’t think of it in the least. I just figured we’d get a head start and let you come at your own accord.”</text:span></text:p>
      <text:p text:style-name="P51"><text:s text:c="5"/><text:span text:style-name="T324">Eugene nodded. “That’s right, let you follow if that’s okay.”</text:span></text:p>
      <text:p text:style-name="P51"><text:s text:c="5"/>“<text:span text:style-name="T324">Well it’s not.” Edward said. “Oh don’t worry, they know I have a gun. I showed them my credentials. I’m allowed to use deadly force if necessary. That won’t be necessary now will it Gloria?”</text:span></text:p>
      <text:p text:style-name="P51"><text:s text:c="5"/><text:span text:style-name="T324">Gloria looked at Edward and then to his gun. “No sir, I just want to get home.”</text:span></text:p>
      <text:p text:style-name="P51"><text:s text:c="5"/><text:span text:style-name="T325">Edward nodded. “Good girl, exactly the words I wanted to hear.”</text:span></text:p>
      <text:p text:style-name="P51"><text:s text:c="5"/><text:span text:style-name="T325">Pointing to the exit, Edward gestured towards Calypso and Eugene. “You two can sit this one out.” He said. “I’ll take care of her from here.”</text:span></text:p>
      <text:p text:style-name="P51"><text:s text:c="5"/><text:span text:style-name="T325">Eugene and Calypso hesitated.</text:span></text:p>
      <text:p text:style-name="P51"><text:s text:c="5"/>“<text:span text:style-name="T325">That means go!” Edward yelled.</text:span></text:p>
      <text:p text:style-name="P51"><text:s text:c="5"/><text:span text:style-name="T325">Calypso and Eugene exited the shuttle.</text:span></text:p>
      <text:p text:style-name="P51"><text:s text:c="5"/><text:span text:style-name="T325">They watched the shuttle take off and fly away.</text:span></text:p>
      <text:p text:style-name="P51"><text:soft-page-break/><text:s text:c="5"/>“<text:span text:style-name="T325">There went our capitol citizenship.” Eugene said.</text:span></text:p>
      <text:p text:style-name="P51"><text:s text:c="5"/><text:span text:style-name="T325">Calypso nodded. “Yeah.”</text:span></text:p>
      <text:p text:style-name="P51"><text:s text:c="5"/><text:span text:style-name="T325">As they watched the shuttle, they watched as it exploded. There were no survivors. As the shuttle came down in a burning hulk of metal, Calypso turned away. Eugene held her comforting her.</text:span></text:p>
      <text:p text:style-name="P51"><text:s text:c="5"/>“<text:span text:style-name="T326">All those people.” Calypso said. “Those innocent people. Gloria, and the rest.” She cried.</text:span></text:p>
      <text:p text:style-name="P51"><text:s text:c="5"/><text:span text:style-name="T326">Eugene nodded. “Someone was behind it. Someone who didn’t want her to get back to the capitol. Come on, we’ve got to get out of here before they think we were that someone.”</text:span></text:p>
      <text:p text:style-name="P51"><text:s text:c="5"/><text:span text:style-name="T326">Calypso and Eugene left the area and walked back to their apartment.</text:span></text:p>
      <text:p text:style-name="P51"><text:s text:c="5"/><text:span text:style-name="T327">Upon entering their apartment, there was a knock at the door. It was their upstairs neighbor Frank.</text:span></text:p>
      <text:p text:style-name="P51"><text:s text:c="5"/>“<text:span text:style-name="T327">Did you two see that? At the shuttle launch, it exploded in flames.” Frank said.</text:span></text:p>
      <text:p text:style-name="P51"><text:s text:c="5"/><text:span text:style-name="T327">Eugene nodded. “Yes Frank we saw, isn’t it terrible?”</text:span></text:p>
      <text:p text:style-name="P51"><text:s text:c="5"/><text:span text:style-name="T327">Frank nodded. “Oh yes, so terrible. Worse than terrible. I hope they catch the ones responsible for it.”</text:span></text:p>
      <text:p text:style-name="P51"><text:s text:c="5"/>“<text:span text:style-name="T327">Me too Frank.” Eugene said. “Me too.”</text:span></text:p>
      <text:p text:style-name="P51"><text:s text:c="5"/>“<text:span text:style-name="T327">Oh those poor people.” Frank continued.</text:span></text:p>
      <text:p text:style-name="P51"><text:s text:c="5"/><text:span text:style-name="T327">Frank was the one that would take up a whole afternoon talking if you let him. Unfortunately Calypso and Eugene didn’t have the time to speak with him at length.</text:span></text:p>
      <text:p text:style-name="P51"><text:s text:c="5"/><text:span text:style-name="T327">As Eugene opened the door to let Frank out, two police officers approached the door. “Eugene and Calypso.” They said. “We have a few questions for you.”</text:span></text:p>
      <text:p text:style-name="P51"><text:soft-page-break/><text:s text:c="5"/><text:span text:style-name="T327">Frank looked at the officers. “They were with me officer. We’ve been talking about how terrible it was for such a thing to happen.”</text:span></text:p>
      <text:p text:style-name="P51"><text:s text:c="5"/><text:span text:style-name="T327">The officers looked at Eugene and Calypso. “Is that true?”</text:span></text:p>
      <text:p text:style-name="P51"><text:s text:c="5"/><text:span text:style-name="T327">Eugene nodded. “Yes, we’ve been talking with Frank here for over an hour.”</text:span></text:p>
      <text:p text:style-name="P51"><text:s text:c="5"/><text:span text:style-name="T327">The officers nodded. “Understood, you’re free to go.” They turned and left.</text:span></text:p>
      <text:p text:style-name="P51"><text:s text:c="5"/><text:span text:style-name="T327">Okay, sometimes it was good to have a nosy neighbor who would talk about anything until they turned blue in the face.</text:span></text:p>
      <text:p text:style-name="P51"><text:s text:c="5"/><text:span text:style-name="T328">Eugene looked at Calypso relieved at the thought that they were off the hook that quickly. Unless someone brought up the news feed of them entering the shuttle, but that feed was probably destroyed in the bombing.</text:span></text:p>
      <text:p text:style-name="P51"><text:s text:c="5"/><text:span text:style-name="T328">Excusing themselves from Frank, they closed the door.</text:span></text:p>
      <text:p text:style-name="P51"><text:s text:c="5"/>“<text:span text:style-name="T328">Now what?” Calypso asked.</text:span></text:p>
      <text:p text:style-name="P51"><text:s text:c="5"/>“<text:span text:style-name="T328">Now we go back to our lives here.” Eugene said. “Obviously we’re not going back to the capitol anytime soon. So we might as well make the best of it.”</text:span></text:p>
      <text:p text:style-name="P51"><text:s text:c="5"/><text:span text:style-name="T328">Calypso crossed her legs as she sat down on the couch. “Make the best of it.” She repeated. “There’s no way to make the best of anything.”</text:span></text:p>
      <text:p text:style-name="P51"><text:s text:c="5"/><text:span text:style-name="T328">Eugene shrugged. “Well think of it this way, we have an easy out here, why not take advantage of it.”</text:span></text:p>
      <text:p text:style-name="P51"><text:s text:c="5"/><text:span text:style-name="T328">Calypso nodded her head. It was true they had an easy out that much was certain. </text:span><text:span text:style-name="T329">She still wondered who wanted Gloria dead, or did they want Edward dead? Either way someone wanted someone on that transport shuttle dead and it wasn’t them.</text:span></text:p>
      <text:p text:style-name="P51"><text:soft-page-break/><text:s text:c="5"/><text:span text:style-name="T330">Eugene sat confused at the thought process that someone wanted Gloria dead. Who was it? Who would want such a beautiful woman dead? It didn’t make sense.</text:span></text:p>
      <text:p text:style-name="P51"><text:s text:c="5"/>“<text:span text:style-name="T331">Maybe Edward rigged the shuttle to explode.” Calypso said. “But he was caught in the blast and died too. No that wouldn’t make any sense.”</text:span></text:p>
      <text:p text:style-name="P51"><text:s text:c="5"/><text:span text:style-name="T331">Eugene paced around wondering what on earth was going on. He replayed the moment over in his mind. None of it was making sense to him. He wanted something to make sense, that would be ideal and perfect. But not everything was made to make sense he supposed.</text:span></text:p>
      <text:p text:style-name="P51"><text:s text:c="5"/><text:span text:style-name="T332">In a perfect world they would know who did what and where they did it. But this wasn’t a perfect world, there was no way of telling who killed those fourteen passengers and two pilots.</text:span></text:p>
      <text:p text:style-name="P51"><text:s text:c="5"/><text:span text:style-name="T333">Eugene wished he lived in a perfect world. But that just wasn’t the case. Calypso wished she could fix things for Eugene, she knew how bad something like this would tear at him.</text:span></text:p>
      <text:p text:style-name="P51"><text:s text:c="5"/><text:span text:style-name="T333">There was no reason any of this should weigh down on their conscience. But it did. It would for a while and that was most unfortunate.</text:span></text:p>
      <text:p text:style-name="P51"/>
      <text:p text:style-name="P52">Chapter Twenty-Seven</text:p>
      <text:p text:style-name="P52"/>
      <text:p text:style-name="P52"><text:s text:c="5"/><text:span text:style-name="T334">Days after the bombing there were no suspects. The police closed the case citing equipment malfunction, no one was found guilty of the crime.</text:span></text:p>
      <text:p text:style-name="P52"><text:s text:c="5"/><text:span text:style-name="T334">The death of Gloria spread far and wide. Pictures of the prince magistrate were shown on every television screen and newspaper possible. All looked the same, he was in mourning grieving for the loss of his daughter.</text:span></text:p>
      <text:p text:style-name="P52"><text:soft-page-break/><text:s text:c="5"/><text:span text:style-name="T335">Eugene and Calypso went back to their menial jobs hoping for the next big break to get them back to Earth. They could travel to Earth they just wouldn't be recognized as citizens of it and of the capitol. They would be looked down upon.</text:span></text:p>
      <text:p text:style-name="P52"><text:s text:c="5"/><text:span text:style-name="T336">Calypso sat at the window looking out on the street below. There were the usual prostitutes out trying to get money for their employers. She looked beyond that though, she saw women trying to survive out on the cold death filled street. </text:span><text:span text:style-name="T337">What more could they do but that. It was something they knew how to do, so why not sell it out?</text:span></text:p>
      <text:p text:style-name="P52"><text:s text:c="5"/><text:span text:style-name="T337">Calypso shuddered at the thought. How was it any different than what she did at the club every night? She had the goods and she used them. It wasn’t any different than being a prostitute. She frowned.</text:span></text:p>
      <text:p text:style-name="P52"><text:s text:c="5"/><text:span text:style-name="T337">Eugene read over the newspaper reports. They all stated the same thing, equipment malfunction. He was not amused or satisfied. There had to be something more than an equipment malfunction that would make the shuttle be destroyed.</text:span></text:p>
      <text:p text:style-name="P52"><text:s text:c="5"/><text:span text:style-name="T338">Unless someone made that equipment malfunction to begin with, that would make sense. Eugene sat down at a computer terminal and brought online the workforce that maintained the shuttles. He read through names and their skill sets. No one popped out as being dangerous to him.</text:span></text:p>
      <text:p text:style-name="P52"><text:s text:c="5"/><text:span text:style-name="T338">He was about to pass onto another file when something caught his attention. Edward. He didn’t work for the capitol, he was a shuttle repair man. But why would he blow up the shuttle he was on? It didn’t make sense.</text:span></text:p>
      <text:p text:style-name="P52"><text:s text:c="5"/><text:span text:style-name="T339">Unless he didn’t mean to die in the explosion. Eugene rewound the footage of the explosion and watched it in slow motion. He could see Edward’s </text:span><text:soft-page-break/><text:span text:style-name="T339">face clearly in the window, and then when the explosion happened, Edward’s face was gone. Eugene thought for a moment. Was Edward even on the ship to begin with? Was it possible he was using a hologram of himself? That he in fact was still alive?</text:span></text:p>
      <text:p text:style-name="P52"><text:s text:c="5"/><text:span text:style-name="T339">Almost too excited about his discovery, Eugene almost tipped over his coffee. “Calypso look at this!” He said with excitement.</text:span></text:p>
      <text:p text:style-name="P52"><text:s text:c="5"/><text:span text:style-name="T339">Calypso came walking into the room. “What’s going on?” She asked. “I was trying to take a nap.”</text:span></text:p>
      <text:p text:style-name="P52"><text:s text:c="5"/><text:span text:style-name="T339">Eugene played back the footage and showed her what he had found out. He wasn’t sure if that was what had really happened, but he had no other explanation.</text:span></text:p>
      <text:p text:style-name="P52"><text:s text:c="5"/><text:span text:style-name="T339">Calypso’s hand shot up to her mouth. “A hologram?”</text:span></text:p>
      <text:p text:style-name="P52"><text:s text:c="5"/><text:span text:style-name="T339">Eugene nodded. “That’s what I’m thinking.” He said.</text:span></text:p>
      <text:p text:style-name="P52"><text:s text:c="5"/>“<text:span text:style-name="T339">Bravo!” A voice said from behind them. “You figured it out.”</text:span></text:p>
      <text:p text:style-name="P52"><text:s text:c="5"/><text:span text:style-name="T339">Edward had somehow gotten into their apartment and was now clapping at them.</text:span></text:p>
      <text:p text:style-name="P52"><text:s text:c="5"/>“<text:span text:style-name="T339">I had to fake my death.” He said. “I couldn’t let you two die in the explosion, that’s just not my way.”</text:span></text:p>
      <text:p text:style-name="P52"><text:s text:c="5"/>“<text:span text:style-name="T339">And the girl?” Eugene asked. “What about her?”</text:span></text:p>
      <text:p text:style-name="P52"><text:s text:c="5"/><text:span text:style-name="T339">Edward shook his head. “Oh you win some you lose some. It’s a tragic loss of life for sure.” He paused. “But they’re not after any of us, so that’s a bonus.”</text:span></text:p>
      <text:p text:style-name="P52"><text:s text:c="5"/><text:span text:style-name="T339">Eugene was angry at Edward. “You had this planned all along.” He said. “You wanted her to die and you wanted to appear that you died. Why?!”</text:span></text:p>
      <text:p text:style-name="P52"><text:s text:c="5"/><text:span text:style-name="T339">Edward smiled. “It’s very simple Eugene.” He said, “If I appear to have died then the capitol will stop looking for me. Since the prince magistrates’ </text:span><text:soft-page-break/><text:span text:style-name="T339">daughter died in the ‘accident’, the police will be caught up in that drama for days. Sure they’ve closed the case to the public, but trust me they’re still working on it.”</text:span></text:p>
      <text:p text:style-name="P52"><text:s text:c="5"/>“<text:span text:style-name="T339">What about us?” Eugene said. “A lot of people saw us enter that shuttle and then abruptly get off.”</text:span></text:p>
      <text:p text:style-name="P52"><text:s text:c="5"/><text:span text:style-name="T339">Edward smiled. “Oh did they? They saw an elderly couple hop on the shuttle and then at the last minute get off. They didn’t’ see you two at all. I covered all of my bases.”</text:span></text:p>
      <text:p text:style-name="P52"><text:s text:c="5"/>“<text:span text:style-name="T339">More hollow projections?” Eugene asked.</text:span></text:p>
      <text:p text:style-name="P52"><text:s text:c="5"/><text:span text:style-name="T339">Edward nodded. “Yes something like that. They sure do come in handy when you need them to.”</text:span></text:p>
      <text:p text:style-name="P52"><text:s text:c="5"/>“<text:span text:style-name="T339">But the girl!” Calypso chimed in.</text:span></text:p>
      <text:p text:style-name="P52"><text:s text:c="5"/>“<text:span text:style-name="T339">What of her?” Edward asked. “She’s dead, she deserved to die retreating from the capitol like that. You could say I was her executioner.”</text:span></text:p>
      <text:p text:style-name="P52"><text:s text:c="5"/>“<text:span text:style-name="T339">But she was going back.” Eugene said rubbing his hands on his legs. “She was headed back to the capitol.”</text:span></text:p>
      <text:p text:style-name="P52"><text:s text:c="5"/>“<text:span text:style-name="T339">You know as much as I do, they would never had accepted her back at the capitol. She’s better off dead.” Edward said. “Now if you’ll excuse me, I have other matters to attend to.”</text:span></text:p>
      <text:p text:style-name="P52"><text:s text:c="5"/><text:span text:style-name="T339">He vanished in a flash of light and smoke.</text:span></text:p>
      <text:p text:style-name="P52"><text:s text:c="5"/><text:span text:style-name="T339">As the smoke cleared Edward was gone.</text:span></text:p>
      <text:p text:style-name="P52"><text:s text:c="5"/><text:span text:style-name="T339">Eugene nodded. “An old parlor trick. One used by magicians for years. He’ll be back one of these days I’m sure.”</text:span></text:p>
      <text:p text:style-name="P52"><text:s text:c="5"/><text:span text:style-name="T339">Calypso was confused. “How can you be so certain?” She asked.</text:span></text:p>
      <text:p text:style-name="P52"><text:s text:c="5"/>“<text:span text:style-name="T339">Because they always come back.” Eugene said.</text:span></text:p>
      <text:p text:style-name="P52"><text:s text:c="5"/><text:span text:style-name="T339">He had a point there. They always did come back that much was certain. It was an ugly truth that Eugene didn’t want to deal with of course. He didn’t </text:span><text:soft-page-break/><text:span text:style-name="T339">want to deal with Edward again for as long as he lived. But if he had to, Calypso would be there guarding his back.</text:span></text:p>
      <text:p text:style-name="P52"><text:s text:c="5"/><text:span text:style-name="T340">Eugene hoped she would have his back at least. Whatever the case, he needed someone to have his back.</text:span></text:p>
      <text:p text:style-name="P52"><text:s text:c="5"/><text:span text:style-name="T341">Looking out the window, Eugene noticed it had started to rain. As the rain beat against the window, he wondered what would happen to them. Would they find something glorious on this new world or would they have to find someplace else to live.</text:span></text:p>
      <text:p text:style-name="P52"/>
      <text:p text:style-name="P53">Chapter Twenty-Eight</text:p>
      <text:p text:style-name="P53"/>
      <text:p text:style-name="P53"><text:s text:c="5"/><text:span text:style-name="T342">Eugene walked down the street below his apartment. Avoiding the prostitutes that worked the corner, he walked into a local convenience store.</text:span></text:p>
      <text:p text:style-name="P53"><text:s text:c="5"/><text:span text:style-name="T342">Walking up to the counter, Eugene smiled at the man standing behind it. “Two lotto tickets please.” He said.</text:span></text:p>
      <text:p text:style-name="P53"><text:s text:c="5"/><text:span text:style-name="T342">The man nodded. “You know what’s good.” He said. “I hear it’s up to over a million credits right now. Best time to play. Good luck.”</text:span></text:p>
      <text:p text:style-name="P53"><text:s text:c="5"/><text:span text:style-name="T342">Eugene nodded and thanked the man. Leaving the store, Eugene hoped his numbers would be the ones picked in the drawing.</text:span></text:p>
      <text:p text:style-name="P53"><text:s text:c="5"/><text:span text:style-name="T343">Walking around the corner, Eugene caught the last words of a radio announcement. They were preparing people for a terrible storm and for people to stay indoors. Luckily for Eugene and Calypso, they didn’t have to work that day so they could weather the storm just fine.</text:span></text:p>
      <text:p text:style-name="P53"><text:s text:c="5"/><text:span text:style-name="T344">Walking into the apartment building, Eugene ran into Frank.</text:span></text:p>
      <text:p text:style-name="P53"><text:soft-page-break/><text:s text:c="5"/>“<text:span text:style-name="T344">Better stay inside man,” Frank said “There’s a storm brewing.”</text:span></text:p>
      <text:p text:style-name="P53"><text:s text:c="5"/><text:span text:style-name="T344">Eugene nodded. “Yeah I heard it on the radio.” He said. “Talk about crazy huh?”</text:span></text:p>
      <text:p text:style-name="P53"><text:s text:c="5"/><text:span text:style-name="T344">Frank nodded. “I’d love to stay and chat but I’ve got a few errands to run before I bunker down as it were. I’ll talk to you later.”</text:span></text:p>
      <text:p text:style-name="P53"><text:s text:c="5"/><text:span text:style-name="T344">Eugene nodded. Later it would have to be. He didn’t mind talking with Frank it was just that he never got a word in edge wise with the man.</text:span></text:p>
      <text:p text:style-name="P53"><text:s text:c="5"/><text:span text:style-name="T345">Calypso was asleep. Dead to the world as it were. She had a rough night and wasn’t able to fall asleep. Eugene decided to let her get some shuteye and not bother her.</text:span></text:p>
      <text:p text:style-name="P53"><text:s text:c="5"/><text:span text:style-name="T346">Eugene sat down on the bed next to Calypso and smiled. He loved watching her sleep, it was cute the way she curled her nose.</text:span></text:p>
      <text:p text:style-name="P53"><text:s text:c="5"/>“<text:span text:style-name="T347">What are you doing sugar?” Calypso asked in a groggy tone.</text:span></text:p>
      <text:p text:style-name="P53"><text:s text:c="5"/><text:span text:style-name="T347">Eugene smiled. “Just the usual.” He said. “Getting into trouble and not paying the price for it.” Eugene laughed at the thought.</text:span></text:p>
      <text:p text:style-name="P53"><text:s text:c="5"/><text:span text:style-name="T347">Calypso smiled back at Eugene. “Well as long as you bought some lotto tickets, I think we’re good.”</text:span></text:p>
      <text:p text:style-name="P53"><text:s text:c="5"/><text:span text:style-name="T347">Eugene’s mouth dropped. “How did you know I bought lotto tickets?” He asked.</text:span></text:p>
      <text:p text:style-name="P53"><text:s text:c="5"/>“<text:span text:style-name="T347">I can smell them.” Calypso said. “I have a sixth sense or something. I just know these things Eugene.”</text:span></text:p>
      <text:p text:style-name="P53"><text:s text:c="5"/><text:span text:style-name="T347">Eugene smiled again.</text:span></text:p>
      <text:p text:style-name="P53"><text:s text:c="5"/>“<text:span text:style-name="T348">Why Eugene are you blushing?” Calypso asked.</text:span></text:p>
      <text:p text:style-name="P53"><text:s text:c="5"/><text:span text:style-name="T348">Eugene shook his head. “No ma’am, why would you ever think such an idea?”</text:span></text:p>
      <text:p text:style-name="P53"><text:s text:c="5"/>“<text:span text:style-name="T348">Because you’re blushing.” Calypso said.</text:span></text:p>
      <text:p text:style-name="P53"><text:soft-page-break/><text:s text:c="5"/><text:span text:style-name="T348">Eugene shook his head. He couldn’t believe what he was hearing. Eugene couldn’t recall the last time he had blushed, it had been a long while. But maybe Calypso had that affect on him. That much was possible.</text:span></text:p>
      <text:p text:style-name="P53"><text:s text:c="5"/>“<text:span text:style-name="T348">What’s for breakfast?” Calypso asked.</text:span></text:p>
      <text:p text:style-name="P53"><text:s text:c="5"/><text:span text:style-name="T348">Eugene shook his head. “Dunno, all I bought was lotto tickets.” He laughed.</text:span></text:p>
      <text:p text:style-name="P53"><text:s text:c="5"/><text:span text:style-name="T348">Calypso scowled at Eugene. There was no reason for him not to get breakfast while he was out. Didn’t he know there was a storm coming? Come on man figure it out. She laughed at the thought.</text:span></text:p>
      <text:p text:style-name="P53"><text:s text:c="5"/><text:span text:style-name="T348">Eugene looked in the fridge and smiled. “We have eggs, I can make that.”</text:span></text:p>
      <text:p text:style-name="P53"><text:s text:c="5"/><text:span text:style-name="T348">Calypso nodded. “That sounds good.” She said.</text:span></text:p>
      <text:p text:style-name="P53"><text:s text:c="5"/><text:span text:style-name="T348">Half a dozen burned eggs later, Eugene finally got into the rhythm of cooking the eggs correctly. The toast was a piece of cake. But the eggs, those took a while to perfect.</text:span></text:p>
      <text:p text:style-name="P53"><text:s text:c="5"/><text:span text:style-name="T348">Calypso coughed at the burned smell of the eggs. “I thought you said you could cook!”</text:span></text:p>
      <text:p text:style-name="P53"><text:s text:c="5"/><text:span text:style-name="T348">Eugene nodded. “Yeah well I thought I could.” He said. “Guess I was wrong.”</text:span></text:p>
      <text:p text:style-name="P53"><text:s text:c="5"/>“<text:span text:style-name="T348">You can say that again.” Calypso teased.</text:span></text:p>
      <text:p text:style-name="P53"><text:s text:c="5"/><text:span text:style-name="T348">Eugene frowned at the thought, he couldn’t cook eggs to save his life. </text:span><text:span text:style-name="T349">Eugene</text:span><text:span text:style-name="T348"> hoped he was never on a prison ship where he was the sole cook.</text:span></text:p>
      <text:p text:style-name="P53"><text:s text:c="5"/><text:span text:style-name="T349">Serving breakfast, Eugene smiled at his attempt. “Well it could be worse.” He said. “There could be nothing to eat.”</text:span></text:p>
      <text:p text:style-name="P53"><text:s text:c="5"/><text:span text:style-name="T349">Calypso nodded. This was true.</text:span></text:p>
      <text:p text:style-name="P53"><text:s text:c="5"/><text:span text:style-name="T350">Standing up from her chair, Calypso walked across the kitchen to get some coffee. Or rather to get some more coffee. It would have to do for breakfast that morning.</text:span></text:p>
      <text:p text:style-name="P53"><text:soft-page-break/><text:s text:c="5"/><text:span text:style-name="T351">It wasn’t that she refused to eat the burned eggs, but she refused to eat the burned eggs. So coffee and toast it would have to be.</text:span></text:p>
      <text:p text:style-name="P53"><text:s text:c="5"/>“<text:span text:style-name="T352">I’m off to work, let’s hope ‘mister handsy’ can keep his hands off of me this time around.” Calypso said. “You should have seen the stunt he was trying to pull last night, security had to drag him out of there.”</text:span></text:p>
      <text:p text:style-name="P53"><text:s text:c="5"/><text:span text:style-name="T353">Kissing Eugene, Calypso headed out the door.</text:span></text:p>
      <text:p text:style-name="P53"><text:s text:c="5"/><text:span text:style-name="T354">Eugene wondered if staying on the Moon would have been a better decision. They had been accepted there for the most part, that is until they messed up and helped the lawman. But still, he wondered if the Moon would have been a better place for them to be.</text:span></text:p>
      <text:p text:style-name="P53"><text:s text:c="5"/><text:span text:style-name="T354">Switching on the TV, Eugene watched the news for anything exciting or important. There didn’t seem to be anything really exciting going on in town. People went missing, but that was a daily occurrence around those parts. They were usually found passed out in an alley from drinking too much.</text:span></text:p>
      <text:p text:style-name="P53"><text:s text:c="5"/><text:span text:style-name="T354">Flipping channels he found another news station. Again another missing person...who looked a lot like him. He name was Austin Sanders from San Francisco who was visiting on vacation. If Eugene didn’t know any better he was looking into a mirror as he looked at the photo on the television screen.</text:span></text:p>
      <text:p text:style-name="P53"><text:s text:c="5"/><text:span text:style-name="T354">Could he be the person the police were looking for? No, that couldn’t be it could it? He wasn’t sure. </text:span><text:span text:style-name="T355">Standing up from the couch he decided to get some answers. If it was him and someone had done something to his memory, he wanted to find out.</text:span></text:p>
      <text:p text:style-name="P53"><text:s text:c="5"/><text:span text:style-name="T355">Hunting down the nearest lawman shouldn’t be difficult. Eugene thought. There were plenty of them around town. At least one of them would have a photo of this Austin person and would want to talk </text:span><text:soft-page-break/><text:span text:style-name="T355">with Eugene at some point for sure. It was only a matter of tracking one down.</text:span></text:p>
      <text:p text:style-name="P53"><text:s text:c="5"/><text:span text:style-name="T355">Grabbing his coat, Eugene walked out the door.</text:span></text:p>
      <text:p text:style-name="P53"/>
      <text:p text:style-name="P54">Chapter Twenty-Nine</text:p>
      <text:p text:style-name="P54"/>
      <text:p text:style-name="P54"><text:s text:c="5"/><text:span text:style-name="T356">Calypso danced into the late evening. Not too many people were interested in touching her thank goodness, but she also didn’t get many tips. Which wasn’t great.</text:span></text:p>
      <text:p text:style-name="P54"><text:s text:c="5"/><text:span text:style-name="T357">Across town, Eugene wandered into a police station. As he approached the desk, he looked at the woman seated behind the counter.</text:span></text:p>
      <text:p text:style-name="P54"><text:s text:c="5"/>“<text:span text:style-name="T357">What can I do for you sir?” She asked looking up from her paper.</text:span></text:p>
      <text:p text:style-name="P54"><text:s text:c="5"/><text:span text:style-name="T357">Eugene smiled. “I think I’m the person y'all are looking for.”</text:span></text:p>
      <text:p text:style-name="P54"><text:s text:c="5"/><text:span text:style-name="T357">She looked at him for a moment and then smiled. “Will you wait here for a second?” She asked.</text:span></text:p>
      <text:p text:style-name="P54"><text:s text:c="5"/><text:span text:style-name="T358">Eugene continued to smile. This was the reaction he was expecting. “Certainly.” He said as he stood there at the desk.</text:span></text:p>
      <text:p text:style-name="P54"><text:s text:c="5"/><text:span text:style-name="T359">A moment later, a lawman came around the corner. Took one look at Eugene and smiled. “Austin!” He said.</text:span></text:p>
      <text:p text:style-name="P54"><text:s text:c="5"/><text:span text:style-name="T359">Eugene looked at the lawman and kinda did a little shrug. “If you say so. I go by Eugene.” he said.</text:span></text:p>
      <text:p text:style-name="P55"><text:s text:c="5"/><text:span text:style-name="T359">The man nodded. “Yes your cover story. Actually your name is Austin </text:span><text:span text:style-name="T354">Sanders</text:span><text:span text:style-name="T359">, you were hypnotized into thinking you were someone else.”</text:span></text:p>
      <text:p text:style-name="P54"><text:s text:c="5"/><text:span text:style-name="T359">Eugene looked at the man bewildered. Was he being serious? Hypnotized? How could he have been hypnotized?! </text:span><text:span text:style-name="T360">It didn’t make any sense.</text:span></text:p>
      <text:p text:style-name="P54"><text:s text:c="5"/>“<text:span text:style-name="T361">I don’t know if you’ve heard, but they carted me out of the service.” Eugene said.</text:span></text:p>
      <text:p text:style-name="P54"><text:soft-page-break/><text:s text:c="5"/><text:span text:style-name="T361">The man nodded. “Oh yes, we know. We just haven’t been able to locate you. Luckily the news report did the trick.”</text:span></text:p>
      <text:p text:style-name="P54"><text:s text:c="5"/>“<text:span text:style-name="T362">Austin, I’m glad you’re back.” He said.</text:span></text:p>
      <text:p text:style-name="P54"><text:s text:c="5"/><text:span text:style-name="T362">Eugene nodded. “Just please call me Eugene.”</text:span></text:p>
      <text:p text:style-name="P54"><text:s text:c="5"/><text:span text:style-name="T362">The man put up his hands. “Of course, no offense, Eugene. </text:span><text:span text:style-name="T363">It’s just, it’s been years man.</text:span><text:span text:style-name="T362">”</text:span></text:p>
      <text:p text:style-name="P54"><text:s text:c="5"/><text:span text:style-name="T363">Eugene shook his head. “Well whatever y’all did to me it must have stuck.” He said, “</text:span><text:span text:style-name="T364">Is there a way to undo the procedure? To see if I really am this Austin fella you’re talking about?”</text:span></text:p>
      <text:p text:style-name="P56"><text:s text:c="5"/><text:span text:style-name="T365">The man nodded. “Sure, sure. We can do another session of hypnosis.”</text:span></text:p>
      <text:p text:style-name="P56"><text:s text:c="5"/><text:span text:style-name="T365">Eugene smiled. “Thanks, and you are?”</text:span></text:p>
      <text:p text:style-name="P56"><text:s text:c="5"/>“<text:span text:style-name="T365">Oh how terrible of me, where are my manners? I’m Jake.” </text:span><text:span text:style-name="T366">He shook Eugene’s hand.</text:span></text:p>
      <text:p text:style-name="P56"><text:s text:c="5"/><text:span text:style-name="T366">Walking down a corridor, Eugene felt like he was going into the depths of hell itself. There didn’t seem to be anything he could do but walk down the hallway. If he really was this Austin Sanders, he wanted to know for sure.</text:span></text:p>
      <text:p text:style-name="P56"><text:s text:c="5"/><text:span text:style-name="T367">Back in a lab they began the process.</text:span></text:p>
      <text:p text:style-name="P56"><text:s text:c="5"/><text:span text:style-name="T367">Eugene sat in a chair as they hooked up leads to him.</text:span></text:p>
      <text:p text:style-name="P56"><text:s text:c="5"/>“<text:span text:style-name="T367">You will remember who you are. You are Austin Sanders.” The technician said.</text:span></text:p>
      <text:p text:style-name="P56"><text:s text:c="5"/><text:span text:style-name="T367">Eugene sat there wondering when the hypnosis would take affect. </text:span><text:span text:style-name="T368">So far it was doing nothing. </text:span><text:span text:style-name="T369">An hour passed then two hours passed. Nothing was happening to Eugene.</text:span></text:p>
      <text:p text:style-name="P56"><text:s text:c="5"/><text:span text:style-name="T369">After six hours of hypnosis, the technician gave up. “There’s nothing we can do. He is brainwashed too deep.” He said.</text:span></text:p>
      <text:p text:style-name="P56"><text:soft-page-break/><text:s text:c="5"/><text:span text:style-name="T369">Jake frowned. He wanted his partner back. </text:span><text:span text:style-name="T370">It had been a long two years without his friend fighting crime along side him.</text:span></text:p>
      <text:p text:style-name="P56"><text:s text:c="5"/><text:span text:style-name="T371">Eugene headed for the door. “I’m sorry it didn’t work.” He said. “Maybe I’m not the man you think I am.”</text:span></text:p>
      <text:p text:style-name="P56"><text:s text:c="5"/><text:span text:style-name="T371">Jake shook his head. “No, it’s you. I can tell in the eyes and your smile. That mischievous smile of yours.”</text:span></text:p>
      <text:p text:style-name="P56"><text:s text:c="5"/><text:span text:style-name="T372">Eugene looked confused. Jake sure did know him rather well. “I’d best be going, have to get home.” He said. “I hope you find the man you’re looking for.”</text:span></text:p>
      <text:p text:style-name="P56"><text:s text:c="5"/><text:span text:style-name="T372">Jake nodded. “Thanks, I’m sure it’s you. But I can’t hold you here against your will.”</text:span></text:p>
      <text:p text:style-name="P56"><text:s text:c="5"/><text:span text:style-name="T372">Traveling home, Eugene wondered what Calypso would say about it all. </text:span><text:span text:style-name="T373">As the train passed his destination, Eugene looked around the empty car. Oh no, this can’t be happening he thought. No no no. The train was heading to the end of the line. Its day was done.</text:span></text:p>
      <text:p text:style-name="P56"><text:s text:c="5"/><text:span text:style-name="T373">Had Eugene fallen asleep? How did he miss his stop? Why did the train go right past it to begin with?</text:span></text:p>
      <text:p text:style-name="P56"><text:s text:c="5"/><text:span text:style-name="T373">As the train approached the end of the line, Eugene looked outside. It was as empty as empty can be. Of course there wouldn’t be anyone at the end of the line.</text:span></text:p>
      <text:p text:style-name="P56"><text:s text:c="5"/>“<text:span text:style-name="T373">End of the line.” A voice said over the PA system.</text:span></text:p>
      <text:p text:style-name="P56"><text:s text:c="5"/><text:span text:style-name="T373">Eugene stood up and walked to the door. As it opened he got off the train. Standing there, Eugene looked around. It was a ghost town. He began walking home.</text:span></text:p>
      <text:p text:style-name="P56"><text:s text:c="5"/><text:span text:style-name="T374">An hour later Eugene walked through the door of their living quarters. Calypso was seated on the couch. Looking up, she ran to him.</text:span></text:p>
      <text:p text:style-name="P56"><text:s text:c="5"/>“<text:span text:style-name="T374">Where have you been?”</text:span></text:p>
      <text:p text:style-name="P56"><text:soft-page-break/><text:s text:c="5"/><text:span text:style-name="T374">Eugene smiled. “The police station.” He said. He then told her about everything that had happened.</text:span></text:p>
      <text:p text:style-name="P56"><text:s text:c="5"/><text:span text:style-name="T375">Calypso sat with her mouth wide open. Talk about an adventure. Something to write home about as it were. She couldn’t believe it. But there he stood in front of her telling her everything that had gone on and it was the truth.</text:span></text:p>
      <text:p text:style-name="P56"><text:s text:c="5"/>“<text:span text:style-name="T376">That’s an incredible story.” Calypso said. “Do you really believe you’re this Austin fella?”</text:span></text:p>
      <text:p text:style-name="P56"><text:s text:c="5"/><text:span text:style-name="T376">Eugene shook his head, “I’m not sure.” He said, “</text:span><text:span text:style-name="T377">They made it sound so convincing when I spoke with the lawmen.”</text:span></text:p>
      <text:p text:style-name="P56"><text:s text:c="5"/><text:span text:style-name="T378">Maybe it had been a dream. Yes that was it, Eugene dreamed it all up. No, that couldn't be it because he witnessed the entire transaction. </text:span><text:span text:style-name="T379">He was there for the hypnosis and meeting Jake. It couldn’t have been a dream. Dreams usually end, if this was a dream it was still going on.</text:span></text:p>
      <text:p text:style-name="P56"><text:s text:c="5"/><text:span text:style-name="T379">Calypso caressed Eugene’s hand. “</text:span><text:span text:style-name="T380">It’ll be okay.” She said. “You aren’t this person they were looking for, it’s okay.”</text:span></text:p>
      <text:p text:style-name="P56"><text:s text:c="5"/><text:span text:style-name="T380">Eugene sat down next to Calypso and smiled. “Alright babe, if you say so.” He said.</text:span></text:p>
      <text:p text:style-name="P56"><text:s text:c="5"/><text:span text:style-name="T380">Calypso nodded. “Of course I do.” She put her arm around him and hugged him. “I’ve got you boo.”</text:span></text:p>
      <text:p text:style-name="P56"><text:s text:c="5"/><text:span text:style-name="T380">Eugene looked back to Calypso and said “I’ve got you too boo.”</text:span></text:p>
      <text:p text:style-name="P56"><text:s text:c="5"/>“<text:span text:style-name="T380">I know you do.”</text:span></text:p>
      <text:p text:style-name="P56"><text:s text:c="5"/><text:span text:style-name="T380">They sat there comforting each other into the late evening hours. Speaking yet not speaking to each other. Touching and not touching. They were simply there for each other.</text:span></text:p>
      <text:p text:style-name="P57"><text:s text:c="5"/><text:span text:style-name="T380">Eugene fell asleep in Calypso’s arms.</text:span></text:p>
      <text:p text:style-name="P58"><text:s text:c="5"/>She smiled.</text:p>
      <text:p text:style-name="P57"/>
      <text:p text:style-name="P58"><text:soft-page-break/>Chapter Thirty</text:p>
      <text:p text:style-name="P58"/>
      <text:p text:style-name="P58"><text:s text:c="5"/><text:span text:style-name="T381">The next morning Calypso tried her hand at cooking breakfast. Cereal it ended up being. She laughed at the thought of trying to actually cook breakfast. It was impossible for her to do. Cook that is. She was worse than Eugene.</text:span></text:p>
      <text:p text:style-name="P58"><text:s text:c="5"/>“<text:span text:style-name="T381">What’s this lovely spread?” Eugene asked.</text:span></text:p>
      <text:p text:style-name="P58"><text:s text:c="5"/><text:span text:style-name="T381">Calypso smiled. “It’s breakfast.” She said.</text:span></text:p>
      <text:p text:style-name="P58"><text:s text:c="5"/><text:span text:style-name="T382">Eugene laughed at the thought. “It’s a great attempt babe.” He said.</text:span></text:p>
      <text:p text:style-name="P58"><text:s text:c="5"/><text:span text:style-name="T382">Calypso grinned. “I thought so. Now eat up before you go to work. You have to have your energy when waiting tables and not watching the girls dance.” She winked at him.</text:span></text:p>
      <text:p text:style-name="P58"><text:s text:c="5"/><text:span text:style-name="T383">Eugene protested “I do not watch the working girls, only you.” He said.</text:span></text:p>
      <text:p text:style-name="P58"><text:s text:c="5"/>“<text:span text:style-name="T383">You’re jealous.” Calypso said. “It’s perfectly okay to admit it, you’re jealous of me.”</text:span></text:p>
      <text:p text:style-name="P58"><text:s text:c="5"/>“<text:span text:style-name="T383">Jealous?” Eugene put his hands on his hips. “How can I be jealous?”</text:span></text:p>
      <text:p text:style-name="P58"><text:s text:c="5"/>“<text:span text:style-name="T383">All those men having me dance for them.” Calypso said. “That’s what you’re jealous about.”</text:span></text:p>
      <text:p text:style-name="P58"><text:s text:c="5"/>“<text:span text:style-name="T384">I, we, I...I’m not jealous!” Eugene’s face flared up. He blushed bright red.</text:span></text:p>
      <text:p text:style-name="P58"><text:s text:c="5"/>“<text:span text:style-name="T384">Yep jealous.” Calypso said. </text:span><text:span text:style-name="T385">She laughed as she pressed Eugene’s hand to her chest. “I belong to you and you only.” She said.</text:span></text:p>
      <text:p text:style-name="P58"><text:s text:c="5"/>“<text:span text:style-name="T385">What I do for work is just that, work.” Calypso said.</text:span></text:p>
      <text:p text:style-name="P58"><text:s text:c="5"/><text:span text:style-name="T385">Eugene felt Calypso’s heart beating. He knew she was telling the truth.</text:span></text:p>
      <text:p text:style-name="P58"><text:s text:c="5"/>“<text:span text:style-name="T386">Alright.” Eugene said. He smiled at Calypso. “I trust you.”</text:span></text:p>
      <text:p text:style-name="P58"><text:soft-page-break/><text:s text:c="5"/><text:span text:style-name="T386">She let go of Eugene’s hand who let it rest on her bosom for a bit and then moved it. “I’d better be getting to work.” Eugene said.</text:span></text:p>
      <text:p text:style-name="P58"><text:s text:c="5"/><text:span text:style-name="T387">Calypso watched as Eugene got ready for work and headed out the door. She only wished she could have more time in the morning with him. It was always either her rushing out the door or he was. There wasn’t anything wrong about that, just that they didn’t have time together.</text:span></text:p>
      <text:p text:style-name="P58"><text:s text:c="5"/><text:span text:style-name="T388">It was a difficult place to be in. Sure they had their evenings, but some nights they were just too tired to connect and wanted to go to bed.</text:span></text:p>
      <text:p text:style-name="P58"><text:s text:c="5"/><text:span text:style-name="T389">Arriving at work, Eugene began waiting tables. He got orders for the kitchen and brought back food to hungry waiting customers. Sometimes he brought back drinks as well, even though it was early in the morning.</text:span></text:p>
      <text:p text:style-name="P58"><text:s text:c="5"/><text:span text:style-name="T389">Eugene enjoyed his job, it wasn’t like the bar in Overdone that was for sure. This place had a bit more class to it, and he didn’t have to leave his bionic arm at the door. </text:span><text:span text:style-name="T390">Sometimes you just had to be thankful for the little things in life.</text:span></text:p>
      <text:p text:style-name="P58"><text:s text:c="5"/><text:span text:style-name="T391">Calypso walked into the bar and began dancing for the customers. She glanced Eugene’s way and caught him looking at her. She shook her head </text:span><text:span text:style-name="T392">and smiled at him, pointing a finger.</text:span></text:p>
      <text:p text:style-name="P58"><text:s text:c="5"/><text:span text:style-name="T392">Eugene blushed. He would have to get used to his girlfriend dancing or else he wouldn’t have a job. He continued waiting tables.</text:span></text:p>
      <text:p text:style-name="P58"><text:s text:c="5"/><text:span text:style-name="T393">A whiskey here, a beer there. It was all for the tips. Which weren’t many. Eugene was sad about that part, tips </text:span><text:span text:style-name="T394">were</text:span><text:span text:style-name="T393"> what they lived off of </text:span><text:span text:style-name="T395">for the most part.</text:span></text:p>
      <text:p text:style-name="P58"><text:s text:c="5"/><text:span text:style-name="T396">As the day grew on, Calypso got more and more pushy clients who wanted her to dance for them and </text:span><text:soft-page-break/><text:span text:style-name="T396">only them. She tried to explain that she had to dance for the entire crowd, it wasn’t that kind of establishment. They got even more pushy with the explanation.</text:span></text:p>
      <text:p text:style-name="P58"><text:s text:c="5"/><text:span text:style-name="T396">Eugene walked up to one customer and was about to deck him, when he saw Calypso mouth the word “no” to him. He backed off.</text:span></text:p>
      <text:p text:style-name="P58"><text:s text:c="5"/><text:span text:style-name="T397">Later that night Calypso had to again comfort Eugene and tell him that work was just that, work. She was a big girl and could take care of herself. Either way it was just work.</text:span></text:p>
      <text:p text:style-name="P58"><text:s text:c="5"/><text:span text:style-name="T398">Eugene didn’t like the talks they had lately. He wanted to protect his girl at all costs. Especially when the mean customers came in. </text:span><text:span text:style-name="T399">Management didn’t do anything about the mean customers. They continued to allow them entrance. </text:span><text:span text:style-name="T400">That ticked Eugene off even more.</text:span></text:p>
      <text:p text:style-name="P58"><text:s text:c="5"/>“<text:span text:style-name="T400">Maybe you should look for work elsewhere.” Calypso offered. “That way you won’t get jealous about what happens to me.”</text:span></text:p>
      <text:p text:style-name="P58"><text:s text:c="5"/><text:span text:style-name="T400">They were sitting on the couch together, her hand was on his knee.</text:span></text:p>
      <text:p text:style-name="P58"><text:s text:c="5"/><text:span text:style-name="T401">Eugene thought about it for a moment and then nodded. Perhaps she was right. </text:span><text:span text:style-name="T402">He would tender his resignation in the morning and go from there. It would be hard to leave her at that place of employment, but he had to do what was best for them.</text:span></text:p>
      <text:p text:style-name="P58"><text:s text:c="5"/><text:span text:style-name="T402">They went to bed that night dreaming of the future, wondering how it would turn out for them. </text:span><text:span text:style-name="T403">Eugene tossed and turned while Calypso remained still. He had too many things on his mind, she had little to deal with.</text:span></text:p>
      <text:p text:style-name="P58"><text:s text:c="5"/><text:span text:style-name="T403">They were not happy.</text:span></text:p>
      <text:p text:style-name="P58"><text:s text:c="5"/><text:span text:style-name="T403">Indeed they were quite sad.</text:span></text:p>
      <text:p text:style-name="P58"><text:soft-page-break/><text:s text:c="5"/><text:span text:style-name="T403">Eugene wanted to protect his girlfriend, Calypso just wanted to make money without the possibility of getting fired. Each had their best interests at heart. They really did, Calypso just wished Eugene could see it.</text:span></text:p>
      <text:p text:style-name="P58"><text:s text:c="5"/><text:span text:style-name="T404">As Eugene slept, Calypso woke up and watched him. She could almost make out the words he was talking in his sleep. Eugene was a sleep talker for sure, just sometimes the words came out mumbled. For a second she thought she heard something.</text:span></text:p>
      <text:p text:style-name="P58"><text:s text:c="5"/>“<text:span text:style-name="T404">I Eugene, take thee Sharon for my wife…” Eugene whispered and then continued mumbling.</text:span></text:p>
      <text:p text:style-name="P58"><text:s text:c="5"/><text:span text:style-name="T404">Calypso blushed. </text:span><text:span text:style-name="T405">Eugene</text:span><text:span text:style-name="T404"> was planning on proposing to her. </text:span><text:span text:style-name="T405">She would have to pretend to be excited of course, and she wouldn’t know when it would happen. But she was going to be married one day and that made her more happy than anything in the world.</text:span></text:p>
      <text:p text:style-name="P58"><text:s text:c="5"/><text:span text:style-name="T406">Falling back asleep, Calypso dreamed of her wedding day. She was wearing all white, Eugene was dressed in a black tux. Dressed to the nine’s as they would say. She was so happy, they were so happy.</text:span></text:p>
      <text:p text:style-name="P58"><text:s text:c="5"/><text:span text:style-name="T406">Calypso wondered if the happiness would end. Such a tragic waste of a time if it did. She couldn’t handle it if the happiness ended and everything came crashing down all around them, like an earthquake.</text:span></text:p>
      <text:p text:style-name="P58"><text:s text:c="5"/><text:span text:style-name="T406">A real shame that would be.</text:span></text:p>
      <text:p text:style-name="P58"/>
      <text:p text:style-name="P59">Chapter Thirty-One</text:p>
      <text:p text:style-name="P59"/>
      <text:p text:style-name="P59"><text:s text:c="5"/><text:span text:style-name="T407">Calypso sat at the bar. It was her break. She looked to the bartender and smiled. “Joe,” she asked, “Do you believe in love at first sight?”</text:span></text:p>
      <text:p text:style-name="P59"><text:s text:c="5"/><text:span text:style-name="T407">Joe looked at her and smiled. “I’m flattered miss, but I’m already married.”</text:span></text:p>
      <text:p text:style-name="P59"><text:soft-page-break/><text:s text:c="5"/>“<text:span text:style-name="T407">No Joe, I’m not asking about me. I’m asking in general do you believe in love at first sight?”</text:span></text:p>
      <text:p text:style-name="P59"><text:s text:c="5"/><text:span text:style-name="T407">Joe nodded slowly. “Yes I do.” He said. “That’s how I met my wife. I loved her from the first time I laid eyes on her.”</text:span></text:p>
      <text:p text:style-name="P59"><text:s text:c="5"/><text:span text:style-name="T408">Calypso smiled. “Good.” She said, “So do I. That’s how I met my boyfriend. We were assigned together on a case, and things just grew from there.”</text:span></text:p>
      <text:p text:style-name="P59"><text:s text:c="5"/><text:span text:style-name="T408">Joe raised an eyebrow. “A case you say? Were you a lawman?”</text:span></text:p>
      <text:p text:style-name="P59"><text:s text:c="5"/><text:span text:style-name="T408">Calypso nodded. “Yeah, but don’t tell anyone okay? I’d like to keep it on the down low.”</text:span></text:p>
      <text:p text:style-name="P59"><text:s text:c="5"/><text:span text:style-name="T408">Joe nodded. “Oh you know me, I can keep a secret.” He said, “What kind of bartender would I be if I couldn’t?” He smiled at Calypso.</text:span></text:p>
      <text:p text:style-name="P59"><text:s text:c="5"/><text:span text:style-name="T408">Calypso laughed. He had a point.</text:span></text:p>
      <text:p text:style-name="P59"><text:s text:c="5"/><text:span text:style-name="T408">Turning around, she surveyed the room. The usual's were there. Loud Mike over in the corner, Shy McGee in the other corner avoiding people. Then there were the crew. She called them the crew because they always rode into town together and rode out together on their bikes.</text:span></text:p>
      <text:p text:style-name="P59"><text:s text:c="5"/><text:span text:style-name="T408">There was something to be said about traveling that way, in a pack. Like days of old. Way back to the twentieth century.</text:span></text:p>
      <text:p text:style-name="P59"><text:s text:c="5"/><text:span text:style-name="T408">Calypso admired them. Sure they could be rowdy at times but who wasn’t when it was the weekend?</text:span></text:p>
      <text:p text:style-name="P59"><text:s text:c="5"/><text:span text:style-name="T408">Life was odd that way, but in a good way it was strange. Calypso wanted it all to be happy roses and peaches and butterflies, but that’s not always what happened and she had to be on her best guard for it.</text:span></text:p>
      <text:p text:style-name="P59"><text:s text:c="5"/><text:span text:style-name="T408">She promised that work was work, and that’s all it was. Even when those rowdy bikers came in, it was just work.</text:span></text:p>
      <text:p text:style-name="P59"><text:soft-page-break/><text:s text:c="5"/><text:span text:style-name="T409">Eugene boarded the train towards an office building. He hoped to be hired that day and begin work the next day, a week at most. But he really wanted to get moving quickly.</text:span></text:p>
      <text:p text:style-name="P59"><text:s text:c="5"/><text:span text:style-name="T410">Having a career was something important to Eugene. He wanted to have a career as long as he could remember. It was something his father had, something his mother had, something he had to fight for and work for. It wouldn’t just come and drop in his lap.</text:span></text:p>
      <text:p text:style-name="P59"><text:s text:c="5"/><text:span text:style-name="T411">Eugene was wearing a suit he had brought with his last credits. The suit was black with a white button down shirt and a black tie. His shoes were polished and shiny. Eugene was ready for this job interview.</text:span></text:p>
      <text:p text:style-name="P59"><text:s text:c="5"/><text:span text:style-name="T411">Walking into the office building, Eugene smiled at the receptionist.</text:span></text:p>
      <text:p text:style-name="P59"><text:s text:c="5"/>“<text:span text:style-name="T411">Good morning.” He said.</text:span></text:p>
      <text:p text:style-name="P59"><text:s text:c="5"/>“<text:span text:style-name="T411">Good morning.” The receptionist said in response.</text:span></text:p>
      <text:p text:style-name="P59"><text:s text:c="5"/>“<text:span text:style-name="T411">I have a meeting with Mister Goodwill.” Eugene said. “I appear to have arrived a little early.”</text:span></text:p>
      <text:p text:style-name="P59"><text:s text:c="5"/><text:span text:style-name="T411">The receptionist smiled. “That’s okay, Mister Goodwill likes it when his employees are early. Come, I’ll show you in.”</text:span></text:p>
      <text:p text:style-name="P59"><text:s text:c="5"/><text:span text:style-name="T411">Eugene followed her to a conference room where an elderly man was seated behind a table.</text:span></text:p>
      <text:p text:style-name="P59"><text:s text:c="5"/>“<text:span text:style-name="T411">This is your ten o’clock.” the receptionist said.</text:span></text:p>
      <text:p text:style-name="P59"><text:s text:c="5"/><text:span text:style-name="T411">Mister Goodwill checked his watch. “It’s nine forty-five. You’re early. I like that.” He said.</text:span></text:p>
      <text:p text:style-name="P59"><text:s text:c="5"/><text:span text:style-name="T411">Eugene nodded. “Yes sir, </text:span><text:span text:style-name="T412">so I’ve heard</text:span><text:span text:style-name="T411">.”</text:span></text:p>
      <text:p text:style-name="P59"><text:s text:c="5"/>“<text:span text:style-name="T413">What else have you heard about me?” Goodwill asked.</text:span></text:p>
      <text:p text:style-name="P59"><text:s text:c="5"/><text:span text:style-name="T413">Eugene nodded, right the “who am I” question. He smiled. “Not much I’m afraid.”</text:span></text:p>
      <text:p text:style-name="P59"><text:soft-page-break/><text:s text:c="5"/><text:span text:style-name="T413">Mister Goodwill nodded. “Good.” He laughed. “I don’t want things being said about me that aren’t true.”</text:span></text:p>
      <text:p text:style-name="P59"><text:s text:c="5"/>“<text:span text:style-name="T414">Well I can guarantee I’ve not said anything about you.” Eugene said.</text:span></text:p>
      <text:p text:style-name="P59"><text:s text:c="5"/><text:span text:style-name="T414">Mister Goodwill laughed again. “Also good. So tell me why do you want to work for the train system?”</text:span></text:p>
      <text:p text:style-name="P59"><text:s text:c="5"/><text:span text:style-name="T414">Eugene smiled, he could appreciate someone who wanted answers right away. “I need a job, and I figured I’d be a pretty good candidate for your company sir.” He said.</text:span></text:p>
      <text:p text:style-name="P59"><text:s text:c="5"/>“<text:span text:style-name="T414">Nonsense with the sir stuff kid.” Mister Goodwill said.</text:span></text:p>
      <text:p text:style-name="P59"><text:s text:c="5"/>“<text:span text:style-name="T414">Well Mister Goodwill, I enjoy trains a lot. I’ve been on the subway under the water in San Francisco and they’ve always amused me.” Eugene said.</text:span></text:p>
      <text:p text:style-name="P59"><text:s text:c="5"/>“<text:span text:style-name="T414">And now you want to give your shot at one in space, is that it?” Mister Goodwill prodded.</text:span></text:p>
      <text:p text:style-name="P59"><text:s text:c="5"/><text:span text:style-name="T414">Eugene nodded. “Yes Mister Goodwill that’s correct.”</text:span></text:p>
      <text:p text:style-name="P59"><text:s text:c="5"/>“<text:span text:style-name="T414">I thank you for your honesty and candor.” Mister Goodwill said. “It’s not everyday that someone like you comes through those doors. You’re hired.”</text:span></text:p>
      <text:p text:style-name="P59"><text:s text:c="5"/><text:span text:style-name="T415">Eugene walked up to shake Mister Goodwill’s hand. “Thank you so much Mister Goodwill.” He said.</text:span></text:p>
      <text:p text:style-name="P59"><text:s text:c="5"/><text:span text:style-name="T415">Goodwill smiled. He was typically a good judge of character. It was like he had a sixth sense about </text:span><text:span text:style-name="T416">people.</text:span></text:p>
      <text:p text:style-name="P59"><text:s text:c="5"/><text:span text:style-name="T417">As Eugene walked out of the office, he was happy like a kid who got a new toy for Christmas. He couldn’t wait to tell Calypso about it all. He was so excited.</text:span></text:p>
      <text:p text:style-name="P59"><text:s text:c="5"/><text:span text:style-name="T417">Reaching home, Eugene rushed into Calypso’s arms and embraced her. He kissed her.</text:span></text:p>
      <text:p text:style-name="P59"><text:soft-page-break/><text:s text:c="5"/>“<text:span text:style-name="T417">I have had the most wonderful day.” He said.</text:span></text:p>
      <text:p text:style-name="P59"><text:s text:c="5"/><text:span text:style-name="T417">Calypso nodded. “I can tell.” She said.</text:span></text:p>
      <text:p text:style-name="P59"><text:s text:c="5"/><text:span text:style-name="T417">Eugene paused, something was wrong. Why was she home during the middle of the day? “Calypso...what happened?”</text:span></text:p>
      <text:p text:style-name="P59"><text:s text:c="5"/>“<text:span text:style-name="T417">I got fired.” She said. “</text:span><text:span text:style-name="T418">For slapping a customer.”</text:span></text:p>
      <text:p text:style-name="P59"><text:s text:c="5"/><text:span text:style-name="T418">Eugene looked at Calypso, “You slapped someone?” He asked.</text:span></text:p>
      <text:p text:style-name="P59"><text:s text:c="5"/><text:span text:style-name="T418">She nodded confirmation. “Yeah that’s what I said. Someone was getting a little too fresh with me and so I took my anger out on them.”</text:span></text:p>
      <text:p text:style-name="P59"><text:s text:c="5"/><text:span text:style-name="T418">Eugene went in for a high five.</text:span></text:p>
      <text:p text:style-name="P59"><text:s text:c="5"/><text:span text:style-name="T418">Calypso returned the high five. “Not the reaction I was expecting. So how did your interview go?”</text:span></text:p>
      <text:p text:style-name="P59"><text:s text:c="5"/>“<text:span text:style-name="T418">It went great! I got the job!” Eugene said.</text:span></text:p>
      <text:p text:style-name="P59"><text:s text:c="5"/>“<text:span text:style-name="T418">That’s great babe!” Calypso said relieved that they still had some kind of stable income coming in after her mishap at work. It wasn’t everyday that she got after someone for being fresh and the day she decided to, it just so happened to be an important political figure </text:span><text:span text:style-name="T419">visiting from out of town.</text:span></text:p>
      <text:p text:style-name="P60"><text:s text:c="5"/><text:span text:style-name="T420">Always with the political figures, who think they deserve anything they can get. Whatever it was, that was in the past. Calypso laughed at the great news Eugene had brought home to her.</text:span></text:p>
      <text:p text:style-name="P61"><text:s text:c="5"/>She was happy for him.</text:p>
      <text:p text:style-name="P60"/>
      <text:p text:style-name="P61">Chapter Thirty-Two</text:p>
      <text:p text:style-name="P61"/>
      <text:p text:style-name="P61"><text:s text:c="5"/><text:span text:style-name="T421">The following morning, Eugene got ready for work and showed up on time at the train station. He was to shadow one of the conductors that day.</text:span></text:p>
      <text:p text:style-name="P61"><text:s text:c="5"/><text:span text:style-name="T421">Upon entering the train’s main control station, Eugene took a look around. It was a replica of an actual train. Sure none of the dials or knobs worked </text:span><text:soft-page-break/><text:span text:style-name="T421">as it was all controlled by computer, but the atmosphere alone was compelling.</text:span></text:p>
      <text:p text:style-name="P61"><text:s text:c="5"/><text:span text:style-name="T421">Eugene looked at the train whistle and was tempted to pull it. His boss looked at him and smiled.</text:span></text:p>
      <text:p text:style-name="P61"><text:s text:c="5"/>“<text:span text:style-name="T421">Go ahead, give her a pull. Not everything is just for looks in here.”</text:span></text:p>
      <text:p text:style-name="P61"><text:s text:c="5"/><text:span text:style-name="T421">Eugene pulled on the whistle and it let out an authentic sounding train whistle. What an actual train whistle would sound like back in the 1800s.</text:span></text:p>
      <text:p text:style-name="P61"><text:s text:c="5"/>“<text:span text:style-name="T421">Here I thought the Moon was the only place that captured 1800 aesthetics.” Eugene said.</text:span></text:p>
      <text:p text:style-name="P61"><text:s text:c="5"/>“<text:span text:style-name="T421">The Moon, yes they sure do love their aesthetics don’t they.” The boss said. “But we have the real thing here in this train.”</text:span></text:p>
      <text:p text:style-name="P61"><text:s text:c="5"/><text:span text:style-name="T422">Eugene smiled at the thought. </text:span><text:span text:style-name="T423">As a boy he loved playing with model trains. </text:span><text:span text:style-name="T424">Eugene always imagined being a conductor on a train. Now he was. </text:span><text:span text:style-name="T425">This was actually happening.</text:span></text:p>
      <text:p text:style-name="P61"><text:s text:c="5"/><text:span text:style-name="T425">After driving a train all day, Eugene felt he had a new outlook on life. A new perspective as it were. The excitement was there as well as the exhilaration of going fast. People wanted to get to their appointments on time </text:span><text:span text:style-name="T426">and he was just the man to make that happen.</text:span></text:p>
      <text:p text:style-name="P61"><text:s text:c="5"/><text:span text:style-name="T429">Nearing the end of the day, Eugene was about to put the train back at the facility for tomorrow’s run when he noticed a passenger asleep in car four. Making his way to car four, Eugene roused the passenger and told them it was the end of the line. </text:span><text:span text:style-name="T430">She</text:span><text:span text:style-name="T429"> gratefully got up and left.</text:span></text:p>
      <text:p text:style-name="P61"><text:s text:c="5"/><text:span text:style-name="T430">Eugene shook his head. Passengers falling asleep on the train was one thing, having to wake them up was another.</text:span></text:p>
      <text:p text:style-name="P61"><text:s text:c="5"/><text:span text:style-name="T431">Walking off the train and locking it up, Eugene smiled at his first day of work. Things were looking </text:span><text:soft-page-break/><text:span text:style-name="T431">brighter for him and Calypso. At least things felt like they were getting brighter. He couldn’t tell for certain. </text:span><text:span text:style-name="T432">Heading home, Eugene felt lighter than air.</text:span></text:p>
      <text:p text:style-name="P61"><text:s text:c="5"/><text:span text:style-name="T433">Walking in the front door of his home, Eugene could sense there was something wrong. “Calypso?” He called out. There was no answer.</text:span></text:p>
      <text:p text:style-name="P61"><text:s text:c="5"/><text:span text:style-name="T433">Where there should be the voice of his girlfriend, there was nothing. Only silence.</text:span></text:p>
      <text:p text:style-name="P61"><text:s text:c="5"/><text:span text:style-name="T434">The hairs on the back of Eugene’s neck stood up. Something was terribly wrong.</text:span></text:p>
      <text:p text:style-name="P61"><text:s text:c="5"/><text:span text:style-name="T434">Walking around the apartment, he looked for her. In the bedroom, the bathroom, the kitchen, the living room, even a closet. He couldn’t find </text:span><text:span text:style-name="T435">Calypso</text:span><text:span text:style-name="T434"> anywhere.</text:span></text:p>
      <text:p text:style-name="P61"><text:s text:c="5"/><text:span text:style-name="T436">Panic sunk in. Complete fear had Eugene by the throat. There was nothing he could do about it. He sat down on the couch. Decided to wait it out for a little bit, see if she would come home after a short while. So there he sat, waiting.</text:span></text:p>
      <text:p text:style-name="P61"><text:s text:c="5"/><text:span text:style-name="T437">There had to be a rational explanation for her absence. Eugene thought. People just didn’t go missing. </text:span><text:span text:style-name="T438">Eugene</text:span><text:span text:style-name="T437"> gasped at the thought. Had she gone missing? He didn’t want that to be the case.</text:span></text:p>
      <text:p text:style-name="P61"><text:s text:c="5"/><text:span text:style-name="T439">There had to be a reason for her to be gone. He kept reminding himself over and over again. </text:span><text:span text:style-name="T440">Calypso wasn’t one to simply up and leave. That wasn’t her nature at all.</text:span></text:p>
      <text:p text:style-name="P61"><text:s text:c="5"/><text:span text:style-name="T441">Eugene must have sat for what felt like hours. He simply waited for Calypso to return home. Into the late evening hours he waited for her. Tried calling her on his communications device over and over, there was no answer.</text:span></text:p>
      <text:p text:style-name="P61"><text:s text:c="5"/><text:span text:style-name="T442">Around midnight, the door to their apartment opened. Calypso returned home. She looked around, looked as Eugene ran up to her and embraced her </text:span><text:soft-page-break/><text:span text:style-name="T442">tightly. She hugged him back. It was a long hug, a lasting hug.</text:span></text:p>
      <text:p text:style-name="P61"><text:s text:c="5"/>“<text:span text:style-name="T442">Where have you been?” Eugene asked. “I’ve been worried.”</text:span></text:p>
      <text:p text:style-name="P61"><text:s text:c="5"/><text:span text:style-name="T442">Calypso smiled “I’m fine.” She said, “I was out looking for work. I guess I lost track of time.”</text:span></text:p>
      <text:p text:style-name="P61"><text:s text:c="5"/><text:span text:style-name="T442">Eugene let his heart catch up with his mind. She was home and safe, that’s really all which mattered now. </text:span><text:span text:style-name="T443">He wondered what kind of work Calypso had been looking for. Something that would keep her out that late couldn’t be good. He’d let it slide for now, Eugene didn’t want to cause a scene or start a fight.</text:span></text:p>
      <text:p text:style-name="P61"><text:s text:c="5"/><text:span text:style-name="T444">Going to bed, Eugene couldn’t help shake the thought that Calypso was out so late. What if something had happened to her? He knew she could carry herself, but the what ifs were mounting. </text:span><text:span text:style-name="T445">Here they were in a city they barely knew on a moon they didn’t know at all, what would become of them?</text:span></text:p>
      <text:p text:style-name="P61"><text:s text:c="5"/><text:span text:style-name="T446">Looking out the window, Eugene watched as a train went past. He wasn’t aware trains ran that late. Something to investigate in the morning maybe. There were a lot of things he wasn’t aware of in this new city. </text:span><text:span text:style-name="T447">Luckily they didn’t have a curfew in place. </text:span><text:span text:style-name="T448">Crime seemed to be on the low, which was a good thing.</text:span></text:p>
      <text:p text:style-name="P61"><text:s text:c="5"/><text:span text:style-name="T449">Staring at the ceiling, Eugene wondered what the next day would bring. Would Calypso return home late after another day of job hunting? He just wasn’t sure, and what if she did? What of it then?</text:span></text:p>
      <text:p text:style-name="P61"><text:s text:c="5"/><text:span text:style-name="T449">Tossing back and forth, Eugene tried to get some sleep. </text:span><text:span text:style-name="T450">Sleep wouldn’t come easily for him that night though, it would tease him and make him wish he could fall asleep but it wouldn’t come for him.</text:span></text:p>
      <text:p text:style-name="P61"><text:s text:c="5"/><text:span text:style-name="T450">Eugene thought about all of the different ways he could advance his career. Being a train driver was </text:span><text:soft-page-break/><text:span text:style-name="T450">one thing, but climbing up the corporate ladder was something completely different. Something he wanted to do in the long run. </text:span><text:span text:style-name="T451">No one wanted to be a train driver for the rest of their lives.</text:span></text:p>
      <text:p text:style-name="P61"><text:s text:c="5"/><text:span text:style-name="T452">Looking over at Calypso, Eugene smiled. She was perfect.</text:span></text:p>
      <text:p text:style-name="P61"/>
      <text:p text:style-name="P62">Chapter Thirty-Three</text:p>
      <text:p text:style-name="P62"/>
      <text:p text:style-name="P62"><text:s text:c="5"/><text:span text:style-name="T453">The next morning by the time Eugene woke up Calypso was gone. She had left a note for him upon waking.</text:span></text:p>
      <text:p text:style-name="P62"/>
      <text:p text:style-name="P63">E,</text:p>
      <text:p text:style-name="P63"/>
      <text:p text:style-name="P63"><text:s text:c="5"/>Ran into town to go window shopping, will be back later.</text:p>
      <text:p text:style-name="P63"/>
      <text:p text:style-name="P63">C</text:p>
      <text:p text:style-name="P63"/>
      <text:p text:style-name="P63"><text:s text:c="5"/>Eugene smiled at the thought. Window shopping never really was shopping with ones eyes. It all had to do with looking and then resisting to touch the merchandise. Finally if you still had the resolve, you would walk out of the store without purchasing anything.</text:p>
      <text:p text:style-name="P63"><text:s text:c="5"/><text:span text:style-name="T454">He wished he had known about her intentions to window shop, he would have gone into town with her. Oh well, Eugene had the day off and he was planning on spending it wisely by doing nothing.</text:span></text:p>
      <text:p text:style-name="P63"><text:s text:c="5"/><text:span text:style-name="T455">Looking around the apartment, Eugene decided to do some light cleaning. </text:span><text:span text:style-name="T456">Calypso wouldn’t mind he figured, who ever minded someone cleaning house?</text:span></text:p>
      <text:p text:style-name="P63"><text:s text:c="5"/><text:span text:style-name="T456">Starting on the dishes, Eugene whistled to himself. He didn’t mind doing dishes, it wasn’t everyone’s cup </text:span><text:soft-page-break/><text:span text:style-name="T456">of tea but he didn’t mind it at all. It was nice to be able to keep up on something </text:span><text:span text:style-name="T457">he had control over. </text:span><text:span text:style-name="T458">Control wasn’t everything in life, but it was nice to be able to have control over some things in lif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488</meta:editing-cycles>
    <meta:generator>LibreOffice/7.4.2.3$Windows_X86_64 LibreOffice_project/382eef1f22670f7f4118c8c2dd222ec7ad009daf</meta:generator>
    <dc:date>2022-11-14T13:58:25.769000000</dc:date>
    <meta:editing-duration>P1DT44M37S</meta:editing-duration>
    <meta:document-statistic meta:table-count="0" meta:image-count="0" meta:object-count="0" meta:page-count="129" meta:paragraph-count="1433" meta:word-count="34205" meta:character-count="192311" meta:non-whitespace-character-count="152542"/>
  </office:meta>
</office:document-meta>
</file>